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ackground-color="#ff950e" fo:border="0.06pt solid #000000"/>
    </style:style>
    <style:style style:name="ce18" style:family="table-cell" style:parent-style-name="Default" style:data-style-name="N122">
      <style:table-cell-properties fo:background-color="#cc0000" fo:border="0.06pt solid #000000"/>
    </style:style>
    <style:style style:name="ce19" style:family="table-cell" style:parent-style-name="Default">
      <style:text-properties style:font-name="Liberation Sans" style:font-name-asian="WenQuanYi Zen Hei Sharp" style:font-name-complex="Lohit Devanagari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fo:background-color="#ff950e" fo:border="0.06pt solid #000000"/>
    </style:style>
    <style:style style:name="ce22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122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ffff00"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5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125"/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cc00"/>
    </style:style>
    <style:style style:name="ce40" style:family="table-cell" style:parent-style-name="Default">
      <style:table-cell-properties fo:background-color="#cc0000"/>
    </style:style>
    <style:style style:name="ce41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6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927.099329601401" calcext:value-type="float">
            <text:p>927.0993296014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927.099329601401" calcext:value-type="float">
            <text:p>9.270993E+002</text:p>
          </table:table-cell>
          <table:table-cell/>
          <table:table-cell table:style-name="ce15" office:value-type="float" office:value="927.099329601416" calcext:value-type="float">
            <text:p>927.0993296014</text:p>
          </table:table-cell>
          <table:table-cell/>
          <table:table-cell table:formula="of:=[.F1]/[.H1]" office:value-type="float" office:value="0.999999999999984" calcext:value-type="float">
            <text:p>1</text:p>
          </table:table-cell>
          <table:table-cell table:formula="of:=[.H1]-[.F1]" office:value-type="float" office:value="0.0000000000145519152283669" calcext:value-type="float">
            <text:p>1.45519152283669E-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343.01218359301" calcext:value-type="float">
            <text:p>3343.012183593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343.01218359301" calcext:value-type="float">
            <text:p>3.343012E+003</text:p>
          </table:table-cell>
          <table:table-cell/>
          <table:table-cell table:style-name="ce15" office:value-type="float" office:value="3343.01218359301" calcext:value-type="float">
            <text:p>3343.012183593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331.69530051034" calcext:value-type="float">
            <text:p>1331.6953005103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331.69530051034" calcext:value-type="float">
            <text:p>1.331695E+003</text:p>
          </table:table-cell>
          <table:table-cell/>
          <table:table-cell table:style-name="ce15" office:value-type="float" office:value="1331.69530051034" calcext:value-type="float">
            <text:p>1331.6953005103</text:p>
          </table:table-cell>
          <table:table-cell/>
          <table:table-cell table:formula="of:=[.F3]/[.H3]" office:value-type="float" office:value="0.999999999999996" calcext:value-type="float">
            <text:p>1</text:p>
          </table:table-cell>
          <table:table-cell table:formula="of:=[.H3]-[.F3]" office:value-type="float" office:value="0.00000000000500222085975111" calcext:value-type="float">
            <text:p>5.00222085975111E-012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36952703573073" calcext:value-type="float">
            <text:p>-0.2369527036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36952703573073" calcext:value-type="float">
            <text:p>-2.369527E-001</text:p>
          </table:table-cell>
          <table:table-cell/>
          <table:table-cell table:style-name="ce15" office:value-type="float" office:value="-0.236952703573072" calcext:value-type="float">
            <text:p>-0.2369527036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57128004821473" calcext:value-type="float">
            <text:p>0.0657128005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57128004821473" calcext:value-type="float">
            <text:p>6.571280E-002</text:p>
          </table:table-cell>
          <table:table-cell/>
          <table:table-cell table:style-name="ce15" office:value-type="float" office:value="0.0657128004821484" calcext:value-type="float">
            <text:p>0.0657128005</text:p>
          </table:table-cell>
          <table:table-cell/>
          <table:table-cell table:formula="of:=[.F5]/[.H5]" office:value-type="float" office:value="0.999999999999984" calcext:value-type="float">
            <text:p>1</text:p>
          </table:table-cell>
          <table:table-cell table:formula="of:=[.H5]-[.F5]" office:value-type="float" office:value="1.06858966120171E-015" calcext:value-type="float">
            <text:p>1.06858966120171E-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320" calcext:value-type="float">
            <text:p>320</text:p>
          </table:table-cell>
          <table:table-cell table:formula="of:=[.P5]" office:value-type="float" office:value="320" calcext:value-type="float">
            <text:p>320</text:p>
          </table:table-cell>
          <table:table-cell table:formula="of:=[.O5]*[.P5]" office:value-type="float" office:value="-30.7774349844102" calcext:value-type="float">
            <text:p>-30.77743498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0" office:value-type="float" office:value="0.001413771036602" calcext:value-type="float">
            <text:p>1.41E-003</text:p>
          </table:table-cell>
          <table:table-cell table:formula="of:=[.P5]*[.Q6]" office:value-type="float" office:value="102400" calcext:value-type="float">
            <text:p>102400</text:p>
          </table:table-cell>
          <table:table-cell table:formula="of:=[.Q5]" office:value-type="float" office:value="320" calcext:value-type="float">
            <text:p>320</text:p>
          </table:table-cell>
          <table:table-cell table:formula="of:=[.O6]*[.P6]" office:value-type="float" office:value="144.770154148045" calcext:value-type="float">
            <text:p>144.7701541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5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office:value-type="float" office:value="-0.0000960350453694029" calcext:value-type="float">
            <text:p>-9.60E-005</text:p>
          </table:table-cell>
          <table:table-cell table:formula="of:=[.P6]*[.Q7]" office:value-type="float" office:value="32768000" calcext:value-type="float">
            <text:p>32768000</text:p>
          </table:table-cell>
          <table:table-cell table:formula="of:=[.Q6]" office:value-type="float" office:value="320" calcext:value-type="float">
            <text:p>320</text:p>
          </table:table-cell>
          <table:table-cell table:formula="of:=[.O7]*[.P7]" office:value-type="float" office:value="-3146.87636666459" calcext:value-type="float">
            <text:p>-3146.87636666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3808656" calcext:value-type="float">
            <text:p>1380865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3808656" calcext:value-type="float">
            <text:p>1.380866E+007</text:p>
          </table:table-cell>
          <table:table-cell/>
          <table:table-cell table:style-name="ce15" office:value-type="float" office:value="13808656" calcext:value-type="float">
            <text:p>13808656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office:value-type="float" office:value="0.00000227292317746556" calcext:value-type="float">
            <text:p>2.27E-006</text:p>
          </table:table-cell>
          <table:table-cell table:formula="of:=[.P7]*[.Q8]" office:value-type="float" office:value="10485760000" calcext:value-type="float">
            <text:p>10485760000</text:p>
          </table:table-cell>
          <table:table-cell table:formula="of:=[.Q7]" office:value-type="float" office:value="320" calcext:value-type="float">
            <text:p>320</text:p>
          </table:table-cell>
          <table:table-cell table:formula="of:=[.O8]*[.P8]" office:value-type="float" office:value="23833.3269373413" calcext:value-type="float">
            <text:p>23833.32693734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51312965696" calcext:value-type="float">
            <text:p>51312965696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51312965696" calcext:value-type="float">
            <text:p>5.131297E+010</text:p>
          </table:table-cell>
          <table:table-cell/>
          <table:table-cell table:style-name="ce15" office:value-type="float" office:value="51312965696" calcext:value-type="float">
            <text:p>51312965696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office:value-type="float" office:value="-0.0000000288377581462215" calcext:value-type="float">
            <text:p>-2.88E-008</text:p>
          </table:table-cell>
          <table:table-cell table:formula="of:=[.P8]*[.Q9]" office:value-type="float" office:value="3355443200000" calcext:value-type="float">
            <text:p>3355443200000</text:p>
          </table:table-cell>
          <table:table-cell table:formula="of:=[.Q8]" office:value-type="float" office:value="320" calcext:value-type="float">
            <text:p>320</text:p>
          </table:table-cell>
          <table:table-cell table:formula="of:=[.O9]*[.P9]" office:value-type="float" office:value="-96763.4594749835" calcext:value-type="float">
            <text:p>-96763.4594749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office:value-type="float" office:value="0.000000000214591217724771" calcext:value-type="float">
            <text:p>2.15E-010</text:p>
          </table:table-cell>
          <table:table-cell table:formula="of:=[.P9]*[.Q10]" office:value-type="float" office:value="1.073741824E+015" calcext:value-type="float">
            <text:p>1073741824000000</text:p>
          </table:table-cell>
          <table:table-cell table:formula="of:=[.Q9]" office:value-type="float" office:value="320" calcext:value-type="float">
            <text:p>320</text:p>
          </table:table-cell>
          <table:table-cell table:formula="of:=[.O10]*[.P10]" office:value-type="float" office:value="230415.565534177" calcext:value-type="float">
            <text:p>230415.56553417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5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1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office:value-type="float" office:value="-0.000000000000962025850440953" calcext:value-type="float">
            <text:p>-9.62E-013</text:p>
          </table:table-cell>
          <table:table-cell table:formula="of:=[.P10]*[.Q11]" office:value-type="float" office:value="3.4359738368E+017" calcext:value-type="float">
            <text:p>343597383680000000</text:p>
          </table:table-cell>
          <table:table-cell table:formula="of:=[.Q10]" office:value-type="float" office:value="320" calcext:value-type="float">
            <text:p>320</text:p>
          </table:table-cell>
          <table:table-cell table:formula="of:=[.O11]*[.P11]" office:value-type="float" office:value="-330549.565244038" calcext:value-type="float">
            <text:p>-330549.5652440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5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2.55880921611952E-015" calcext:value-type="float">
            <text:p>2.56E-015</text:p>
          </table:table-cell>
          <table:table-cell table:formula="of:=[.P11]*[.Q12]" office:value-type="float" office:value="1.099511627776E+020" calcext:value-type="float">
            <text:p>109951162777600000000</text:p>
          </table:table-cell>
          <table:table-cell table:formula="of:=[.Q11]" office:value-type="float" office:value="320" calcext:value-type="float">
            <text:p>320</text:p>
          </table:table-cell>
          <table:table-cell table:formula="of:=[.O12]*[.P12]" office:value-type="float" office:value="281344.04863838" calcext:value-type="float">
            <text:p>281344.0486383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1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3.5184372088832E+022" calcext:value-type="float">
            <text:p>35184372088832000000000</text:p>
          </table:table-cell>
          <table:table-cell table:style-name="ce1" table:formula="of:=[.Q12]" office:value-type="float" office:value="320" calcext:value-type="float">
            <text:p>320</text:p>
          </table:table-cell>
          <table:table-cell table:style-name="ce1" table:formula="of:=[.O13]*[.P13]" office:value-type="float" office:value="-131030.784849337" calcext:value-type="float">
            <text:p>-131030.784849337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5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1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2.28744710937326E-021" calcext:value-type="float">
            <text:p>2.29E-021</text:p>
          </table:table-cell>
          <table:table-cell table:formula="of:=[.P13]*[.Q14]" office:value-type="float" office:value="1.12589990684262E+025" calcext:value-type="float">
            <text:p>11258999068426200000000000</text:p>
          </table:table-cell>
          <table:table-cell table:formula="of:=[.Q13]" office:value-type="float" office:value="320" calcext:value-type="float">
            <text:p>320</text:p>
          </table:table-cell>
          <table:table-cell table:formula="of:=[.O14]*[.P14]" office:value-type="float" office:value="25754.3648735078" calcext:value-type="float">
            <text:p>25754.36487350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33.5593522175077" calcext:value-type="float">
            <text:p>-33.5593522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6]/[.H16]" office:value-type="string" office:string-value="" calcext:value-type="error">
            <text:p>#DIV/0!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formula="of:=[.D18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2035243.6265987" calcext:value-type="float">
            <text:p>12035243.6265987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2035243.6265987" calcext:value-type="float">
            <text:p>1.203524E+007</text:p>
          </table:table-cell>
          <table:table-cell/>
          <table:table-cell table:style-name="ce15" office:value-type="float" office:value="12035243.6265987" calcext:value-type="float">
            <text:p>12035243.6265987</text:p>
          </table:table-cell>
          <table:table-cell/>
          <table:table-cell table:formula="of:=[.F19]/[.H19]" office:value-type="float" office:value="0.999999999999999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716" calcext:value-type="float">
            <text:p>3716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716" calcext:value-type="float">
            <text:p>3.716000E+003</text:p>
          </table:table-cell>
          <table:table-cell/>
          <table:table-cell table:style-name="ce15" office:value-type="float" office:value="3716" calcext:value-type="float">
            <text:p>3716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604647558777949" calcext:value-type="float">
            <text:p>0.0604647559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604647558777949" calcext:value-type="float">
            <text:p>6.046476E-002</text:p>
          </table:table-cell>
          <table:table-cell/>
          <table:table-cell table:style-name="ce15" office:value-type="float" office:value="0.0604647558777949" calcext:value-type="float">
            <text:p>0.0604647559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8" table:formula="of:=[.D22]" office:value-type="float" office:value="1" calcext:value-type="float">
            <text:p>1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2.66292242946089E-015" calcext:value-type="float">
            <text:p>2.66292242946089E-015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2.66292242946089E-015" calcext:value-type="float">
            <text:p>2.662922E-015</text:p>
          </table:table-cell>
          <table:table-cell/>
          <table:table-cell table:style-name="ce15" office:value-type="float" office:value="2.66292242803681E-015" calcext:value-type="float">
            <text:p>2.66292242803681E-015</text:p>
          </table:table-cell>
          <table:table-cell/>
          <table:table-cell table:formula="of:=[.F28]/[.H28]" office:value-type="float" office:value="1.00000000053478" calcext:value-type="float">
            <text:p>1.0000000005</text:p>
          </table:table-cell>
          <table:table-cell table:formula="of:=[.H28]-[.F28]" office:value-type="float" office:value="-1.42408286611073E-024" calcext:value-type="float">
            <text:p>-1.42408286611073E-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5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33.5593522175077" calcext:value-type="float">
            <text:p>-33.559352217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33.5593522175077" calcext:value-type="float">
            <text:p>-3.355935E+001</text:p>
          </table:table-cell>
          <table:table-cell/>
          <table:table-cell table:style-name="ce15" office:value-type="float" office:value="-33.5593522180425" calcext:value-type="float">
            <text:p>-33.559352218</text:p>
          </table:table-cell>
          <table:table-cell/>
          <table:table-cell table:formula="of:=[.F30]/[.H30]" office:value-type="float" office:value="0.999999999984064" calcext:value-type="float">
            <text:p>1</text:p>
          </table:table-cell>
          <table:table-cell table:formula="of:=[.H30]-[.F30]" office:value-type="float" office:value="-0.000000000534804200924555" calcext:value-type="float">
            <text:p>-5.34804200924555E-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320" calcext:value-type="float">
            <text:p>3.200000E+002</text:p>
          </table:table-cell>
          <table:table-cell/>
          <table:table-cell table:style-name="ce15" office:value-type="float" office:value="320" calcext:value-type="float">
            <text:p>320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594573810058922" calcext:value-type="float">
            <text:p>0.5945738101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594573810058922" calcext:value-type="float">
            <text:p>5.945738E-001</text:p>
          </table:table-cell>
          <table:table-cell/>
          <table:table-cell table:style-name="ce15" office:value-type="float" office:value="0.594573810058922" calcext:value-type="float">
            <text:p>0.5945738101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6.5" calcext:value-type="float">
            <text:p>136.5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36.5" calcext:value-type="float">
            <text:p>1.365000E+002</text:p>
          </table:table-cell>
          <table:table-cell/>
          <table:table-cell table:style-name="ce15" office:value-type="float" office:value="136.5" calcext:value-type="float">
            <text:p>136.5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45895823221532" calcext:value-type="float">
            <text:p>0.2458958232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45895823221532" calcext:value-type="float">
            <text:p>2.458958E-001</text:p>
          </table:table-cell>
          <table:table-cell/>
          <table:table-cell table:style-name="ce15" office:value-type="float" office:value="0.245895823221532" calcext:value-type="float">
            <text:p>0.2458958232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45895823221532" calcext:value-type="float">
            <text:p>0.2458958232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45895823221532" calcext:value-type="float">
            <text:p>2.458958E-001</text:p>
          </table:table-cell>
          <table:table-cell/>
          <table:table-cell table:style-name="ce15" office:value-type="float" office:value="0.245895823221532" calcext:value-type="float">
            <text:p>0.2458958232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" table:formula="of:=[.D39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1" office:value-type="float" office:value="8" calcext:value-type="float">
            <text:p>8</text:p>
          </table:table-cell>
          <table:table-cell table:style-name="ce17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604647558777949" calcext:value-type="float">
            <text:p>0.0604647559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604647558777949" calcext:value-type="float">
            <text:p>6.046476E-002</text:p>
          </table:table-cell>
          <table:table-cell/>
          <table:table-cell table:style-name="ce15" office:value-type="float" office:value="0.0604647558777949" calcext:value-type="float">
            <text:p>0.0604647559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604647558777949" calcext:value-type="float">
            <text:p>0.0604647559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604647558777949" calcext:value-type="float">
            <text:p>6.046476E-002</text:p>
          </table:table-cell>
          <table:table-cell/>
          <table:table-cell table:style-name="ce15" office:value-type="float" office:value="0.0604647558777949" calcext:value-type="float">
            <text:p>0.0604647559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45895823221532" calcext:value-type="float">
            <text:p>0.2458958232</text:p>
          </table:table-cell>
          <table:table-cell table:style-name="ce12" office:value-type="float" office:value="6" calcext:value-type="float">
            <text:p>6</text:p>
          </table:table-cell>
          <table:table-cell table:style-name="ce18" table:formula="of:=[.D44]" office:value-type="float" office:value="0.245895823221532" calcext:value-type="float">
            <text:p>2.458958E-001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45895823221532" calcext:value-type="float">
            <text:p>-0.2458958232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3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5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3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6" calcext:value-type="float">
            <text:p>6.61721806301216E-005</text:p>
          </table:table-cell>
          <table:table-cell table:style-name="ce13"/>
          <table:table-cell table:formula="of:=[.D47]" office:value-type="float" office:value="0.0000661721806301216" calcext:value-type="float">
            <text:p>6.617218E-005</text:p>
          </table:table-cell>
          <table:table-cell table:style-name="ce3"/>
          <table:table-cell table:style-name="ce15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0.999999999999999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3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9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853.058068253315" calcext:value-type="float">
            <text:p>853.05806825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10" office:value-type="string" calcext:value-type="string">
            <text:p>rad/s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219.678692629835" calcext:value-type="float">
            <text:p>-219.6786926298</text:p>
          </table:table-cell>
          <table:table-cell/>
          <table:table-cell table:formula="of:=[.D54]" office:value-type="float" office:value="-219.678692629835" calcext:value-type="float">
            <text:p>-2.196787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219.678692629835" calcext:value-type="float">
            <text:p>219.6786926298</text:p>
          </table:table-cell>
          <table:table-cell/>
          <table:table-cell table:formula="of:=[.D55]" office:value-type="float" office:value="219.678692629835" calcext:value-type="float">
            <text:p>2.196787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320" calcext:value-type="float">
            <text:p>3.20E+00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19" table:formula="of:=([.D20]-[.E87])"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19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716" calcext:value-type="float">
            <text:p>37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927.099329601401" calcext:value-type="float">
            <text:p>927.0993296014</text:p>
          </table:table-cell>
          <table:table-cell table:formula="of:=[.E70]*COS([.E67])*COS([.E68])-847113.311014168" office:value-type="float" office:value="-846186.211684567" calcext:value-type="float">
            <text:p>-8.4618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343.01218359301" calcext:value-type="float">
            <text:p>3343.01218359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331.69530051034" calcext:value-type="float">
            <text:p>1331.695300510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45895823221532" calcext:value-type="float">
            <text:p>0.245895823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36952703573073" calcext:value-type="float">
            <text:p>-0.23695270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57128004821473" calcext:value-type="float">
            <text:p>0.065712800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" calcext:value-type="float">
            <text:p>0.00E+000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0" table:formula="of:=[.H91]/1000" office:value-type="float" office:value="5.3" calcext:value-type="float">
            <text:p>5.3</text:p>
          </table:table-cell>
          <table:table-cell table:style-name="ce16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853.058068253315" calcext:value-type="float">
            <text:p>853.058068253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320" calcext:value-type="float">
            <text:p>320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578532094.7712" calcext:value-type="float">
            <text:p>-578532094.77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" calcext:value-type="float">
            <text:p>1.79E-004</text:p>
          </table:table-cell>
          <table:table-cell table:formula="of:=[.D125]*([.$D$31]^[.B125])" office:value-type="float" office:value="598946611.2" calcext:value-type="float">
            <text:p>598946611.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254803968" calcext:value-type="float">
            <text:p>-254803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56786944" calcext:value-type="float">
            <text:p>567869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6993305.6" calcext:value-type="float">
            <text:p>-6993305.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" calcext:value-type="float">
            <text:p>1.41E+003</text:p>
          </table:table-cell>
          <table:table-cell table:formula="of:=[.D129]*([.$D$31]^[.B129])" office:value-type="float" office:value="450240" calcext:value-type="float">
            <text:p>450240</text:p>
          </table:table-cell>
          <table:table-cell table:formula="of:=[.D129]*[.D31]" office:value-type="float" office:value="450240" calcext:value-type="float">
            <text:p>4.502400E+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84157243.1712" calcext:value-type="float">
            <text:p>-184157243.17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578554762.092134" calcext:value-type="float">
            <text:p>-578554762.092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41483518391" calcext:value-type="float">
            <text:p>1.79E-004</text:p>
          </table:table-cell>
          <table:table-cell table:formula="of:=[.D135]*([.$D$31]^[.B135])" office:value-type="float" office:value="599085806.789697" calcext:value-type="float">
            <text:p>599085806.7896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254616369.074809" calcext:value-type="float">
            <text:p>-254616369.074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56773978.9099811" calcext:value-type="float">
            <text:p>56773978.90998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6993253.40567285" calcext:value-type="float">
            <text:p>-6993253.405672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.0338248814" calcext:value-type="float">
            <text:p>1.41E+003</text:p>
          </table:table-cell>
          <table:table-cell table:formula="of:=[.D139]*([.$D$31]^[.B139])" office:value-type="float" office:value="450250.823962048" calcext:value-type="float">
            <text:p>450250.8239620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83866015.049219" calcext:value-type="float">
            <text:p>-183866015.049219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visibility="collapse" table:default-cell-style-name="ce10"/>
        <table:table-column table:style-name="co5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36952703573073" calcext:value-type="float">
            <text:p>-0.2369527036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36952703573073" calcext:value-type="float">
            <text:p>-2.369527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.09442186487601" calcext:value-type="float">
            <text:p>1.0944218649</text:p>
          </table:table-cell>
          <table:table-cell table:formula="of:=[.I1]-[.G1]" office:value-type="float" office:value="0.0204432284083767" calcext:value-type="float">
            <text:p>0.02044322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57128004821473" calcext:value-type="float">
            <text:p>0.0657128005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57128004821473" calcext:value-type="float">
            <text:p>6.571280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.09442186487599" calcext:value-type="float">
            <text:p>1.0944218649</text:p>
          </table:table-cell>
          <table:table-cell table:formula="of:=[.I2]-[.G2]" office:value-type="float" office:value="-0.00566940899746313" calcext:value-type="float">
            <text:p>-0.005669409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773802501157198" calcext:value-type="float">
            <text:p>-0.0007738025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773802501157198" calcext:value-type="float">
            <text:p>-7.738025E-004</text:p>
          </table:table-cell>
          <table:table-cell/>
          <table:table-cell table:style-name="ce15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-0.000132861350123598" calcext:value-type="float">
            <text:p>-0.0001328614</text:p>
          </table:table-cell>
          <table:table-cell table:formula="of:=[.I4]-[.G4]" office:value-type="float" office:value="5.82490926730973" calcext:value-type="float">
            <text:p>5.8249092673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279024167796071" calcext:value-type="float">
            <text:p>-0.002790241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279024167796071" calcext:value-type="float">
            <text:p>-2.790242E-003</text:p>
          </table:table-cell>
          <table:table-cell/>
          <table:table-cell table:style-name="ce15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-0.000132861350123601" calcext:value-type="float">
            <text:p>-0.0001328614</text:p>
          </table:table-cell>
          <table:table-cell table:formula="of:=[.I5]-[.G5]" office:value-type="float" office:value="21.0039442670206" calcext:value-type="float">
            <text:p>21.003944267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320" calcext:value-type="float">
            <text:p>320</text:p>
          </table:table-cell>
          <table:table-cell table:formula="of:=[.Q5]" office:value-type="float" office:value="320" calcext:value-type="float">
            <text:p>320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+SIN([x.D12])*SIN([x.D14]))-[.Q20]*SIN([x.D12])*SIN([x.D13])+[.Q21]*(COS([x.D12])*COS([x.D13])*SIN([x.D14])-SIN([x.D12])*COS([x.D14]))" office:value-type="float" office:value="-0.00111149811181206" calcext:value-type="float">
            <text:p>-0.001111498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11149811181206" calcext:value-type="float">
            <text:p>-1.111498E-003</text:p>
          </table:table-cell>
          <table:table-cell/>
          <table:table-cell table:style-name="ce15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0.0000509894649333886" calcext:value-type="float">
            <text:p>5.09894649333886E-005</text:p>
          </table:table-cell>
          <table:table-cell table:formula="of:=[.I6]-[.G6]" office:value-type="float" office:value="-21.7974720576108" calcext:value-type="float">
            <text:p>-21.7974720576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102400" calcext:value-type="float">
            <text:p>102400</text:p>
          </table:table-cell>
          <table:table-cell table:formula="of:=[.R5]" office:value-type="float" office:value="320" calcext:value-type="float">
            <text:p>320</text:p>
          </table:table-cell>
          <table:table-cell table:formula="of:=[.P6]*[.Q5]*[.O6]" office:value-type="float" office:value="0.90481346342528" calcext:value-type="float">
            <text:p>0.90481346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5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32768000" calcext:value-type="float">
            <text:p>32768000</text:p>
          </table:table-cell>
          <table:table-cell table:formula="of:=[.R6]" office:value-type="float" office:value="320" calcext:value-type="float">
            <text:p>320</text:p>
          </table:table-cell>
          <table:table-cell table:formula="of:=[.P7]*[.Q6]*[.O7]" office:value-type="float" office:value="-29.5019659374806" calcext:value-type="float">
            <text:p>-29.50196593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10485760000" calcext:value-type="float">
            <text:p>10485760000</text:p>
          </table:table-cell>
          <table:table-cell table:formula="of:=[.R7]" office:value-type="float" office:value="320" calcext:value-type="float">
            <text:p>320</text:p>
          </table:table-cell>
          <table:table-cell table:formula="of:=[.P8]*[.Q7]*[.O8]" office:value-type="float" office:value="297.916586716766" calcext:value-type="float">
            <text:p>297.91658671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3355443200000" calcext:value-type="float">
            <text:p>3355443200000</text:p>
          </table:table-cell>
          <table:table-cell table:formula="of:=[.R8]" office:value-type="float" office:value="320" calcext:value-type="float">
            <text:p>320</text:p>
          </table:table-cell>
          <table:table-cell table:formula="of:=[.P9]*[.Q8]*[.O9]" office:value-type="float" office:value="-1511.92905429662" calcext:value-type="float">
            <text:p>-1511.92905429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1.073741824E+015" calcext:value-type="float">
            <text:p>1073741824000000</text:p>
          </table:table-cell>
          <table:table-cell table:formula="of:=[.R9]" office:value-type="float" office:value="320" calcext:value-type="float">
            <text:p>320</text:p>
          </table:table-cell>
          <table:table-cell table:formula="of:=[.P10]*[.Q9]*[.O10]" office:value-type="float" office:value="4320.29185376581" calcext:value-type="float">
            <text:p>4320.29185376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3.4359738368E+017" calcext:value-type="float">
            <text:p>343597383680000000</text:p>
          </table:table-cell>
          <table:table-cell table:formula="of:=[.R10]" office:value-type="float" office:value="320" calcext:value-type="float">
            <text:p>320</text:p>
          </table:table-cell>
          <table:table-cell table:formula="of:=[.P11]*[.Q10]*[.O11]" office:value-type="float" office:value="-7230.77173971334" calcext:value-type="float">
            <text:p>-7230.7717397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1.099511627776E+020" calcext:value-type="float">
            <text:p>109951162777600000000</text:p>
          </table:table-cell>
          <table:table-cell table:formula="of:=[.R11]" office:value-type="float" office:value="320" calcext:value-type="float">
            <text:p>320</text:p>
          </table:table-cell>
          <table:table-cell table:formula="of:=[.P12]*[.Q11]*[.O12]" office:value-type="float" office:value="7033.60121595951" calcext:value-type="float">
            <text:p>7033.601215959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2" office:value-type="float" office:value="0" calcext:value-type="float">
            <text:p>0</text:p>
          </table:table-cell>
          <table:table-cell table:style-name="ce11" table:formula="of:=[.F13]-17" office:value-type="float" office:value="24" calcext:value-type="float">
            <text:p>24</text:p>
          </table:table-cell>
          <table:table-cell table:style-name="ce11" office:value-type="float" office:value="41" calcext:value-type="float">
            <text:p>41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28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0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3.5184372088832E+022" calcext:value-type="float">
            <text:p>35184372088832000000000</text:p>
          </table:table-cell>
          <table:table-cell table:style-name="ce1" table:formula="of:=[.R12]" office:value-type="float" office:value="320" calcext:value-type="float">
            <text:p>320</text:p>
          </table:table-cell>
          <table:table-cell table:style-name="ce1" table:formula="of:=[.P13]*[.Q12]*[.O13]" office:value-type="float" office:value="-3685.24082388761" calcext:value-type="float">
            <text:p>-3685.2408238876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0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1.12589990684262E+025" calcext:value-type="float">
            <text:p>11258999068426200000000000</text:p>
          </table:table-cell>
          <table:table-cell table:formula="of:=[.R13]" office:value-type="float" office:value="320" calcext:value-type="float">
            <text:p>320</text:p>
          </table:table-cell>
          <table:table-cell table:formula="of:=[.P14]*[.Q13]*[.O14]" office:value-type="float" office:value="804.82390229712" calcext:value-type="float">
            <text:p>804.82390229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0139111674525338" calcext:value-type="float">
            <text:p>-0.00139111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5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2" table:formula="of:=[.F17]-17" office:value-type="float" office:value="22" calcext:value-type="float">
            <text:p>22</text:p>
          </table:table-cell>
          <table:table-cell table:style-name="ce12" office:value-type="float" office:value="39" calcext:value-type="float">
            <text:p>39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0.00000624602937800924" calcext:value-type="float">
            <text:p>-0.000006246</text:p>
          </table:table-cell>
          <table:table-cell table:style-name="ce12" table:formula="of:=[.F18]-17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8" table:formula="of:=[.D18]" office:value-type="float" office:value="-0.00000624602937800924" calcext:value-type="float">
            <text:p>-6.246029E-006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624602937800924" calcext:value-type="float">
            <text:p>0.00000624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2" table:formula="of:=[.F22]-17" office:value-type="float" office:value="23" calcext:value-type="float">
            <text:p>23</text:p>
          </table:table-cell>
          <table:table-cell table:style-name="ce12" office:value-type="float" office:value="40" calcext:value-type="float">
            <text:p>40</text:p>
          </table:table-cell>
          <table:table-cell table:style-name="ce18" table:formula="of:=[.D22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73" calcext:value-type="float">
            <text:p>-1.68084751830173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73" calcext:value-type="float">
            <text:p>-1.680848E-009</text:p>
          </table:table-cell>
          <table:table-cell/>
          <table:table-cell table:style-name="ce15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74" calcext:value-type="float">
            <text:p>2.02661971473174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3" table:formula="of:=(2*[x.D8]*[.D26]-[x.D26]^2)/(4*[x.D9])" office:value-type="float" office:value="-0.00308528411216545" calcext:value-type="float">
            <text:p>-0.003085284112165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08528411216545" calcext:value-type="float">
            <text:p>-3.085284E-003</text:p>
          </table:table-cell>
          <table:table-cell/>
          <table:table-cell table:style-name="ce15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-0.000246146291248376" calcext:value-type="float">
            <text:p>-0.0002461463</text:p>
          </table:table-cell>
          <table:table-cell table:formula="of:=[.I25]-[.G25]" office:value-type="float" office:value="12.5374366916344" calcext:value-type="float">
            <text:p>12.53743669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2.9298315216136" calcext:value-type="float">
            <text:p>-22.929831521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2.9298315216136" calcext:value-type="float">
            <text:p>-2.292983E+001</text:p>
          </table:table-cell>
          <table:table-cell/>
          <table:table-cell table:style-name="ce15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-0.00026938788310036" calcext:value-type="float">
            <text:p>-0.0002693879</text:p>
          </table:table-cell>
          <table:table-cell table:formula="of:=[.I26]-[.D26]" office:value-type="float" office:value="85141.2033697236" calcext:value-type="float">
            <text:p>85141.2033697236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183354594680804" calcext:value-type="float">
            <text:p>0.0001833546</text:p>
          </table:table-cell>
          <table:table-cell table:style-name="ce15" office:value-type="float" office:value="-1060.50600304257" calcext:value-type="float">
            <text:p>-1060.5060030426</text:p>
          </table:table-cell>
          <table:table-cell table:formula="of:=[.O27]/[.P27]" office:value-type="float" office:value="-0.000000172893500041266" calcext:value-type="float">
            <text:p>-1.72893500041266E-007</text:p>
          </table:table-cell>
          <table:table-cell table:formula="of:=[.P27]-[.O27]" office:value-type="float" office:value="-1060.50618639716" calcext:value-type="float">
            <text:p>-1060.50618639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183354594680804" calcext:value-type="float">
            <text:p>-0.0001833546</text:p>
          </table:table-cell>
          <table:table-cell table:style-name="ce15" office:value-type="float" office:value="1060.50600304257" calcext:value-type="float">
            <text:p>1060.5060030426</text:p>
          </table:table-cell>
          <table:table-cell table:formula="of:=[.O28]/[.P28]" office:value-type="float" office:value="-0.000000172893500041266" calcext:value-type="float">
            <text:p>-1.72893500041266E-007</text:p>
          </table:table-cell>
          <table:table-cell table:formula="of:=[.P28]-[.O28]" office:value-type="float" office:value="1060.50618639716" calcext:value-type="float">
            <text:p>1060.50618639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19" table:formula="of:=(2*[x.D8]*[.D26]-[x.D26]^2)/(4*[x.D9])" office:value-type="float" office:value="-0.00308528411216545" calcext:value-type="float">
            <text:p>-0.0030852841</text:p>
          </table:table-cell>
          <table:table-cell table:style-name="ce15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-0.000246146291248376" calcext:value-type="float">
            <text:p>-0.0002461463</text:p>
          </table:table-cell>
          <table:table-cell table:formula="of:=[.P32]-[.O32]" office:value-type="float" office:value="12.5374366916344" calcext:value-type="float">
            <text:p>12.53743669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316630155.619919" calcext:value-type="float">
            <text:p>-316630155.619919</text:p>
          </table:table-cell>
          <table:table-cell table:style-name="ce15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57617391736132" calcext:value-type="float">
            <text:p>-4.57617391736132E-013</text:p>
          </table:table-cell>
          <table:table-cell table:formula="of:=[.P33]-[.O33]" office:value-type="float" office:value="6.91910231861636E+020" calcext:value-type="float">
            <text:p>691910231861636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51312965696" calcext:value-type="float">
            <text:p>51312965696</text:p>
          </table:table-cell>
          <table:table-cell table:style-name="ce15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31085387738476" calcext:value-type="float">
            <text:p>1.31085387738476E-009</text:p>
          </table:table-cell>
          <table:table-cell table:formula="of:=[.P35]-[.O35]" office:value-type="float" office:value="3.9144687683351E+019" calcext:value-type="float">
            <text:p>39144687683351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25471188235103" calcext:value-type="float">
            <text:p>-0.0125471188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25471188235103" calcext:value-type="float">
            <text:p>-1.254712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-0.000224909880867797" calcext:value-type="float">
            <text:p>-0.0002249099</text:p>
          </table:table-cell>
          <table:table-cell table:formula="of:=[.I37]-[.G37]" office:value-type="float" office:value="55.7998641326348" calcext:value-type="float">
            <text:p>55.7998641326</text:p>
          </table:table-cell>
          <table:table-cell table:number-columns-repeated="2"/>
          <table:table-cell table:formula="of:=[.O33]" office:value-type="float" office:value="-316630155.619919" calcext:value-type="float">
            <text:p>-316630155.619919</text:p>
          </table:table-cell>
          <table:table-cell table:formula="of:=[x.H8]*[.I26]" office:value-type="float" office:value="1175368958602.93" calcext:value-type="float">
            <text:p>1175368958602.93</text:p>
          </table:table-cell>
          <table:table-cell table:formula="of:=[.O37]/[.P37]" office:value-type="float" office:value="-0.00026938788310036" calcext:value-type="float">
            <text:p>-0.0002693879</text:p>
          </table:table-cell>
          <table:table-cell table:formula="of:=[.P37]-[.O37]" office:value-type="float" office:value="1175685588758.55" calcext:value-type="float">
            <text:p>1175685588758.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25471188235103" calcext:value-type="float">
            <text:p>-0.0125471188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25471188235103" calcext:value-type="float">
            <text:p>-1.254712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-0.000224909880867797" calcext:value-type="float">
            <text:p>-0.0002249099</text:p>
          </table:table-cell>
          <table:table-cell table:formula="of:=[.I38]-[.G38]" office:value-type="float" office:value="55.7998641326348" calcext:value-type="float">
            <text:p>55.799864132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0000254011202637715" calcext:value-type="float">
            <text:p>-2.54011202637715E-005</text:p>
          </table:table-cell>
          <table:table-cell table:style-name="ce12" table:formula="of:=[.F39]-17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[.D39]" office:value-type="float" office:value="-0.0000254011202637715" calcext:value-type="float">
            <text:p>-2.540112E-005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15" calcext:value-type="float">
            <text:p>2.54011202637715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15" calcext:value-type="float">
            <text:p>2.54011202637715E-005</text:p>
          </table:table-cell>
          <table:table-cell table:style-name="ce11" table:formula="of:=[.F40]-17" office:value-type="float" office:value="15" calcext:value-type="float">
            <text:p>15</text:p>
          </table:table-cell>
          <table:table-cell table:style-name="ce11" office:value-type="float" office:value="32" calcext:value-type="float">
            <text:p>32</text:p>
          </table:table-cell>
          <table:table-cell table:style-name="ce17" table:formula="of:=[.D40]" office:value-type="float" office:value="0.0000254011202637715" calcext:value-type="float">
            <text:p>2.540112E-005</text:p>
          </table:table-cell>
          <table:table-cell table:style-name="ce1"/>
          <table:table-cell table:style-name="ce15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000000202661971473174" calcext:value-type="float">
            <text:p>2.02661971473174E-007</text:p>
          </table:table-cell>
          <table:table-cell table:style-name="ce1" table:formula="of:=[.I40]-[.G40]" office:value-type="float" office:value="125.337353284816" calcext:value-type="float">
            <text:p>125.337353284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24E-021" calcext:value-type="float">
            <text:p>1.55537003128924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24E-021" calcext:value-type="float">
            <text:p>1.555370E-021</text:p>
          </table:table-cell>
          <table:table-cell/>
          <table:table-cell table:style-name="ce15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0.000000202661971473174" calcext:value-type="float">
            <text:p>2.02661971473174E-007</text:p>
          </table:table-cell>
          <table:table-cell table:formula="of:=[.I42]-[.G42]" office:value-type="float" office:value="7.67469942569252E-015" calcext:value-type="float">
            <text:p>7.67469942569252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9.40450692415421E-023" calcext:value-type="float">
            <text:p>9.40450692415421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9.40450692415421E-023" calcext:value-type="float">
            <text:p>9.404507E-023</text:p>
          </table:table-cell>
          <table:table-cell/>
          <table:table-cell table:style-name="ce15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0.000000242740244534632" calcext:value-type="float">
            <text:p>2.42740244534632E-007</text:p>
          </table:table-cell>
          <table:table-cell table:formula="of:=[.I43]-[.G43]" office:value-type="float" office:value="3.87430797037043E-016" calcext:value-type="float">
            <text:p>3.87430797037043E-01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2" table:formula="of:=[.F44]-17" office:value-type="float" office:value="13" calcext:value-type="float">
            <text:p>13</text:p>
          </table:table-cell>
          <table:table-cell table:style-name="ce12" office:value-type="float" office:value="30" calcext:value-type="float">
            <text:p>30</text:p>
          </table:table-cell>
          <table:table-cell table:style-name="ce18" table:formula="of:=[.D44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6" table:formula="of:=[.D4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5]/[.I45]" office:value-type="string" office:string-value="" calcext:value-type="error">
            <text:p>#DIV/0!</text:p>
          </table:table-cell>
          <table:table-cell table:style-name="ce27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6" table:formula="of:=[.D4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6]/[.I46]" office:value-type="string" office:string-value="" calcext:value-type="error">
            <text:p>#DIV/0!</text:p>
          </table:table-cell>
          <table:table-cell table:style-name="ce27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7]/[.I47]" office:value-type="string" office:string-value="" calcext:value-type="error">
            <text:p>#DIV/0!</text:p>
          </table:table-cell>
          <table:table-cell table:style-name="ce27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8]/[.I48]" office:value-type="string" office:string-value="" calcext:value-type="error">
            <text:p>#DIV/0!</text:p>
          </table:table-cell>
          <table:table-cell table:style-name="ce27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183354594680804" calcext:value-type="float">
            <text:p>0.0001833546</text:p>
          </table:table-cell>
          <table:table-cell table:number-columns-repeated="2"/>
          <table:table-cell table:formula="of:=[.D50]" office:value-type="float" office:value="0.000183354594680804" calcext:value-type="float">
            <text:p>1.833546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183354594680804" calcext:value-type="float">
            <text:p>-0.0001833546</text:p>
          </table:table-cell>
          <table:table-cell table:number-columns-repeated="2"/>
          <table:table-cell table:formula="of:=[.D51]" office:value-type="float" office:value="-0.000183354594680804" calcext:value-type="float">
            <text:p>-1.833546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58683118906326" calcext:value-type="float">
            <text:p>-2.58683118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58683118906326" calcext:value-type="float">
            <text:p>-2.58683118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29" table:formula="of:=[.N53]-14961992.1422484" office:value-type="float" office:value="-14961994.7290796" calcext:value-type="float">
            <text:p>-14961994.72907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7290796" calcext:value-type="float">
            <text:p>-14961994.729079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927.099329601401" calcext:value-type="float">
            <text:p>927.0993296014</text:p>
          </table:table-cell>
          <table:table-cell table:formula="of:=[.N57]-847113.311014168" office:value-type="float" office:value="-846186.211684567" calcext:value-type="float">
            <text:p>-846186.211684567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279024167796071" calcext:value-type="float">
            <text:p>-0.0027902417</text:p>
          </table:table-cell>
          <table:table-cell table:formula="of:=[.N58]-17.6623268076567" office:value-type="float" office:value="-17.6651170493347" calcext:value-type="float">
            <text:p>-17.665117049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343.01218359301" calcext:value-type="float">
            <text:p>3343.012183593</text:p>
          </table:table-cell>
          <table:table-cell table:formula="of:=[.N59]-3054591.91823781" office:value-type="float" office:value="-3051248.90605422" calcext:value-type="float">
            <text:p>-3051248.9060542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773802501157198" calcext:value-type="float">
            <text:p>-0.0007738025</text:p>
          </table:table-cell>
          <table:table-cell table:formula="of:=[.N60]-4.89819672896927" office:value-type="float" office:value="-4.89897053147043" calcext:value-type="float">
            <text:p>-4.898970531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4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0.00111149811181206" calcext:value-type="float">
            <text:p>-0.001111498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67]/[.D67]" office:value-type="float" office:value="-6.33008191062082" calcext:value-type="float">
            <text:p>-6.3300819106</text:p>
          </table:table-cell>
          <table:table-cell table:style-name="ce27" table:formula="of:=[.E67]-[.D67]" office:value-type="float" office:value="0.00814737220308277" calcext:value-type="float">
            <text:p>0.008147372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" office:value-type="float" office:value="-0.00111149811181206" calcext:value-type="float">
            <text:p>-0.001111498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 table:number-columns-repeated="2"/>
          <table:table-cell table:style-name="ce27" table:formula="of:=[.E68]/[.D68]" office:value-type="float" office:value="-6.33008191062082" calcext:value-type="float">
            <text:p>-6.3300819106</text:p>
          </table:table-cell>
          <table:table-cell table:style-name="ce27" table:formula="of:=[.E68]-[.D68]" office:value-type="float" office:value="0.00814737220308277" calcext:value-type="float">
            <text:p>0.00814737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7" table:formula="of:=-[.E62]*([x.D3]/[x.D9])" office:value-type="float" office:value="-0.00111149811181206" calcext:value-type="float">
            <text:p>-0.0011114981</text:p>
          </table:table-cell>
          <table:table-cell table:style-name="ce15" office:value-type="float" office:value="-0.0013313071095667" calcext:value-type="float">
            <text:p>-0.0013313071</text:p>
          </table:table-cell>
          <table:table-cell table:number-columns-repeated="2"/>
          <table:table-cell table:style-name="ce27" table:formula="of:=[.E69]/[.D69]" office:value-type="float" office:value="1.19775921831868" calcext:value-type="float">
            <text:p>1.1977592183</text:p>
          </table:table-cell>
          <table:table-cell table:style-name="ce27" table:formula="of:=[.E69]-[.D69]" office:value-type="float" office:value="-0.00021980899775464" calcext:value-type="float">
            <text:p>-0.0002198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5" office:value-type="float" office:value="0.00836718120083742" calcext:value-type="float">
            <text:p>0.0083671812</text:p>
          </table:table-cell>
          <table:table-cell table:number-columns-repeated="2"/>
          <table:table-cell table:style-name="ce27" table:formula="of:=[.E70]/[.D70]" office:value-type="string" office:string-value="" calcext:value-type="error">
            <text:p>#DIV/0!</text:p>
          </table:table-cell>
          <table:table-cell table:style-name="ce27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5" office:value-type="float" office:value="0.0233480176211454" calcext:value-type="float">
            <text:p>0.0233480176</text:p>
          </table:table-cell>
          <table:table-cell table:number-columns-repeated="2"/>
          <table:table-cell table:style-name="ce27" table:formula="of:=[.E72]/[.D72]" office:value-type="string" office:string-value="" calcext:value-type="error">
            <text:p>#DIV/0!</text:p>
          </table:table-cell>
          <table:table-cell table:style-name="ce27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[.E73]/[.D73]" office:value-type="string" office:string-value="" calcext:value-type="error">
            <text:p>#DIV/0!</text:p>
          </table:table-cell>
          <table:table-cell table:style-name="ce27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27" table:formula="of:=[.E74]/[.D74]" office:value-type="float" office:value="-0.383864035035416" calcext:value-type="float">
            <text:p>-0.383864035</text:p>
          </table:table-cell>
          <table:table-cell table:style-name="ce27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7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5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27" table:formula="of:=[.E76]/[.D76]" office:value-type="float" office:value="1" calcext:value-type="float">
            <text:p>1</text:p>
          </table:table-cell>
          <table:table-cell table:style-name="ce27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79]/[.D79]" office:value-type="float" office:value="1" calcext:value-type="float">
            <text:p>1</text:p>
          </table:table-cell>
          <table:table-cell table:style-name="ce27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default-cell-style-name="ce10"/>
        <table:table-column table:style-name="co5" table:default-cell-style-name="ce16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30" office:value-type="string" calcext:value-type="string">
            <text:p>w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string" calcext:value-type="string">
            <text:p>u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formula="of:=0/[.C123]" office:value-type="string" office:string-value="" calcext:value-type="error">
            <text:p>#DIV/0!</text:p>
          </table:table-cell>
          <table:table-cell table:style-name="ce30" table:formula="of:=0/[.D123]" office:value-type="string" office:string-value="" calcext:value-type="error">
            <text:p>#DIV/0!</text:p>
          </table:table-cell>
          <table:table-cell table:style-name="ce30" table:formula="of:=0/[.E123]" office:value-type="float" office:value="0" calcext:value-type="float">
            <text:p>0</text:p>
          </table:table-cell>
          <table:table-cell table:style-name="ce30" table:formula="of:=0/[.F123]" office:value-type="float" office:value="0" calcext:value-type="float">
            <text:p>0</text:p>
          </table:table-cell>
          <table:table-cell table:style-name="ce30" table:formula="of:=0/[.G123]" office:value-type="float" office:value="0" calcext:value-type="float">
            <text:p>0</text:p>
          </table:table-cell>
          <table:table-cell table:style-name="ce30" table:formula="of:=0/[.H123]" office:value-type="float" office:value="0" calcext:value-type="float">
            <text:p>0</text:p>
          </table:table-cell>
          <table:table-cell table:style-name="ce30" table:formula="of:=0/[.I123]" office:value-type="string" office:string-value="" calcext:value-type="error">
            <text:p>#DIV/0!</text:p>
          </table:table-cell>
          <table:table-cell table:style-name="ce30" table:formula="of:=0/[.J123]" office:value-type="string" office:string-value="" calcext:value-type="error">
            <text:p>#DIV/0!</text:p>
          </table:table-cell>
          <table:table-cell table:style-name="ce30" table:formula="of:=0/[.K123]" office:value-type="string" office:string-value="" calcext:value-type="error">
            <text:p>#DIV/0!</text:p>
          </table:table-cell>
          <table:table-cell table:style-name="ce30" table:formula="of:=0/[.L123]" office:value-type="string" office:string-value="" calcext:value-type="error">
            <text:p>#DIV/0!</text:p>
          </table:table-cell>
          <table:table-cell table:style-name="ce30" table:formula="of:=0/[.M123]" office:value-type="string" office:string-value="" calcext:value-type="error">
            <text:p>#DIV/0!</text:p>
          </table:table-cell>
          <table:table-cell table:style-name="ce30" table:formula="of:=0/[.N123]" office:value-type="string" office:string-value="" calcext:value-type="error">
            <text:p>#DIV/0!</text:p>
          </table:table-cell>
          <table:table-cell table:style-name="ce30" table:formula="of:=0/[.O123]" office:value-type="string" office:string-value="" calcext:value-type="error">
            <text:p>#DIV/0!</text:p>
          </table:table-cell>
          <table:table-cell table:style-name="ce30" table:formula="of:=0/[.P123]" office:value-type="string" office:string-value="" calcext:value-type="error">
            <text:p>#DIV/0!</text:p>
          </table:table-cell>
          <table:table-cell table:style-name="ce30" table:formula="of:=0/[.Q123]" office:value-type="string" office:string-value="" calcext:value-type="error">
            <text:p>#DIV/0!</text:p>
          </table:table-cell>
          <table:table-cell table:style-name="ce30" table:formula="of:=0/[.R123]" office:value-type="string" office:string-value="" calcext:value-type="error">
            <text:p>#DIV/0!</text:p>
          </table:table-cell>
          <table:table-cell table:style-name="ce30" table:formula="of:=0/[.S123]" office:value-type="string" office:string-value="" calcext:value-type="error">
            <text:p>#DIV/0!</text:p>
          </table:table-cell>
          <table:table-cell table:style-name="ce30" table:formula="of:=0/[.T123]" office:value-type="string" office:string-value="" calcext:value-type="error">
            <text:p>#DIV/0!</text:p>
          </table:table-cell>
          <table:table-cell table:style-name="ce30" table:formula="of:=0/[.U123]" office:value-type="string" office:string-value="" calcext:value-type="error">
            <text:p>#DIV/0!</text:p>
          </table:table-cell>
          <table:table-cell table:style-name="ce30" table:formula="of:=0/[.V123]" office:value-type="string" office:string-value="" calcext:value-type="error">
            <text:p>#DIV/0!</text:p>
          </table:table-cell>
          <table:table-cell table:style-name="ce30" table:formula="of:=0/[.W123]" office:value-type="string" office:string-value="" calcext:value-type="error">
            <text:p>#DIV/0!</text:p>
          </table:table-cell>
          <table:table-cell table:style-name="ce30" table:formula="of:=0/[.X123]" office:value-type="string" office:string-value="" calcext:value-type="error">
            <text:p>#DIV/0!</text:p>
          </table:table-cell>
          <table:table-cell table:style-name="ce30" table:formula="of:=0/[.Y123]" office:value-type="string" office:string-value="" calcext:value-type="error">
            <text:p>#DIV/0!</text:p>
          </table:table-cell>
          <table:table-cell table:style-name="ce30" table:formula="of:=0/[.Z123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0/[.C124]" office:value-type="string" office:string-value="" calcext:value-type="error">
            <text:p>#DIV/0!</text:p>
          </table:table-cell>
          <table:table-cell table:style-name="ce30" table:formula="of:=0/[.D124]" office:value-type="string" office:string-value="" calcext:value-type="error">
            <text:p>#DIV/0!</text:p>
          </table:table-cell>
          <table:table-cell table:style-name="ce30" table:formula="of:=0/[.E124]" office:value-type="string" office:string-value="" calcext:value-type="error">
            <text:p>#DIV/0!</text:p>
          </table:table-cell>
          <table:table-cell table:style-name="ce30" table:formula="of:=0/[.F124]" office:value-type="string" office:string-value="" calcext:value-type="error">
            <text:p>#DIV/0!</text:p>
          </table:table-cell>
          <table:table-cell table:style-name="ce30" table:formula="of:=0/[.G124]" office:value-type="string" office:string-value="" calcext:value-type="error">
            <text:p>#DIV/0!</text:p>
          </table:table-cell>
          <table:table-cell table:style-name="ce30" table:formula="of:=0/[.H124]" office:value-type="string" office:string-value="" calcext:value-type="error">
            <text:p>#DIV/0!</text:p>
          </table:table-cell>
          <table:table-cell table:style-name="ce30" table:formula="of:=0/[.I124]" office:value-type="string" office:string-value="" calcext:value-type="error">
            <text:p>#DIV/0!</text:p>
          </table:table-cell>
          <table:table-cell table:style-name="ce30" table:formula="of:=0/[.J124]" office:value-type="string" office:string-value="" calcext:value-type="error">
            <text:p>#DIV/0!</text:p>
          </table:table-cell>
          <table:table-cell table:style-name="ce30" table:formula="of:=0/[.K124]" office:value-type="string" office:string-value="" calcext:value-type="error">
            <text:p>#DIV/0!</text:p>
          </table:table-cell>
          <table:table-cell table:style-name="ce30" table:formula="of:=0/[.L124]" office:value-type="string" office:string-value="" calcext:value-type="error">
            <text:p>#DIV/0!</text:p>
          </table:table-cell>
          <table:table-cell table:style-name="ce30" table:formula="of:=0/[.M124]" office:value-type="string" office:string-value="" calcext:value-type="error">
            <text:p>#DIV/0!</text:p>
          </table:table-cell>
          <table:table-cell table:style-name="ce30" table:formula="of:=0/[.N124]" office:value-type="string" office:string-value="" calcext:value-type="error">
            <text:p>#DIV/0!</text:p>
          </table:table-cell>
          <table:table-cell table:style-name="ce30" table:formula="of:=0/[.O124]" office:value-type="string" office:string-value="" calcext:value-type="error">
            <text:p>#DIV/0!</text:p>
          </table:table-cell>
          <table:table-cell table:style-name="ce30" table:formula="of:=0/[.P124]" office:value-type="string" office:string-value="" calcext:value-type="error">
            <text:p>#DIV/0!</text:p>
          </table:table-cell>
          <table:table-cell table:style-name="ce30" table:formula="of:=0/[.Q124]" office:value-type="string" office:string-value="" calcext:value-type="error">
            <text:p>#DIV/0!</text:p>
          </table:table-cell>
          <table:table-cell table:style-name="ce30" table:formula="of:=0/[.R124]" office:value-type="string" office:string-value="" calcext:value-type="error">
            <text:p>#DIV/0!</text:p>
          </table:table-cell>
          <table:table-cell table:style-name="ce30" table:formula="of:=0/[.S124]" office:value-type="string" office:string-value="" calcext:value-type="error">
            <text:p>#DIV/0!</text:p>
          </table:table-cell>
          <table:table-cell table:style-name="ce30" table:formula="of:=0/[.T124]" office:value-type="string" office:string-value="" calcext:value-type="error">
            <text:p>#DIV/0!</text:p>
          </table:table-cell>
          <table:table-cell table:style-name="ce30" table:formula="of:=0/[.U124]" office:value-type="string" office:string-value="" calcext:value-type="error">
            <text:p>#DIV/0!</text:p>
          </table:table-cell>
          <table:table-cell table:style-name="ce30" table:formula="of:=0/[.V124]" office:value-type="string" office:string-value="" calcext:value-type="error">
            <text:p>#DIV/0!</text:p>
          </table:table-cell>
          <table:table-cell table:style-name="ce30" table:formula="of:=0/[.W124]" office:value-type="string" office:string-value="" calcext:value-type="error">
            <text:p>#DIV/0!</text:p>
          </table:table-cell>
          <table:table-cell table:style-name="ce30" table:formula="of:=0/[.X124]" office:value-type="string" office:string-value="" calcext:value-type="error">
            <text:p>#DIV/0!</text:p>
          </table:table-cell>
          <table:table-cell table:style-name="ce30" table:formula="of:=0/[.Y124]" office:value-type="string" office:string-value="" calcext:value-type="error">
            <text:p>#DIV/0!</text:p>
          </table:table-cell>
          <table:table-cell table:style-name="ce30" table:formula="of:=0/[.Z124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x.D1]/[x.D9]" office:value-type="float" office:value="0.0000000180675452495561" calcext:value-type="float">
            <text:p>1.80675452495561E-008</text:p>
          </table:table-cell>
          <table:table-cell table:style-name="ce31" table:formula="of:=[x.D49]" office:value-type="float" office:value="0" calcext:value-type="float">
            <text:p>0</text:p>
          </table:table-cell>
          <table:table-cell table:style-name="ce31" table:formula="of:=COS([x.D10]+[x.D11])" office:value-type="float" office:value="0.267238376078253" calcext:value-type="float">
            <text:p>0.2672383761</text:p>
          </table:table-cell>
          <table:table-cell table:style-name="ce31" table:formula="of:=SIN([x.D12])" office:value-type="float" office:value="0.3583679495453" calcext:value-type="float">
            <text:p>0.3583679495</text:p>
          </table:table-cell>
          <table:table-cell table:style-name="ce31" table:formula="of:=COS([x.D13])" office:value-type="float" office:value="1" calcext:value-type="float">
            <text:p>1</text:p>
          </table:table-cell>
          <table:table-cell table:style-name="ce31" table:formula="of:=COS([x.D12])" office:value-type="float" office:value="0.933580426497202" calcext:value-type="float">
            <text:p>0.9335804265</text:p>
          </table:table-cell>
          <table:table-cell table:style-name="ce31" table:formula="of:=SIN([x.D14])" office:value-type="float" office:value="1" calcext:value-type="float">
            <text:p>1</text:p>
          </table:table-cell>
          <table:table-cell table:style-name="ce31" table:formula="of:=SIN([x.D10]+[x.D11])" office:value-type="float" office:value="0.963630453208624" calcext:value-type="float">
            <text:p>0.9636304532</text:p>
          </table:table-cell>
          <table:table-cell table:style-name="ce31" table:formula="of:=SIN([x.D13])" office:value-type="float" office:value="0" calcext:value-type="float">
            <text:p>0</text:p>
          </table:table-cell>
          <table:table-cell table:style-name="ce31" table:formula="of:=[.F4]*[.G4]" office:value-type="float" office:value="0.3583679495453" calcext:value-type="float">
            <text:p>0.3583679495</text:p>
          </table:table-cell>
          <table:table-cell table:style-name="ce31" table:formula="of:=[.H4]*[.I4]" office:value-type="float" office:value="0.933580426497202" calcext:value-type="float">
            <text:p>0.9335804265</text:p>
          </table:table-cell>
          <table:table-cell table:style-name="ce31" table:formula="of:=[.K4]*[x.D16]" office:value-type="float" office:value="0" calcext:value-type="float">
            <text:p>0</text:p>
          </table:table-cell>
          <table:table-cell table:style-name="ce31" table:formula="of:=[.F4]*[.K4]" office:value-type="float" office:value="0" calcext:value-type="float">
            <text:p>0</text:p>
          </table:table-cell>
          <table:table-cell table:style-name="ce31" table:formula="of:=[.G4]*[.J4]" office:value-type="float" office:value="0.963630453208624" calcext:value-type="float">
            <text:p>0.9636304532</text:p>
          </table:table-cell>
          <table:table-cell table:style-name="ce31" table:formula="of:=[.H4]*[x.D16]" office:value-type="float" office:value="0" calcext:value-type="float">
            <text:p>0</text:p>
          </table:table-cell>
          <table:table-cell table:style-name="ce31" table:formula="of:=[.I4]*[.K4]" office:value-type="float" office:value="0" calcext:value-type="float">
            <text:p>0</text:p>
          </table:table-cell>
          <table:table-cell table:style-name="ce31" table:formula="of:=[.L4]*[x.D16]" office:value-type="float" office:value="0" calcext:value-type="float">
            <text:p>0</text:p>
          </table:table-cell>
          <table:table-cell table:style-name="ce31" table:formula="of:=[.J4]*[.N4]" office:value-type="float" office:value="0" calcext:value-type="float">
            <text:p>0</text:p>
          </table:table-cell>
          <table:table-cell table:style-name="ce31" table:formula="of:=[.E4]*[.O4]" office:value-type="float" office:value="0" calcext:value-type="float">
            <text:p>0</text:p>
          </table:table-cell>
          <table:table-cell table:style-name="ce31" table:formula="of:=[.I4]*[.L4]" office:value-type="float" office:value="0.3583679495453" calcext:value-type="float">
            <text:p>0.3583679495</text:p>
          </table:table-cell>
          <table:table-cell table:style-name="ce31" table:formula="of:=[.J4]*[.R4]" office:value-type="float" office:value="0" calcext:value-type="float">
            <text:p>0</text:p>
          </table:table-cell>
          <table:table-cell table:style-name="ce31" table:formula="of:=[.E4]*([.M4]-[.T4])" office:value-type="float" office:value="0.249488517115555" calcext:value-type="float">
            <text:p>0.2494885171</text:p>
          </table:table-cell>
          <table:table-cell table:style-name="ce31" table:formula="of:=[.E4]*(-[.V4]-[.Q4])" office:value-type="float" office:value="-0.0957696688749792" calcext:value-type="float">
            <text:p>-0.0957696689</text:p>
          </table:table-cell>
          <table:table-cell table:style-name="ce31" table:formula="of:=[.D4]*([.X4]-[.T4])" office:value-type="float" office:value="0" calcext:value-type="float">
            <text:p>0</text:p>
          </table:table-cell>
          <table:table-cell table:style-name="ce31"/>
          <table:table-cell table:style-name="ce31" table:formula="of:=-42830000000000*[.C4]+[.Z4]+[.G195]*([.U4]-[.P4])+[.G196]*([.Y4]-[.W4])" office:value-type="float" office:value="-773832.963038489" calcext:value-type="float">
            <text:p>-773832.963038489</text:p>
          </table:table-cell>
          <table:table-cell table:style-name="ce31" table:formula="of:=[.AB4]-[u.D4]" office:value-type="float" office:value="-773832.962264687" calcext:value-type="float">
            <text:p>-773832.962264687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x.D2]/[x.D9]" office:value-type="float" office:value="0.0000000651494634591664" calcext:value-type="float">
            <text:p>6.51494634591664E-008</text:p>
          </table:table-cell>
          <table:table-cell table:style-name="ce31" table:formula="of:=[.J4]*([.M4]-[.S4])" office:value-type="float" office:value="0.899626529492199" calcext:value-type="float">
            <text:p>0.8996265295</text:p>
          </table:table-cell>
          <table:table-cell table:style-name="ce31" table:formula="of:=[.E4]*[.N4]" office:value-type="float" office:value="0" calcext:value-type="float">
            <text:p>0</text:p>
          </table:table-cell>
          <table:table-cell table:style-name="ce31" table:formula="of:=[.J4]*[.O4]" office:value-type="float" office:value="0" calcext:value-type="float">
            <text:p>0</text:p>
          </table:table-cell>
          <table:table-cell table:style-name="ce31" table:formula="of:=[.E4]*[.G4]" office:value-type="float" office:value="0.267238376078253" calcext:value-type="float">
            <text:p>0.2672383761</text:p>
          </table:table-cell>
          <table:table-cell table:style-name="ce31" table:formula="of:=[.J4]*(-[.V4]-[.M4])" office:value-type="float" office:value="-1.24496079912798" calcext:value-type="float">
            <text:p>-1.2449607991</text:p>
          </table:table-cell>
          <table:table-cell table:style-name="ce31" table:formula="of:=[.E4]*[.R4]" office:value-type="float" office:value="0" calcext:value-type="float">
            <text:p>0</text:p>
          </table:table-cell>
          <table:table-cell table:style-name="ce31" table:formula="of:=[.D4]*([.D5]+[.E5])" office:value-type="float" office:value="0" calcext:value-type="float">
            <text:p>0</text:p>
          </table:table-cell>
          <table:table-cell table:style-name="ce31" table:formula="of:=0/[.K126]" office:value-type="string" office:string-value="" calcext:value-type="error">
            <text:p>#DIV/0!</text:p>
          </table:table-cell>
          <table:table-cell table:style-name="ce31" table:formula="of:=0/[.L126]" office:value-type="string" office:string-value="" calcext:value-type="error">
            <text:p>#DIV/0!</text:p>
          </table:table-cell>
          <table:table-cell table:style-name="ce31" table:formula="of:=0/[.M126]" office:value-type="string" office:string-value="" calcext:value-type="error">
            <text:p>#DIV/0!</text:p>
          </table:table-cell>
          <table:table-cell table:style-name="ce31" table:formula="of:=0/[.N126]" office:value-type="string" office:string-value="" calcext:value-type="error">
            <text:p>#DIV/0!</text:p>
          </table:table-cell>
          <table:table-cell table:style-name="ce31" table:formula="of:=0/[.O126]" office:value-type="string" office:string-value="" calcext:value-type="error">
            <text:p>#DIV/0!</text:p>
          </table:table-cell>
          <table:table-cell table:style-name="ce31" table:formula="of:=0/[.P126]" office:value-type="string" office:string-value="" calcext:value-type="error">
            <text:p>#DIV/0!</text:p>
          </table:table-cell>
          <table:table-cell table:style-name="ce31" table:formula="of:=0/[.Q126]" office:value-type="string" office:string-value="" calcext:value-type="error">
            <text:p>#DIV/0!</text:p>
          </table:table-cell>
          <table:table-cell table:style-name="ce31" table:formula="of:=0/[.R126]" office:value-type="string" office:string-value="" calcext:value-type="error">
            <text:p>#DIV/0!</text:p>
          </table:table-cell>
          <table:table-cell table:style-name="ce31" table:formula="of:=0/[.S126]" office:value-type="string" office:string-value="" calcext:value-type="error">
            <text:p>#DIV/0!</text:p>
          </table:table-cell>
          <table:table-cell table:style-name="ce31" table:formula="of:=0/[.T126]" office:value-type="string" office:string-value="" calcext:value-type="error">
            <text:p>#DIV/0!</text:p>
          </table:table-cell>
          <table:table-cell table:style-name="ce31" table:formula="of:=0/[.U126]" office:value-type="string" office:string-value="" calcext:value-type="error">
            <text:p>#DIV/0!</text:p>
          </table:table-cell>
          <table:table-cell table:style-name="ce31" table:formula="of:=0/[.V126]" office:value-type="string" office:string-value="" calcext:value-type="error">
            <text:p>#DIV/0!</text:p>
          </table:table-cell>
          <table:table-cell table:style-name="ce31" table:formula="of:=0/[.W126]" office:value-type="string" office:string-value="" calcext:value-type="error">
            <text:p>#DIV/0!</text:p>
          </table:table-cell>
          <table:table-cell table:style-name="ce31" table:formula="of:=0/[.X126]" office:value-type="string" office:string-value="" calcext:value-type="error">
            <text:p>#DIV/0!</text:p>
          </table:table-cell>
          <table:table-cell table:style-name="ce31" table:formula="of:=0/[.Y126]" office:value-type="string" office:string-value="" calcext:value-type="error">
            <text:p>#DIV/0!</text:p>
          </table:table-cell>
          <table:table-cell table:style-name="ce31" table:formula="of:=0/[.Z126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5]+[.J5]+[.G195]*([.F5]+[.G5])+[.G196]*([.H5]+[.I5])" office:value-type="float" office:value="-2790351.5199561" calcext:value-type="float">
            <text:p>-2790351.5199561</text:p>
          </table:table-cell>
          <table:table-cell table:style-name="ce31" table:formula="of:=[.AB5]-[u.D5]" office:value-type="float" office:value="-2790351.51716586" calcext:value-type="float">
            <text:p>-2790351.51716586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x.D3]/[x.D9]" office:value-type="float" office:value="0.0000000259524134387373" calcext:value-type="float">
            <text:p>0.000000026</text:p>
          </table:table-cell>
          <table:table-cell table:style-name="ce31" table:formula="of:=[.G4]*[.Q4]" office:value-type="float" office:value="0" calcext:value-type="float">
            <text:p>0</text:p>
          </table:table-cell>
          <table:table-cell table:style-name="ce31" table:formula="of:=[.H4]*[.K4]" office:value-type="float" office:value="0" calcext:value-type="float">
            <text:p>0</text:p>
          </table:table-cell>
          <table:table-cell table:style-name="ce31" table:formula="of:=[.G4]*[.M4]" office:value-type="float" office:value="0.933580426497202" calcext:value-type="float">
            <text:p>0.9335804265</text:p>
          </table:table-cell>
          <table:table-cell table:style-name="ce31" table:formula="of:=[.F4]*[x.D16]" office:value-type="float" office:value="0" calcext:value-type="float">
            <text:p>0</text:p>
          </table:table-cell>
          <table:table-cell table:style-name="ce31" table:formula="of:=[.D4]*([.D6]-[.M4])" office:value-type="float" office:value="-0" calcext:value-type="float">
            <text:p>0</text:p>
          </table:table-cell>
          <table:table-cell table:style-name="ce31" table:formula="of:=0/[.I127]" office:value-type="string" office:string-value="" calcext:value-type="error">
            <text:p>#DIV/0!</text:p>
          </table:table-cell>
          <table:table-cell table:style-name="ce31" table:formula="of:=0/[.J127]" office:value-type="string" office:string-value="" calcext:value-type="error">
            <text:p>#DIV/0!</text:p>
          </table:table-cell>
          <table:table-cell table:style-name="ce31" table:formula="of:=0/[.K127]" office:value-type="string" office:string-value="" calcext:value-type="error">
            <text:p>#DIV/0!</text:p>
          </table:table-cell>
          <table:table-cell table:style-name="ce31" table:formula="of:=0/[.L127]" office:value-type="string" office:string-value="" calcext:value-type="error">
            <text:p>#DIV/0!</text:p>
          </table:table-cell>
          <table:table-cell table:style-name="ce31" table:formula="of:=0/[.M127]" office:value-type="string" office:string-value="" calcext:value-type="error">
            <text:p>#DIV/0!</text:p>
          </table:table-cell>
          <table:table-cell table:style-name="ce31" table:formula="of:=0/[.N127]" office:value-type="string" office:string-value="" calcext:value-type="error">
            <text:p>#DIV/0!</text:p>
          </table:table-cell>
          <table:table-cell table:style-name="ce31" table:formula="of:=0/[.O127]" office:value-type="string" office:string-value="" calcext:value-type="error">
            <text:p>#DIV/0!</text:p>
          </table:table-cell>
          <table:table-cell table:style-name="ce31" table:formula="of:=0/[.P127]" office:value-type="string" office:string-value="" calcext:value-type="error">
            <text:p>#DIV/0!</text:p>
          </table:table-cell>
          <table:table-cell table:style-name="ce31" table:formula="of:=0/[.Q127]" office:value-type="string" office:string-value="" calcext:value-type="error">
            <text:p>#DIV/0!</text:p>
          </table:table-cell>
          <table:table-cell table:style-name="ce31" table:formula="of:=0/[.R127]" office:value-type="string" office:string-value="" calcext:value-type="error">
            <text:p>#DIV/0!</text:p>
          </table:table-cell>
          <table:table-cell table:style-name="ce31" table:formula="of:=0/[.S127]" office:value-type="string" office:string-value="" calcext:value-type="error">
            <text:p>#DIV/0!</text:p>
          </table:table-cell>
          <table:table-cell table:style-name="ce31" table:formula="of:=0/[.T127]" office:value-type="string" office:string-value="" calcext:value-type="error">
            <text:p>#DIV/0!</text:p>
          </table:table-cell>
          <table:table-cell table:style-name="ce31" table:formula="of:=0/[.U127]" office:value-type="string" office:string-value="" calcext:value-type="error">
            <text:p>#DIV/0!</text:p>
          </table:table-cell>
          <table:table-cell table:style-name="ce31" table:formula="of:=0/[.V127]" office:value-type="string" office:string-value="" calcext:value-type="error">
            <text:p>#DIV/0!</text:p>
          </table:table-cell>
          <table:table-cell table:style-name="ce31" table:formula="of:=0/[.W127]" office:value-type="string" office:string-value="" calcext:value-type="error">
            <text:p>#DIV/0!</text:p>
          </table:table-cell>
          <table:table-cell table:style-name="ce31" table:formula="of:=0/[.X127]" office:value-type="string" office:string-value="" calcext:value-type="error">
            <text:p>#DIV/0!</text:p>
          </table:table-cell>
          <table:table-cell table:style-name="ce31" table:formula="of:=0/[.Y127]" office:value-type="string" office:string-value="" calcext:value-type="error">
            <text:p>#DIV/0!</text:p>
          </table:table-cell>
          <table:table-cell table:style-name="ce31" table:formula="of:=0/[.Z127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6]+[.H6]-[.G195]*[.E6]+[.G196]*([.F6]-[.G6])" office:value-type="float" office:value="-1111541.86758112" calcext:value-type="float">
            <text:p>-1111541.86758112</text:p>
          </table:table-cell>
          <table:table-cell table:style-name="ce31" table:formula="of:=[.AB6]-[u.D6]" office:value-type="float" office:value="-1111541.86646962" calcext:value-type="float">
            <text:p>-1111541.86646962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formula="of:=0/[.C128]" office:value-type="string" office:string-value="" calcext:value-type="error">
            <text:p>#DIV/0!</text:p>
          </table:table-cell>
          <table:table-cell table:style-name="ce30" table:formula="of:=0/[.D128]" office:value-type="string" office:string-value="" calcext:value-type="error">
            <text:p>#DIV/0!</text:p>
          </table:table-cell>
          <table:table-cell table:style-name="ce30" table:formula="of:=0/[.E128]" office:value-type="string" office:string-value="" calcext:value-type="error">
            <text:p>#DIV/0!</text:p>
          </table:table-cell>
          <table:table-cell table:style-name="ce30" table:formula="of:=0/[.F128]" office:value-type="string" office:string-value="" calcext:value-type="error">
            <text:p>#DIV/0!</text:p>
          </table:table-cell>
          <table:table-cell table:style-name="ce30" table:formula="of:=0/[.G128]" office:value-type="string" office:string-value="" calcext:value-type="error">
            <text:p>#DIV/0!</text:p>
          </table:table-cell>
          <table:table-cell table:style-name="ce30" table:formula="of:=0/[.H128]" office:value-type="string" office:string-value="" calcext:value-type="error">
            <text:p>#DIV/0!</text:p>
          </table:table-cell>
          <table:table-cell table:style-name="ce30" table:formula="of:=0/[.I128]" office:value-type="string" office:string-value="" calcext:value-type="error">
            <text:p>#DIV/0!</text:p>
          </table:table-cell>
          <table:table-cell table:style-name="ce30" table:formula="of:=0/[.J128]" office:value-type="string" office:string-value="" calcext:value-type="error">
            <text:p>#DIV/0!</text:p>
          </table:table-cell>
          <table:table-cell table:style-name="ce30" table:formula="of:=0/[.K128]" office:value-type="string" office:string-value="" calcext:value-type="error">
            <text:p>#DIV/0!</text:p>
          </table:table-cell>
          <table:table-cell table:style-name="ce30" table:formula="of:=0/[.L128]" office:value-type="string" office:string-value="" calcext:value-type="error">
            <text:p>#DIV/0!</text:p>
          </table:table-cell>
          <table:table-cell table:style-name="ce30" table:formula="of:=0/[.M128]" office:value-type="string" office:string-value="" calcext:value-type="error">
            <text:p>#DIV/0!</text:p>
          </table:table-cell>
          <table:table-cell table:style-name="ce30" table:formula="of:=0/[.N128]" office:value-type="string" office:string-value="" calcext:value-type="error">
            <text:p>#DIV/0!</text:p>
          </table:table-cell>
          <table:table-cell table:style-name="ce30" table:formula="of:=0/[.O128]" office:value-type="string" office:string-value="" calcext:value-type="error">
            <text:p>#DIV/0!</text:p>
          </table:table-cell>
          <table:table-cell table:style-name="ce30" table:formula="of:=0/[.P128]" office:value-type="string" office:string-value="" calcext:value-type="error">
            <text:p>#DIV/0!</text:p>
          </table:table-cell>
          <table:table-cell table:style-name="ce30" table:formula="of:=0/[.Q128]" office:value-type="string" office:string-value="" calcext:value-type="error">
            <text:p>#DIV/0!</text:p>
          </table:table-cell>
          <table:table-cell table:style-name="ce30" table:formula="of:=0/[.R128]" office:value-type="string" office:string-value="" calcext:value-type="error">
            <text:p>#DIV/0!</text:p>
          </table:table-cell>
          <table:table-cell table:style-name="ce30" table:formula="of:=0/[.S128]" office:value-type="string" office:string-value="" calcext:value-type="error">
            <text:p>#DIV/0!</text:p>
          </table:table-cell>
          <table:table-cell table:style-name="ce30" table:formula="of:=0/[.T128]" office:value-type="string" office:string-value="" calcext:value-type="error">
            <text:p>#DIV/0!</text:p>
          </table:table-cell>
          <table:table-cell table:style-name="ce30" table:formula="of:=0/[.U128]" office:value-type="string" office:string-value="" calcext:value-type="error">
            <text:p>#DIV/0!</text:p>
          </table:table-cell>
          <table:table-cell table:style-name="ce30" table:formula="of:=0/[.V128]" office:value-type="string" office:string-value="" calcext:value-type="error">
            <text:p>#DIV/0!</text:p>
          </table:table-cell>
          <table:table-cell table:style-name="ce30" table:formula="of:=0/[.W128]" office:value-type="string" office:string-value="" calcext:value-type="error">
            <text:p>#DIV/0!</text:p>
          </table:table-cell>
          <table:table-cell table:style-name="ce30" table:formula="of:=0/[.X128]" office:value-type="string" office:string-value="" calcext:value-type="error">
            <text:p>#DIV/0!</text:p>
          </table:table-cell>
          <table:table-cell table:style-name="ce30" table:formula="of:=0/[.Y128]" office:value-type="string" office:string-value="" calcext:value-type="error">
            <text:p>#DIV/0!</text:p>
          </table:table-cell>
          <table:table-cell table:style-name="ce30" table:formula="of:=0/[.Z128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x.D1]*[x.D4]" office:value-type="float" office:value="-219.678692629835" calcext:value-type="float">
            <text:p>-219.6786926298</text:p>
          </table:table-cell>
          <table:table-cell table:style-name="ce31" table:formula="of:=[x.D2]*[x.D5]" office:value-type="float" office:value="219.678692629835" calcext:value-type="float">
            <text:p>219.6786926298</text:p>
          </table:table-cell>
          <table:table-cell table:style-name="ce31" table:formula="of:=[x.D3]*[x.D6]" office:value-type="float" office:value="0" calcext:value-type="float">
            <text:p>0</text:p>
          </table:table-cell>
          <table:table-cell table:style-name="ce31" table:formula="of:=0/[.F129]" office:value-type="string" office:string-value="" calcext:value-type="error">
            <text:p>#DIV/0!</text:p>
          </table:table-cell>
          <table:table-cell table:style-name="ce31" table:formula="of:=0/[.G129]" office:value-type="string" office:string-value="" calcext:value-type="error">
            <text:p>#DIV/0!</text:p>
          </table:table-cell>
          <table:table-cell table:style-name="ce31" table:formula="of:=0/[.H129]" office:value-type="string" office:string-value="" calcext:value-type="error">
            <text:p>#DIV/0!</text:p>
          </table:table-cell>
          <table:table-cell table:style-name="ce31" table:formula="of:=0/[.I129]" office:value-type="string" office:string-value="" calcext:value-type="error">
            <text:p>#DIV/0!</text:p>
          </table:table-cell>
          <table:table-cell table:style-name="ce31" table:formula="of:=0/[.J129]" office:value-type="string" office:string-value="" calcext:value-type="error">
            <text:p>#DIV/0!</text:p>
          </table:table-cell>
          <table:table-cell table:style-name="ce31" table:formula="of:=0/[.K129]" office:value-type="string" office:string-value="" calcext:value-type="error">
            <text:p>#DIV/0!</text:p>
          </table:table-cell>
          <table:table-cell table:style-name="ce31" table:formula="of:=0/[.L129]" office:value-type="string" office:string-value="" calcext:value-type="error">
            <text:p>#DIV/0!</text:p>
          </table:table-cell>
          <table:table-cell table:style-name="ce31" table:formula="of:=0/[.M129]" office:value-type="string" office:string-value="" calcext:value-type="error">
            <text:p>#DIV/0!</text:p>
          </table:table-cell>
          <table:table-cell table:style-name="ce31" table:formula="of:=0/[.N129]" office:value-type="string" office:string-value="" calcext:value-type="error">
            <text:p>#DIV/0!</text:p>
          </table:table-cell>
          <table:table-cell table:style-name="ce31" table:formula="of:=0/[.O129]" office:value-type="string" office:string-value="" calcext:value-type="error">
            <text:p>#DIV/0!</text:p>
          </table:table-cell>
          <table:table-cell table:style-name="ce31" table:formula="of:=0/[.P129]" office:value-type="string" office:string-value="" calcext:value-type="error">
            <text:p>#DIV/0!</text:p>
          </table:table-cell>
          <table:table-cell table:style-name="ce31" table:formula="of:=0/[.Q129]" office:value-type="string" office:string-value="" calcext:value-type="error">
            <text:p>#DIV/0!</text:p>
          </table:table-cell>
          <table:table-cell table:style-name="ce31" table:formula="of:=0/[.R129]" office:value-type="string" office:string-value="" calcext:value-type="error">
            <text:p>#DIV/0!</text:p>
          </table:table-cell>
          <table:table-cell table:style-name="ce31" table:formula="of:=0/[.S129]" office:value-type="string" office:string-value="" calcext:value-type="error">
            <text:p>#DIV/0!</text:p>
          </table:table-cell>
          <table:table-cell table:style-name="ce31" table:formula="of:=0/[.T129]" office:value-type="string" office:string-value="" calcext:value-type="error">
            <text:p>#DIV/0!</text:p>
          </table:table-cell>
          <table:table-cell table:style-name="ce31" table:formula="of:=0/[.U129]" office:value-type="string" office:string-value="" calcext:value-type="error">
            <text:p>#DIV/0!</text:p>
          </table:table-cell>
          <table:table-cell table:style-name="ce31" table:formula="of:=0/[.V129]" office:value-type="string" office:string-value="" calcext:value-type="error">
            <text:p>#DIV/0!</text:p>
          </table:table-cell>
          <table:table-cell table:style-name="ce31" table:formula="of:=0/[.W129]" office:value-type="string" office:string-value="" calcext:value-type="error">
            <text:p>#DIV/0!</text:p>
          </table:table-cell>
          <table:table-cell table:style-name="ce31" table:formula="of:=0/[.X129]" office:value-type="string" office:string-value="" calcext:value-type="error">
            <text:p>#DIV/0!</text:p>
          </table:table-cell>
          <table:table-cell table:style-name="ce31" table:formula="of:=0/[.Y129]" office:value-type="string" office:string-value="" calcext:value-type="error">
            <text:p>#DIV/0!</text:p>
          </table:table-cell>
          <table:table-cell table:style-name="ce31" table:formula="of:=0/[.Z129]" office:value-type="string" office:string-value="" calcext:value-type="error">
            <text:p>#DIV/0!</text:p>
          </table:table-cell>
          <table:table-cell table:style-name="ce31"/>
          <table:table-cell table:style-name="ce31" table:formula="of:=2*([.C8]+[.D8]+[.E8])" office:value-type="float" office:value="0" calcext:value-type="float">
            <text:p>0</text:p>
          </table:table-cell>
          <table:table-cell table:style-name="ce31" table:formula="of:=[.AB8]-[u.D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[x.D9]*[u.D8]/[x.D8]" office:value-type="float" office:value="0" calcext:value-type="float">
            <text:p>0</text:p>
          </table:table-cell>
          <table:table-cell table:style-name="ce30" table:formula="of:=0/[.D130]" office:value-type="string" office:string-value="" calcext:value-type="error">
            <text:p>#DIV/0!</text:p>
          </table:table-cell>
          <table:table-cell table:style-name="ce30" table:formula="of:=0/[.E130]" office:value-type="string" office:string-value="" calcext:value-type="error">
            <text:p>#DIV/0!</text:p>
          </table:table-cell>
          <table:table-cell table:style-name="ce30" table:formula="of:=0/[.F130]" office:value-type="string" office:string-value="" calcext:value-type="error">
            <text:p>#DIV/0!</text:p>
          </table:table-cell>
          <table:table-cell table:style-name="ce30" table:formula="of:=0/[.G130]" office:value-type="string" office:string-value="" calcext:value-type="error">
            <text:p>#DIV/0!</text:p>
          </table:table-cell>
          <table:table-cell table:style-name="ce30" table:formula="of:=0/[.H130]" office:value-type="string" office:string-value="" calcext:value-type="error">
            <text:p>#DIV/0!</text:p>
          </table:table-cell>
          <table:table-cell table:style-name="ce30" table:formula="of:=0/[.I130]" office:value-type="string" office:string-value="" calcext:value-type="error">
            <text:p>#DIV/0!</text:p>
          </table:table-cell>
          <table:table-cell table:style-name="ce30" table:formula="of:=0/[.J130]" office:value-type="string" office:string-value="" calcext:value-type="error">
            <text:p>#DIV/0!</text:p>
          </table:table-cell>
          <table:table-cell table:style-name="ce30" table:formula="of:=0/[.K130]" office:value-type="string" office:string-value="" calcext:value-type="error">
            <text:p>#DIV/0!</text:p>
          </table:table-cell>
          <table:table-cell table:style-name="ce30" table:formula="of:=0/[.L130]" office:value-type="string" office:string-value="" calcext:value-type="error">
            <text:p>#DIV/0!</text:p>
          </table:table-cell>
          <table:table-cell table:style-name="ce30" table:formula="of:=0/[.M130]" office:value-type="string" office:string-value="" calcext:value-type="error">
            <text:p>#DIV/0!</text:p>
          </table:table-cell>
          <table:table-cell table:style-name="ce30" table:formula="of:=0/[.N130]" office:value-type="string" office:string-value="" calcext:value-type="error">
            <text:p>#DIV/0!</text:p>
          </table:table-cell>
          <table:table-cell table:style-name="ce30" table:formula="of:=0/[.O130]" office:value-type="string" office:string-value="" calcext:value-type="error">
            <text:p>#DIV/0!</text:p>
          </table:table-cell>
          <table:table-cell table:style-name="ce30" table:formula="of:=0/[.P130]" office:value-type="string" office:string-value="" calcext:value-type="error">
            <text:p>#DIV/0!</text:p>
          </table:table-cell>
          <table:table-cell table:style-name="ce30" table:formula="of:=0/[.Q130]" office:value-type="string" office:string-value="" calcext:value-type="error">
            <text:p>#DIV/0!</text:p>
          </table:table-cell>
          <table:table-cell table:style-name="ce30" table:formula="of:=0/[.R130]" office:value-type="string" office:string-value="" calcext:value-type="error">
            <text:p>#DIV/0!</text:p>
          </table:table-cell>
          <table:table-cell table:style-name="ce30" table:formula="of:=0/[.S130]" office:value-type="string" office:string-value="" calcext:value-type="error">
            <text:p>#DIV/0!</text:p>
          </table:table-cell>
          <table:table-cell table:style-name="ce30" table:formula="of:=0/[.T130]" office:value-type="string" office:string-value="" calcext:value-type="error">
            <text:p>#DIV/0!</text:p>
          </table:table-cell>
          <table:table-cell table:style-name="ce30" table:formula="of:=0/[.U130]" office:value-type="string" office:string-value="" calcext:value-type="error">
            <text:p>#DIV/0!</text:p>
          </table:table-cell>
          <table:table-cell table:style-name="ce30" table:formula="of:=0/[.V130]" office:value-type="string" office:string-value="" calcext:value-type="error">
            <text:p>#DIV/0!</text:p>
          </table:table-cell>
          <table:table-cell table:style-name="ce30" table:formula="of:=0/[.W130]" office:value-type="string" office:string-value="" calcext:value-type="error">
            <text:p>#DIV/0!</text:p>
          </table:table-cell>
          <table:table-cell table:style-name="ce30" table:formula="of:=0/[.X130]" office:value-type="string" office:string-value="" calcext:value-type="error">
            <text:p>#DIV/0!</text:p>
          </table:table-cell>
          <table:table-cell table:style-name="ce30" table:formula="of:=0/[.Y130]" office:value-type="string" office:string-value="" calcext:value-type="error">
            <text:p>#DIV/0!</text:p>
          </table:table-cell>
          <table:table-cell table:style-name="ce30" table:formula="of:=0/[.Z130]" office:value-type="string" office:string-value="" calcext:value-type="error">
            <text:p>#DIV/0!</text:p>
          </table:table-cell>
          <table:table-cell table:style-name="ce30"/>
          <table:table-cell table:style-name="ce30" table:formula="of:=(3/2)*[.C9]" office:value-type="float" office:value="0" calcext:value-type="float">
            <text:p>0</text:p>
          </table:table-cell>
          <table:table-cell table:style-name="ce31" table:formula="of:=[.AB9]-[u.D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formula="of:=0/[.C131]" office:value-type="string" office:string-value="" calcext:value-type="error">
            <text:p>#DIV/0!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31]" office:value-type="string" office:string-value="" calcext:value-type="error">
            <text:p>#DIV/0!</text:p>
          </table:table-cell>
          <table:table-cell table:style-name="ce30" table:formula="of:=0/[.P131]" office:value-type="string" office:string-value="" calcext:value-type="error">
            <text:p>#DIV/0!</text:p>
          </table:table-cell>
          <table:table-cell table:style-name="ce30" table:formula="of:=0/[.Q131]" office:value-type="string" office:string-value="" calcext:value-type="error">
            <text:p>#DIV/0!</text:p>
          </table:table-cell>
          <table:table-cell table:style-name="ce30" table:formula="of:=0/[.R131]" office:value-type="string" office:string-value="" calcext:value-type="error">
            <text:p>#DIV/0!</text:p>
          </table:table-cell>
          <table:table-cell table:style-name="ce30" table:formula="of:=0/[.S131]" office:value-type="string" office:string-value="" calcext:value-type="error">
            <text:p>#DIV/0!</text:p>
          </table:table-cell>
          <table:table-cell table:style-name="ce30" table:formula="of:=0/[.T131]" office:value-type="string" office:string-value="" calcext:value-type="error">
            <text:p>#DIV/0!</text:p>
          </table:table-cell>
          <table:table-cell table:style-name="ce30" table:formula="of:=0/[.U131]" office:value-type="string" office:string-value="" calcext:value-type="error">
            <text:p>#DIV/0!</text:p>
          </table:table-cell>
          <table:table-cell table:style-name="ce30" table:formula="of:=0/[.V131]" office:value-type="string" office:string-value="" calcext:value-type="error">
            <text:p>#DIV/0!</text:p>
          </table:table-cell>
          <table:table-cell table:style-name="ce30" table:formula="of:=0/[.W131]" office:value-type="string" office:string-value="" calcext:value-type="error">
            <text:p>#DIV/0!</text:p>
          </table:table-cell>
          <table:table-cell table:style-name="ce30" table:formula="of:=0/[.X131]" office:value-type="string" office:string-value="" calcext:value-type="error">
            <text:p>#DIV/0!</text:p>
          </table:table-cell>
          <table:table-cell table:style-name="ce30" table:formula="of:=0/[.Y131]" office:value-type="string" office:string-value="" calcext:value-type="error">
            <text:p>#DIV/0!</text:p>
          </table:table-cell>
          <table:table-cell table:style-name="ce30" table:formula="of:=0/[.Z131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10]-[u.D1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0/[.F132]" office:value-type="string" office:string-value="" calcext:value-type="error">
            <text:p>#DIV/0!</text:p>
          </table:table-cell>
          <table:table-cell table:style-name="ce27" table:formula="of:=0/[.G132]" office:value-type="string" office:string-value="" calcext:value-type="error">
            <text:p>#DIV/0!</text:p>
          </table:table-cell>
          <table:table-cell table:style-name="ce27" table:formula="of:=0/[.H132]" office:value-type="string" office:string-value="" calcext:value-type="error">
            <text:p>#DIV/0!</text:p>
          </table:table-cell>
          <table:table-cell table:style-name="ce27" table:formula="of:=0/[.I132]" office:value-type="string" office:string-value="" calcext:value-type="error">
            <text:p>#DIV/0!</text:p>
          </table:table-cell>
          <table:table-cell table:style-name="ce27" table:formula="of:=0/[.J132]" office:value-type="string" office:string-value="" calcext:value-type="error">
            <text:p>#DIV/0!</text:p>
          </table:table-cell>
          <table:table-cell table:style-name="ce27" table:formula="of:=0/[.K132]" office:value-type="string" office:string-value="" calcext:value-type="error">
            <text:p>#DIV/0!</text:p>
          </table:table-cell>
          <table:table-cell table:style-name="ce27" table:formula="of:=0/[.L132]" office:value-type="string" office:string-value="" calcext:value-type="error">
            <text:p>#DIV/0!</text:p>
          </table:table-cell>
          <table:table-cell table:style-name="ce27" table:formula="of:=0/[.M132]" office:value-type="string" office:string-value="" calcext:value-type="error">
            <text:p>#DIV/0!</text:p>
          </table:table-cell>
          <table:table-cell table:style-name="ce27" table:formula="of:=0/[.N132]" office:value-type="string" office:string-value="" calcext:value-type="error">
            <text:p>#DIV/0!</text:p>
          </table:table-cell>
          <table:table-cell table:style-name="ce27" table:formula="of:=0/[.O132]" office:value-type="string" office:string-value="" calcext:value-type="error">
            <text:p>#DIV/0!</text:p>
          </table:table-cell>
          <table:table-cell table:style-name="ce27" table:formula="of:=0/[.P132]" office:value-type="string" office:string-value="" calcext:value-type="error">
            <text:p>#DIV/0!</text:p>
          </table:table-cell>
          <table:table-cell table:style-name="ce27" table:formula="of:=0/[.Q132]" office:value-type="string" office:string-value="" calcext:value-type="error">
            <text:p>#DIV/0!</text:p>
          </table:table-cell>
          <table:table-cell table:style-name="ce27" table:formula="of:=0/[.R132]" office:value-type="string" office:string-value="" calcext:value-type="error">
            <text:p>#DIV/0!</text:p>
          </table:table-cell>
          <table:table-cell table:style-name="ce27" table:formula="of:=0/[.S132]" office:value-type="string" office:string-value="" calcext:value-type="error">
            <text:p>#DIV/0!</text:p>
          </table:table-cell>
          <table:table-cell table:style-name="ce27" table:formula="of:=0/[.T132]" office:value-type="string" office:string-value="" calcext:value-type="error">
            <text:p>#DIV/0!</text:p>
          </table:table-cell>
          <table:table-cell table:style-name="ce27" table:formula="of:=0/[.U132]" office:value-type="string" office:string-value="" calcext:value-type="error">
            <text:p>#DIV/0!</text:p>
          </table:table-cell>
          <table:table-cell table:style-name="ce27" table:formula="of:=0/[.V132]" office:value-type="string" office:string-value="" calcext:value-type="error">
            <text:p>#DIV/0!</text:p>
          </table:table-cell>
          <table:table-cell table:style-name="ce27" table:formula="of:=0/[.W132]" office:value-type="string" office:string-value="" calcext:value-type="error">
            <text:p>#DIV/0!</text:p>
          </table:table-cell>
          <table:table-cell table:style-name="ce27" table:formula="of:=0/[.X132]" office:value-type="string" office:string-value="" calcext:value-type="error">
            <text:p>#DIV/0!</text:p>
          </table:table-cell>
          <table:table-cell table:style-name="ce27" table:formula="of:=0/[.Y132]" office:value-type="string" office:string-value="" calcext:value-type="error">
            <text:p>#DIV/0!</text:p>
          </table:table-cell>
          <table:table-cell table:style-name="ce27" table:formula="of:=0/[.Z132]" office:value-type="string" office:string-value="" calcext:value-type="error">
            <text:p>#DIV/0!</text:p>
          </table:table-cell>
          <table:table-cell table:style-name="ce27"/>
          <table:table-cell table:style-name="ce27" table:formula="of:=[.E11]" office:value-type="float" office:value="0" calcext:value-type="float">
            <text:p>0</text:p>
          </table:table-cell>
          <table:table-cell table:style-name="ce27" table:formula="of:=[.AB11]-[u.D11]" office:value-type="float" office:value="0" calcext:value-type="float">
            <text:p>0</text:p>
          </table:table-cell>
          <table:table-cell table:style-name="ce27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x.D20]*[x.D6]" office:value-type="float" office:value="0" calcext:value-type="float">
            <text:p>0</text:p>
          </table:table-cell>
          <table:table-cell table:style-name="ce31" table:formula="of:=[x.D3]*[x.D25]" office:value-type="float" office:value="0" calcext:value-type="float">
            <text:p>0</text:p>
          </table:table-cell>
          <table:table-cell table:style-name="ce31" table:formula="of:=[x.D3]/[x.D20]" office:value-type="float" office:value="0.3583679495453" calcext:value-type="float">
            <text:p>0.3583679495</text:p>
          </table:table-cell>
          <table:table-cell table:style-name="ce31" table:formula="of:=[.E12]^2" office:value-type="float" office:value="0.128427587261303" calcext:value-type="float">
            <text:p>0.1284275873</text:p>
          </table:table-cell>
          <table:table-cell table:style-name="ce31" table:formula="of:=SQRT(1-[.F12])" office:value-type="float" office:value="0.933580426497202" calcext:value-type="float">
            <text:p>0.9335804265</text:p>
          </table:table-cell>
          <table:table-cell table:style-name="ce31" table:formula="of:=[x.D8]*[.G12]" office:value-type="float" office:value="12891490.9578331" calcext:value-type="float">
            <text:p>12891490.9578331</text:p>
          </table:table-cell>
          <table:table-cell table:style-name="ce31" table:formula="of:=([.C12]-[.D12])/[.H12]" office:value-type="float" office:value="0" calcext:value-type="float">
            <text:p>0</text:p>
          </table:table-cell>
          <table:table-cell table:style-name="ce31" table:formula="of:=0/[.J133]" office:value-type="string" office:string-value="" calcext:value-type="error">
            <text:p>#DIV/0!</text:p>
          </table:table-cell>
          <table:table-cell table:style-name="ce31" table:formula="of:=0/[.K133]" office:value-type="string" office:string-value="" calcext:value-type="error">
            <text:p>#DIV/0!</text:p>
          </table:table-cell>
          <table:table-cell table:style-name="ce31" table:formula="of:=0/[.L133]" office:value-type="string" office:string-value="" calcext:value-type="error">
            <text:p>#DIV/0!</text:p>
          </table:table-cell>
          <table:table-cell table:style-name="ce31" table:formula="of:=0/[.M133]" office:value-type="string" office:string-value="" calcext:value-type="error">
            <text:p>#DIV/0!</text:p>
          </table:table-cell>
          <table:table-cell table:style-name="ce31" table:formula="of:=0/[.N133]" office:value-type="string" office:string-value="" calcext:value-type="error">
            <text:p>#DIV/0!</text:p>
          </table:table-cell>
          <table:table-cell table:style-name="ce31" table:formula="of:=0/[.O133]" office:value-type="string" office:string-value="" calcext:value-type="error">
            <text:p>#DIV/0!</text:p>
          </table:table-cell>
          <table:table-cell table:style-name="ce31" table:formula="of:=0/[.P133]" office:value-type="string" office:string-value="" calcext:value-type="error">
            <text:p>#DIV/0!</text:p>
          </table:table-cell>
          <table:table-cell table:style-name="ce31" table:formula="of:=0/[.Q133]" office:value-type="string" office:string-value="" calcext:value-type="error">
            <text:p>#DIV/0!</text:p>
          </table:table-cell>
          <table:table-cell table:style-name="ce31" table:formula="of:=0/[.R133]" office:value-type="string" office:string-value="" calcext:value-type="error">
            <text:p>#DIV/0!</text:p>
          </table:table-cell>
          <table:table-cell table:style-name="ce31" table:formula="of:=0/[.S133]" office:value-type="string" office:string-value="" calcext:value-type="error">
            <text:p>#DIV/0!</text:p>
          </table:table-cell>
          <table:table-cell table:style-name="ce31" table:formula="of:=0/[.T133]" office:value-type="string" office:string-value="" calcext:value-type="error">
            <text:p>#DIV/0!</text:p>
          </table:table-cell>
          <table:table-cell table:style-name="ce31" table:formula="of:=0/[.U133]" office:value-type="string" office:string-value="" calcext:value-type="error">
            <text:p>#DIV/0!</text:p>
          </table:table-cell>
          <table:table-cell table:style-name="ce31" table:formula="of:=0/[.V133]" office:value-type="string" office:string-value="" calcext:value-type="error">
            <text:p>#DIV/0!</text:p>
          </table:table-cell>
          <table:table-cell table:style-name="ce31" table:formula="of:=0/[.W133]" office:value-type="string" office:string-value="" calcext:value-type="error">
            <text:p>#DIV/0!</text:p>
          </table:table-cell>
          <table:table-cell table:style-name="ce31" table:formula="of:=0/[.X133]" office:value-type="string" office:string-value="" calcext:value-type="error">
            <text:p>#DIV/0!</text:p>
          </table:table-cell>
          <table:table-cell table:style-name="ce31" table:formula="of:=0/[.Y133]" office:value-type="string" office:string-value="" calcext:value-type="error">
            <text:p>#DIV/0!</text:p>
          </table:table-cell>
          <table:table-cell table:style-name="ce31" table:formula="of:=0/[.Z133]" office:value-type="string" office:string-value="" calcext:value-type="error">
            <text:p>#DIV/0!</text:p>
          </table:table-cell>
          <table:table-cell table:style-name="ce31"/>
          <table:table-cell table:style-name="ce31" table:formula="of:=[.I12]" office:value-type="float" office:value="0" calcext:value-type="float">
            <text:p>0</text:p>
          </table:table-cell>
          <table:table-cell table:style-name="ce31" table:formula="of:=[.AB12]-[u.D1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[x.D24]*[u.D48]" office:value-type="float" office:value="0" calcext:value-type="float">
            <text:p>0</text:p>
          </table:table-cell>
          <table:table-cell table:style-name="ce31" table:formula="of:=[x.D48]*[u.D24]" office:value-type="float" office:value="-0" calcext:value-type="float">
            <text:p>0</text:p>
          </table:table-cell>
          <table:table-cell table:style-name="ce31" table:formula="of:=[x.D48]*[x.D48]" office:value-type="float" office:value="0" calcext:value-type="float">
            <text:p>0</text:p>
          </table:table-cell>
          <table:table-cell table:style-name="ce31" table:formula="of:=[x.D24]*[x.D24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H134]" office:value-type="string" office:string-value="" calcext:value-type="error">
            <text:p>#DIV/0!</text:p>
          </table:table-cell>
          <table:table-cell table:style-name="ce31" table:formula="of:=0/[.I134]" office:value-type="string" office:string-value="" calcext:value-type="error">
            <text:p>#DIV/0!</text:p>
          </table:table-cell>
          <table:table-cell table:style-name="ce31" table:formula="of:=0/[.J134]" office:value-type="string" office:string-value="" calcext:value-type="error">
            <text:p>#DIV/0!</text:p>
          </table:table-cell>
          <table:table-cell table:style-name="ce31" table:formula="of:=0/[.K134]" office:value-type="string" office:string-value="" calcext:value-type="error">
            <text:p>#DIV/0!</text:p>
          </table:table-cell>
          <table:table-cell table:style-name="ce31" table:formula="of:=0/[.L134]" office:value-type="string" office:string-value="" calcext:value-type="error">
            <text:p>#DIV/0!</text:p>
          </table:table-cell>
          <table:table-cell table:style-name="ce31" table:formula="of:=0/[.M134]" office:value-type="string" office:string-value="" calcext:value-type="error">
            <text:p>#DIV/0!</text:p>
          </table:table-cell>
          <table:table-cell table:style-name="ce31" table:formula="of:=0/[.N134]" office:value-type="string" office:string-value="" calcext:value-type="error">
            <text:p>#DIV/0!</text:p>
          </table:table-cell>
          <table:table-cell table:style-name="ce31" table:formula="of:=0/[.O134]" office:value-type="string" office:string-value="" calcext:value-type="error">
            <text:p>#DIV/0!</text:p>
          </table:table-cell>
          <table:table-cell table:style-name="ce31" table:formula="of:=0/[.P134]" office:value-type="string" office:string-value="" calcext:value-type="error">
            <text:p>#DIV/0!</text:p>
          </table:table-cell>
          <table:table-cell table:style-name="ce31" table:formula="of:=0/[.Q134]" office:value-type="string" office:string-value="" calcext:value-type="error">
            <text:p>#DIV/0!</text:p>
          </table:table-cell>
          <table:table-cell table:style-name="ce31" table:formula="of:=0/[.R134]" office:value-type="string" office:string-value="" calcext:value-type="error">
            <text:p>#DIV/0!</text:p>
          </table:table-cell>
          <table:table-cell table:style-name="ce31" table:formula="of:=0/[.S134]" office:value-type="string" office:string-value="" calcext:value-type="error">
            <text:p>#DIV/0!</text:p>
          </table:table-cell>
          <table:table-cell table:style-name="ce31" table:formula="of:=0/[.T134]" office:value-type="string" office:string-value="" calcext:value-type="error">
            <text:p>#DIV/0!</text:p>
          </table:table-cell>
          <table:table-cell table:style-name="ce31" table:formula="of:=0/[.U134]" office:value-type="string" office:string-value="" calcext:value-type="error">
            <text:p>#DIV/0!</text:p>
          </table:table-cell>
          <table:table-cell table:style-name="ce31" table:formula="of:=0/[.V134]" office:value-type="string" office:string-value="" calcext:value-type="error">
            <text:p>#DIV/0!</text:p>
          </table:table-cell>
          <table:table-cell table:style-name="ce31" table:formula="of:=0/[.W134]" office:value-type="string" office:string-value="" calcext:value-type="error">
            <text:p>#DIV/0!</text:p>
          </table:table-cell>
          <table:table-cell table:style-name="ce31" table:formula="of:=0/[.X134]" office:value-type="string" office:string-value="" calcext:value-type="error">
            <text:p>#DIV/0!</text:p>
          </table:table-cell>
          <table:table-cell table:style-name="ce31" table:formula="of:=0/[.Y134]" office:value-type="string" office:string-value="" calcext:value-type="error">
            <text:p>#DIV/0!</text:p>
          </table:table-cell>
          <table:table-cell table:style-name="ce31" table:formula="of:=0/[.Z134]" office:value-type="string" office:string-value="" calcext:value-type="error">
            <text:p>#DIV/0!</text:p>
          </table:table-cell>
          <table:table-cell table:style-name="ce31"/>
          <table:table-cell table:style-name="ce31" table:formula="of:=-[.E13]" office:value-type="float" office:value="-0" calcext:value-type="float">
            <text:p>0</text:p>
          </table:table-cell>
          <table:table-cell table:style-name="ce31" table:formula="of:=[.AB13]-[u.D13]" office:value-type="float" office:value="-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x.D23]^2" office:value-type="float" office:value="1" calcext:value-type="float">
            <text:p>1</text:p>
          </table:table-cell>
          <table:table-cell table:style-name="ce31" table:formula="of:=SQRT(1-[.C14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F125]" office:value-type="string" office:string-value="" calcext:value-type="error">
            <text:p>#DIV/0!</text:p>
          </table:table-cell>
          <table:table-cell table:style-name="ce31" table:formula="of:=0/[.G125]" office:value-type="string" office:string-value="" calcext:value-type="error">
            <text:p>#DIV/0!</text:p>
          </table:table-cell>
          <table:table-cell table:style-name="ce31" table:formula="of:=0/[.H125]" office:value-type="string" office:string-value="" calcext:value-type="error">
            <text:p>#DIV/0!</text:p>
          </table:table-cell>
          <table:table-cell table:style-name="ce31" table:formula="of:=0/[.I125]" office:value-type="string" office:string-value="" calcext:value-type="error">
            <text:p>#DIV/0!</text:p>
          </table:table-cell>
          <table:table-cell table:style-name="ce31" table:formula="of:=0/[.J125]" office:value-type="string" office:string-value="" calcext:value-type="error">
            <text:p>#DIV/0!</text:p>
          </table:table-cell>
          <table:table-cell table:style-name="ce31" table:formula="of:=0/[.K125]" office:value-type="string" office:string-value="" calcext:value-type="error">
            <text:p>#DIV/0!</text:p>
          </table:table-cell>
          <table:table-cell table:style-name="ce31" table:formula="of:=0/[.L125]" office:value-type="string" office:string-value="" calcext:value-type="error">
            <text:p>#DIV/0!</text:p>
          </table:table-cell>
          <table:table-cell table:style-name="ce31" table:formula="of:=0/[.M125]" office:value-type="string" office:string-value="" calcext:value-type="error">
            <text:p>#DIV/0!</text:p>
          </table:table-cell>
          <table:table-cell table:style-name="ce31" table:formula="of:=0/[.N125]" office:value-type="string" office:string-value="" calcext:value-type="error">
            <text:p>#DIV/0!</text:p>
          </table:table-cell>
          <table:table-cell table:style-name="ce31" table:formula="of:=0/[.O125]" office:value-type="string" office:string-value="" calcext:value-type="error">
            <text:p>#DIV/0!</text:p>
          </table:table-cell>
          <table:table-cell table:style-name="ce31" table:formula="of:=0/[.P125]" office:value-type="string" office:string-value="" calcext:value-type="error">
            <text:p>#DIV/0!</text:p>
          </table:table-cell>
          <table:table-cell table:style-name="ce31" table:formula="of:=0/[.Q125]" office:value-type="string" office:string-value="" calcext:value-type="error">
            <text:p>#DIV/0!</text:p>
          </table:table-cell>
          <table:table-cell table:style-name="ce31" table:formula="of:=0/[.R135]" office:value-type="string" office:string-value="" calcext:value-type="error">
            <text:p>#DIV/0!</text:p>
          </table:table-cell>
          <table:table-cell table:style-name="ce31" table:formula="of:=0/[.S135]" office:value-type="string" office:string-value="" calcext:value-type="error">
            <text:p>#DIV/0!</text:p>
          </table:table-cell>
          <table:table-cell table:style-name="ce31" table:formula="of:=0/[.T135]" office:value-type="string" office:string-value="" calcext:value-type="error">
            <text:p>#DIV/0!</text:p>
          </table:table-cell>
          <table:table-cell table:style-name="ce31" table:formula="of:=0/[.U135]" office:value-type="string" office:string-value="" calcext:value-type="error">
            <text:p>#DIV/0!</text:p>
          </table:table-cell>
          <table:table-cell table:style-name="ce31" table:formula="of:=0/[.V135]" office:value-type="string" office:string-value="" calcext:value-type="error">
            <text:p>#DIV/0!</text:p>
          </table:table-cell>
          <table:table-cell table:style-name="ce31" table:formula="of:=0/[.W135]" office:value-type="string" office:string-value="" calcext:value-type="error">
            <text:p>#DIV/0!</text:p>
          </table:table-cell>
          <table:table-cell table:style-name="ce31" table:formula="of:=0/[.X135]" office:value-type="string" office:string-value="" calcext:value-type="error">
            <text:p>#DIV/0!</text:p>
          </table:table-cell>
          <table:table-cell table:style-name="ce31" table:formula="of:=0/[.Y135]" office:value-type="string" office:string-value="" calcext:value-type="error">
            <text:p>#DIV/0!</text:p>
          </table:table-cell>
          <table:table-cell table:style-name="ce31" table:formula="of:=0/[.Z135]" office:value-type="string" office:string-value="" calcext:value-type="error">
            <text:p>#DIV/0!</text:p>
          </table:table-cell>
          <table:table-cell table:style-name="ce31"/>
          <table:table-cell table:style-name="ce31" table:formula="of:=[.E14]" office:value-type="float" office:value="0" calcext:value-type="float">
            <text:p>0</text:p>
          </table:table-cell>
          <table:table-cell table:style-name="ce31" table:formula="of:=[.AB14]-[u.D1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[x.D35]*[u.D35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E126]" office:value-type="string" office:string-value="" calcext:value-type="error">
            <text:p>#DIV/0!</text:p>
          </table:table-cell>
          <table:table-cell table:style-name="ce30" table:formula="of:=0/[.F136]" office:value-type="string" office:string-value="" calcext:value-type="error">
            <text:p>#DIV/0!</text:p>
          </table:table-cell>
          <table:table-cell table:style-name="ce30" table:formula="of:=0/[.G136]" office:value-type="string" office:string-value="" calcext:value-type="error">
            <text:p>#DIV/0!</text:p>
          </table:table-cell>
          <table:table-cell table:style-name="ce30" table:formula="of:=0/[.H136]" office:value-type="string" office:string-value="" calcext:value-type="error">
            <text:p>#DIV/0!</text:p>
          </table:table-cell>
          <table:table-cell table:style-name="ce30" table:formula="of:=0/[.I136]" office:value-type="string" office:string-value="" calcext:value-type="error">
            <text:p>#DIV/0!</text:p>
          </table:table-cell>
          <table:table-cell table:style-name="ce30" table:formula="of:=0/[.J136]" office:value-type="string" office:string-value="" calcext:value-type="error">
            <text:p>#DIV/0!</text:p>
          </table:table-cell>
          <table:table-cell table:style-name="ce30" table:formula="of:=0/[.K136]" office:value-type="string" office:string-value="" calcext:value-type="error">
            <text:p>#DIV/0!</text:p>
          </table:table-cell>
          <table:table-cell table:style-name="ce30" table:formula="of:=0/[.L136]" office:value-type="string" office:string-value="" calcext:value-type="error">
            <text:p>#DIV/0!</text:p>
          </table:table-cell>
          <table:table-cell table:style-name="ce30" table:formula="of:=0/[.M136]" office:value-type="string" office:string-value="" calcext:value-type="error">
            <text:p>#DIV/0!</text:p>
          </table:table-cell>
          <table:table-cell table:style-name="ce30" table:formula="of:=0/[.N136]" office:value-type="string" office:string-value="" calcext:value-type="error">
            <text:p>#DIV/0!</text:p>
          </table:table-cell>
          <table:table-cell table:style-name="ce30" table:formula="of:=0/[.O136]" office:value-type="string" office:string-value="" calcext:value-type="error">
            <text:p>#DIV/0!</text:p>
          </table:table-cell>
          <table:table-cell table:style-name="ce30" table:formula="of:=0/[.P136]" office:value-type="string" office:string-value="" calcext:value-type="error">
            <text:p>#DIV/0!</text:p>
          </table:table-cell>
          <table:table-cell table:style-name="ce30" table:formula="of:=0/[.Q136]" office:value-type="string" office:string-value="" calcext:value-type="error">
            <text:p>#DIV/0!</text:p>
          </table:table-cell>
          <table:table-cell table:style-name="ce30" table:formula="of:=0/[.R136]" office:value-type="string" office:string-value="" calcext:value-type="error">
            <text:p>#DIV/0!</text:p>
          </table:table-cell>
          <table:table-cell table:style-name="ce30" table:formula="of:=0/[.S136]" office:value-type="string" office:string-value="" calcext:value-type="error">
            <text:p>#DIV/0!</text:p>
          </table:table-cell>
          <table:table-cell table:style-name="ce30" table:formula="of:=0/[.T136]" office:value-type="string" office:string-value="" calcext:value-type="error">
            <text:p>#DIV/0!</text:p>
          </table:table-cell>
          <table:table-cell table:style-name="ce30" table:formula="of:=0/[.U136]" office:value-type="string" office:string-value="" calcext:value-type="error">
            <text:p>#DIV/0!</text:p>
          </table:table-cell>
          <table:table-cell table:style-name="ce30" table:formula="of:=0/[.V136]" office:value-type="string" office:string-value="" calcext:value-type="error">
            <text:p>#DIV/0!</text:p>
          </table:table-cell>
          <table:table-cell table:style-name="ce30" table:formula="of:=0/[.W136]" office:value-type="string" office:string-value="" calcext:value-type="error">
            <text:p>#DIV/0!</text:p>
          </table:table-cell>
          <table:table-cell table:style-name="ce30" table:formula="of:=0/[.X136]" office:value-type="string" office:string-value="" calcext:value-type="error">
            <text:p>#DIV/0!</text:p>
          </table:table-cell>
          <table:table-cell table:style-name="ce30" table:formula="of:=0/[.Y136]" office:value-type="string" office:string-value="" calcext:value-type="error">
            <text:p>#DIV/0!</text:p>
          </table:table-cell>
          <table:table-cell table:style-name="ce30" table:formula="of:=0/[.Z136]" office:value-type="string" office:string-value="" calcext:value-type="error">
            <text:p>#DIV/0!</text:p>
          </table:table-cell>
          <table:table-cell table:style-name="ce30"/>
          <table:table-cell table:style-name="ce30" table:formula="of:=0.5*[.D15]" office:value-type="float" office:value="0" calcext:value-type="float">
            <text:p>0</text:p>
          </table:table-cell>
          <table:table-cell table:style-name="ce31" table:formula="of:=[.AB15]-[u.D1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formula="of:=[.I4]*[u.D14]" office:value-type="float" office:value="0" calcext:value-type="float">
            <text:p>0</text:p>
          </table:table-cell>
          <table:table-cell table:style-name="ce30" table:formula="of:=0/[.D127]" office:value-type="string" office:string-value="" calcext:value-type="error">
            <text:p>#DIV/0!</text:p>
          </table:table-cell>
          <table:table-cell table:style-name="ce30" table:formula="of:=0/[.E127]" office:value-type="string" office:string-value="" calcext:value-type="error">
            <text:p>#DIV/0!</text:p>
          </table:table-cell>
          <table:table-cell table:style-name="ce30" table:formula="of:=0/[.F137]" office:value-type="string" office:string-value="" calcext:value-type="error">
            <text:p>#DIV/0!</text:p>
          </table:table-cell>
          <table:table-cell table:style-name="ce30" table:formula="of:=0/[.G137]" office:value-type="string" office:string-value="" calcext:value-type="error">
            <text:p>#DIV/0!</text:p>
          </table:table-cell>
          <table:table-cell table:style-name="ce30" table:formula="of:=0/[.H137]" office:value-type="string" office:string-value="" calcext:value-type="error">
            <text:p>#DIV/0!</text:p>
          </table:table-cell>
          <table:table-cell table:style-name="ce30" table:formula="of:=0/[.I137]" office:value-type="string" office:string-value="" calcext:value-type="error">
            <text:p>#DIV/0!</text:p>
          </table:table-cell>
          <table:table-cell table:style-name="ce30" table:formula="of:=0/[.J137]" office:value-type="string" office:string-value="" calcext:value-type="error">
            <text:p>#DIV/0!</text:p>
          </table:table-cell>
          <table:table-cell table:style-name="ce30" table:formula="of:=0/[.K137]" office:value-type="string" office:string-value="" calcext:value-type="error">
            <text:p>#DIV/0!</text:p>
          </table:table-cell>
          <table:table-cell table:style-name="ce30" table:formula="of:=0/[.L137]" office:value-type="string" office:string-value="" calcext:value-type="error">
            <text:p>#DIV/0!</text:p>
          </table:table-cell>
          <table:table-cell table:style-name="ce30" table:formula="of:=0/[.M137]" office:value-type="string" office:string-value="" calcext:value-type="error">
            <text:p>#DIV/0!</text:p>
          </table:table-cell>
          <table:table-cell table:style-name="ce30" table:formula="of:=0/[.N137]" office:value-type="string" office:string-value="" calcext:value-type="error">
            <text:p>#DIV/0!</text:p>
          </table:table-cell>
          <table:table-cell table:style-name="ce30" table:formula="of:=0/[.O137]" office:value-type="string" office:string-value="" calcext:value-type="error">
            <text:p>#DIV/0!</text:p>
          </table:table-cell>
          <table:table-cell table:style-name="ce30" table:formula="of:=0/[.P137]" office:value-type="string" office:string-value="" calcext:value-type="error">
            <text:p>#DIV/0!</text:p>
          </table:table-cell>
          <table:table-cell table:style-name="ce30" table:formula="of:=0/[.Q137]" office:value-type="string" office:string-value="" calcext:value-type="error">
            <text:p>#DIV/0!</text:p>
          </table:table-cell>
          <table:table-cell table:style-name="ce30" table:formula="of:=0/[.R137]" office:value-type="string" office:string-value="" calcext:value-type="error">
            <text:p>#DIV/0!</text:p>
          </table:table-cell>
          <table:table-cell table:style-name="ce30" table:formula="of:=0/[.S137]" office:value-type="string" office:string-value="" calcext:value-type="error">
            <text:p>#DIV/0!</text:p>
          </table:table-cell>
          <table:table-cell table:style-name="ce30" table:formula="of:=0/[.T137]" office:value-type="string" office:string-value="" calcext:value-type="error">
            <text:p>#DIV/0!</text:p>
          </table:table-cell>
          <table:table-cell table:style-name="ce30" table:formula="of:=0/[.U137]" office:value-type="string" office:string-value="" calcext:value-type="error">
            <text:p>#DIV/0!</text:p>
          </table:table-cell>
          <table:table-cell table:style-name="ce30" table:formula="of:=0/[.V137]" office:value-type="string" office:string-value="" calcext:value-type="error">
            <text:p>#DIV/0!</text:p>
          </table:table-cell>
          <table:table-cell table:style-name="ce30" table:formula="of:=0/[.W137]" office:value-type="string" office:string-value="" calcext:value-type="error">
            <text:p>#DIV/0!</text:p>
          </table:table-cell>
          <table:table-cell table:style-name="ce30" table:formula="of:=0/[.X137]" office:value-type="string" office:string-value="" calcext:value-type="error">
            <text:p>#DIV/0!</text:p>
          </table:table-cell>
          <table:table-cell table:style-name="ce30" table:formula="of:=0/[.Y137]" office:value-type="string" office:string-value="" calcext:value-type="error">
            <text:p>#DIV/0!</text:p>
          </table:table-cell>
          <table:table-cell table:style-name="ce30" table:formula="of:=0/[.Z137]" office:value-type="string" office:string-value="" calcext:value-type="error">
            <text:p>#DIV/0!</text:p>
          </table:table-cell>
          <table:table-cell table:style-name="ce30"/>
          <table:table-cell table:style-name="ce30" table:formula="of:=-[.C16]" office:value-type="float" office:value="-0" calcext:value-type="float">
            <text:p>0</text:p>
          </table:table-cell>
          <table:table-cell table:style-name="ce31" table:formula="of:=[.AB16]-[u.D1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624602937800924" calcext:value-type="float">
            <text:p>-0.000006246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624602937800924" calcext:value-type="float">
            <text:p>-0.00000624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formula="of:=0/[.C140]" office:value-type="string" office:string-value="" calcext:value-type="error">
            <text:p>#DIV/0!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40]" office:value-type="string" office:string-value="" calcext:value-type="error">
            <text:p>#DIV/0!</text:p>
          </table:table-cell>
          <table:table-cell table:style-name="ce30" table:formula="of:=0/[.H140]" office:value-type="string" office:string-value="" calcext:value-type="error">
            <text:p>#DIV/0!</text:p>
          </table:table-cell>
          <table:table-cell table:style-name="ce30" table:formula="of:=0/[.I140]" office:value-type="string" office:string-value="" calcext:value-type="error">
            <text:p>#DIV/0!</text:p>
          </table:table-cell>
          <table:table-cell table:style-name="ce30" table:formula="of:=0/[.J140]" office:value-type="string" office:string-value="" calcext:value-type="error">
            <text:p>#DIV/0!</text:p>
          </table:table-cell>
          <table:table-cell table:style-name="ce30" table:formula="of:=0/[.K140]" office:value-type="string" office:string-value="" calcext:value-type="error">
            <text:p>#DIV/0!</text:p>
          </table:table-cell>
          <table:table-cell table:style-name="ce30" table:formula="of:=0/[.L140]" office:value-type="string" office:string-value="" calcext:value-type="error">
            <text:p>#DIV/0!</text:p>
          </table:table-cell>
          <table:table-cell table:style-name="ce30" table:formula="of:=0/[.M140]" office:value-type="string" office:string-value="" calcext:value-type="error">
            <text:p>#DIV/0!</text:p>
          </table:table-cell>
          <table:table-cell table:style-name="ce30" table:formula="of:=0/[.N140]" office:value-type="string" office:string-value="" calcext:value-type="error">
            <text:p>#DIV/0!</text:p>
          </table:table-cell>
          <table:table-cell table:style-name="ce30" table:formula="of:=0/[.O140]" office:value-type="string" office:string-value="" calcext:value-type="error">
            <text:p>#DIV/0!</text:p>
          </table:table-cell>
          <table:table-cell table:style-name="ce30" table:formula="of:=0/[.P140]" office:value-type="string" office:string-value="" calcext:value-type="error">
            <text:p>#DIV/0!</text:p>
          </table:table-cell>
          <table:table-cell table:style-name="ce30" table:formula="of:=0/[.Q140]" office:value-type="string" office:string-value="" calcext:value-type="error">
            <text:p>#DIV/0!</text:p>
          </table:table-cell>
          <table:table-cell table:style-name="ce30" table:formula="of:=0/[.R140]" office:value-type="string" office:string-value="" calcext:value-type="error">
            <text:p>#DIV/0!</text:p>
          </table:table-cell>
          <table:table-cell table:style-name="ce30" table:formula="of:=0/[.S140]" office:value-type="string" office:string-value="" calcext:value-type="error">
            <text:p>#DIV/0!</text:p>
          </table:table-cell>
          <table:table-cell table:style-name="ce30" table:formula="of:=0/[.T140]" office:value-type="string" office:string-value="" calcext:value-type="error">
            <text:p>#DIV/0!</text:p>
          </table:table-cell>
          <table:table-cell table:style-name="ce30" table:formula="of:=0/[.U140]" office:value-type="string" office:string-value="" calcext:value-type="error">
            <text:p>#DIV/0!</text:p>
          </table:table-cell>
          <table:table-cell table:style-name="ce30" table:formula="of:=0/[.V140]" office:value-type="string" office:string-value="" calcext:value-type="error">
            <text:p>#DIV/0!</text:p>
          </table:table-cell>
          <table:table-cell table:style-name="ce30" table:formula="of:=0/[.W140]" office:value-type="string" office:string-value="" calcext:value-type="error">
            <text:p>#DIV/0!</text:p>
          </table:table-cell>
          <table:table-cell table:style-name="ce30" table:formula="of:=0/[.X140]" office:value-type="string" office:string-value="" calcext:value-type="error">
            <text:p>#DIV/0!</text:p>
          </table:table-cell>
          <table:table-cell table:style-name="ce30" table:formula="of:=0/[.Y140]" office:value-type="string" office:string-value="" calcext:value-type="error">
            <text:p>#DIV/0!</text:p>
          </table:table-cell>
          <table:table-cell table:style-name="ce30" table:formula="of:=0/[.Z140]" office:value-type="string" office:string-value="" calcext:value-type="error">
            <text:p>#DIV/0!</text:p>
          </table:table-cell>
          <table:table-cell table:style-name="ce30"/>
          <table:table-cell table:style-name="ce30" table:formula="of:=2*([.C8]+[.D8])" office:value-type="float" office:value="0" calcext:value-type="float">
            <text:p>0</text:p>
          </table:table-cell>
          <table:table-cell table:style-name="ce31" table:formula="of:=[.AB19]-[u.D1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formula="of:=[x.D26]/[x.D20]" office:value-type="float" office:value="0" calcext:value-type="float">
            <text:p>0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41]" office:value-type="string" office:string-value="" calcext:value-type="error">
            <text:p>#DIV/0!</text:p>
          </table:table-cell>
          <table:table-cell table:style-name="ce30" table:formula="of:=0/[.P141]" office:value-type="string" office:string-value="" calcext:value-type="error">
            <text:p>#DIV/0!</text:p>
          </table:table-cell>
          <table:table-cell table:style-name="ce30" table:formula="of:=0/[.Q141]" office:value-type="string" office:string-value="" calcext:value-type="error">
            <text:p>#DIV/0!</text:p>
          </table:table-cell>
          <table:table-cell table:style-name="ce30" table:formula="of:=0/[.R141]" office:value-type="string" office:string-value="" calcext:value-type="error">
            <text:p>#DIV/0!</text:p>
          </table:table-cell>
          <table:table-cell table:style-name="ce30" table:formula="of:=0/[.S141]" office:value-type="string" office:string-value="" calcext:value-type="error">
            <text:p>#DIV/0!</text:p>
          </table:table-cell>
          <table:table-cell table:style-name="ce30" table:formula="of:=0/[.T141]" office:value-type="string" office:string-value="" calcext:value-type="error">
            <text:p>#DIV/0!</text:p>
          </table:table-cell>
          <table:table-cell table:style-name="ce30" table:formula="of:=0/[.U141]" office:value-type="string" office:string-value="" calcext:value-type="error">
            <text:p>#DIV/0!</text:p>
          </table:table-cell>
          <table:table-cell table:style-name="ce30" table:formula="of:=0/[.V141]" office:value-type="string" office:string-value="" calcext:value-type="error">
            <text:p>#DIV/0!</text:p>
          </table:table-cell>
          <table:table-cell table:style-name="ce30" table:formula="of:=0/[.W141]" office:value-type="string" office:string-value="" calcext:value-type="error">
            <text:p>#DIV/0!</text:p>
          </table:table-cell>
          <table:table-cell table:style-name="ce30" table:formula="of:=0/[.X141]" office:value-type="string" office:string-value="" calcext:value-type="error">
            <text:p>#DIV/0!</text:p>
          </table:table-cell>
          <table:table-cell table:style-name="ce30" table:formula="of:=0/[.Y141]" office:value-type="string" office:string-value="" calcext:value-type="error">
            <text:p>#DIV/0!</text:p>
          </table:table-cell>
          <table:table-cell table:style-name="ce30" table:formula="of:=0/[.Z141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20]" office:value-type="float" office:value="0" calcext:value-type="float">
            <text:p>0</text:p>
          </table:table-cell>
          <table:table-cell table:style-name="ce31" table:formula="of:=[.AB20]-[u.D2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formula="of:=[x.D4]*[u.D4]" office:value-type="float" office:value="0.000183354594680804" calcext:value-type="float">
            <text:p>0.0001833546</text:p>
          </table:table-cell>
          <table:table-cell table:style-name="ce31" table:formula="of:=[x.D5]*[u.D5]" office:value-type="float" office:value="-0.000183354594680804" calcext:value-type="float">
            <text:p>-0.0001833546</text:p>
          </table:table-cell>
          <table:table-cell table:style-name="ce31" table:formula="of:=[x.D6]*[u.D6]" office:value-type="float" office:value="-0" calcext:value-type="float">
            <text:p>0</text:p>
          </table:table-cell>
          <table:table-cell table:style-name="ce31" table:formula="of:=0/[.F142]" office:value-type="string" office:string-value="" calcext:value-type="error">
            <text:p>#DIV/0!</text:p>
          </table:table-cell>
          <table:table-cell table:style-name="ce31" table:formula="of:=0/[.G142]" office:value-type="string" office:string-value="" calcext:value-type="error">
            <text:p>#DIV/0!</text:p>
          </table:table-cell>
          <table:table-cell table:style-name="ce31" table:formula="of:=0/[.H142]" office:value-type="string" office:string-value="" calcext:value-type="error">
            <text:p>#DIV/0!</text:p>
          </table:table-cell>
          <table:table-cell table:style-name="ce31" table:formula="of:=0/[.I142]" office:value-type="string" office:string-value="" calcext:value-type="error">
            <text:p>#DIV/0!</text:p>
          </table:table-cell>
          <table:table-cell table:style-name="ce31" table:formula="of:=0/[.J142]" office:value-type="string" office:string-value="" calcext:value-type="error">
            <text:p>#DIV/0!</text:p>
          </table:table-cell>
          <table:table-cell table:style-name="ce31" table:formula="of:=0/[.K142]" office:value-type="string" office:string-value="" calcext:value-type="error">
            <text:p>#DIV/0!</text:p>
          </table:table-cell>
          <table:table-cell table:style-name="ce31" table:formula="of:=0/[.L142]" office:value-type="string" office:string-value="" calcext:value-type="error">
            <text:p>#DIV/0!</text:p>
          </table:table-cell>
          <table:table-cell table:style-name="ce31" table:formula="of:=0/[.M142]" office:value-type="string" office:string-value="" calcext:value-type="error">
            <text:p>#DIV/0!</text:p>
          </table:table-cell>
          <table:table-cell table:style-name="ce31" table:formula="of:=0/[.N142]" office:value-type="string" office:string-value="" calcext:value-type="error">
            <text:p>#DIV/0!</text:p>
          </table:table-cell>
          <table:table-cell table:style-name="ce31" table:formula="of:=0/[.O142]" office:value-type="string" office:string-value="" calcext:value-type="error">
            <text:p>#DIV/0!</text:p>
          </table:table-cell>
          <table:table-cell table:style-name="ce31" table:formula="of:=0/[.P142]" office:value-type="string" office:string-value="" calcext:value-type="error">
            <text:p>#DIV/0!</text:p>
          </table:table-cell>
          <table:table-cell table:style-name="ce31" table:formula="of:=0/[.Q142]" office:value-type="string" office:string-value="" calcext:value-type="error">
            <text:p>#DIV/0!</text:p>
          </table:table-cell>
          <table:table-cell table:style-name="ce31" table:formula="of:=0/[.R142]" office:value-type="string" office:string-value="" calcext:value-type="error">
            <text:p>#DIV/0!</text:p>
          </table:table-cell>
          <table:table-cell table:style-name="ce31" table:formula="of:=0/[.S142]" office:value-type="string" office:string-value="" calcext:value-type="error">
            <text:p>#DIV/0!</text:p>
          </table:table-cell>
          <table:table-cell table:style-name="ce31" table:formula="of:=0/[.T142]" office:value-type="string" office:string-value="" calcext:value-type="error">
            <text:p>#DIV/0!</text:p>
          </table:table-cell>
          <table:table-cell table:style-name="ce31" table:formula="of:=0/[.U142]" office:value-type="string" office:string-value="" calcext:value-type="error">
            <text:p>#DIV/0!</text:p>
          </table:table-cell>
          <table:table-cell table:style-name="ce31" table:formula="of:=0/[.V142]" office:value-type="string" office:string-value="" calcext:value-type="error">
            <text:p>#DIV/0!</text:p>
          </table:table-cell>
          <table:table-cell table:style-name="ce31" table:formula="of:=0/[.W142]" office:value-type="string" office:string-value="" calcext:value-type="error">
            <text:p>#DIV/0!</text:p>
          </table:table-cell>
          <table:table-cell table:style-name="ce31" table:formula="of:=0/[.X142]" office:value-type="string" office:string-value="" calcext:value-type="error">
            <text:p>#DIV/0!</text:p>
          </table:table-cell>
          <table:table-cell table:style-name="ce31" table:formula="of:=0/[.Y142]" office:value-type="string" office:string-value="" calcext:value-type="error">
            <text:p>#DIV/0!</text:p>
          </table:table-cell>
          <table:table-cell table:style-name="ce31" table:formula="of:=0/[.Z142]" office:value-type="string" office:string-value="" calcext:value-type="error">
            <text:p>#DIV/0!</text:p>
          </table:table-cell>
          <table:table-cell table:style-name="ce31"/>
          <table:table-cell table:style-name="ce31" table:formula="of:=2*([.C21]+[.D21]+[.E21])" office:value-type="float" office:value="0" calcext:value-type="float">
            <text:p>0</text:p>
          </table:table-cell>
          <table:table-cell table:style-name="ce31" table:formula="of:=[.AB21]-[u.D21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formula="of:=[x.D15]*[u.D25]" office:value-type="float" office:value="-0" calcext:value-type="float">
            <text:p>0</text:p>
          </table:table-cell>
          <table:table-cell table:style-name="ce30" table:formula="of:=[x.D25]*[u.D15]" office:value-type="float" office:value="0" calcext:value-type="float">
            <text:p>0</text:p>
          </table:table-cell>
          <table:table-cell table:style-name="ce30" table:formula="of:=[x.D1566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G144]" office:value-type="string" office:string-value="" calcext:value-type="error">
            <text:p>#DIV/0!</text:p>
          </table:table-cell>
          <table:table-cell table:style-name="ce30" table:formula="of:=0/[.H144]" office:value-type="string" office:string-value="" calcext:value-type="error">
            <text:p>#DIV/0!</text:p>
          </table:table-cell>
          <table:table-cell table:style-name="ce30" table:formula="of:=0/[.I144]" office:value-type="string" office:string-value="" calcext:value-type="error">
            <text:p>#DIV/0!</text:p>
          </table:table-cell>
          <table:table-cell table:style-name="ce30" table:formula="of:=0/[.J144]" office:value-type="string" office:string-value="" calcext:value-type="error">
            <text:p>#DIV/0!</text:p>
          </table:table-cell>
          <table:table-cell table:style-name="ce30" table:formula="of:=0/[.K144]" office:value-type="string" office:string-value="" calcext:value-type="error">
            <text:p>#DIV/0!</text:p>
          </table:table-cell>
          <table:table-cell table:style-name="ce30" table:formula="of:=0/[.L144]" office:value-type="string" office:string-value="" calcext:value-type="error">
            <text:p>#DIV/0!</text:p>
          </table:table-cell>
          <table:table-cell table:style-name="ce30" table:formula="of:=0/[.M144]" office:value-type="string" office:string-value="" calcext:value-type="error">
            <text:p>#DIV/0!</text:p>
          </table:table-cell>
          <table:table-cell table:style-name="ce30" table:formula="of:=0/[.N144]" office:value-type="string" office:string-value="" calcext:value-type="error">
            <text:p>#DIV/0!</text:p>
          </table:table-cell>
          <table:table-cell table:style-name="ce30" table:formula="of:=0/[.O144]" office:value-type="string" office:string-value="" calcext:value-type="error">
            <text:p>#DIV/0!</text:p>
          </table:table-cell>
          <table:table-cell table:style-name="ce30" table:formula="of:=0/[.P144]" office:value-type="string" office:string-value="" calcext:value-type="error">
            <text:p>#DIV/0!</text:p>
          </table:table-cell>
          <table:table-cell table:style-name="ce30" table:formula="of:=0/[.Q144]" office:value-type="string" office:string-value="" calcext:value-type="error">
            <text:p>#DIV/0!</text:p>
          </table:table-cell>
          <table:table-cell table:style-name="ce30" table:formula="of:=0/[.R144]" office:value-type="string" office:string-value="" calcext:value-type="error">
            <text:p>#DIV/0!</text:p>
          </table:table-cell>
          <table:table-cell table:style-name="ce30" table:formula="of:=0/[.S144]" office:value-type="string" office:string-value="" calcext:value-type="error">
            <text:p>#DIV/0!</text:p>
          </table:table-cell>
          <table:table-cell table:style-name="ce30" table:formula="of:=0/[.T144]" office:value-type="string" office:string-value="" calcext:value-type="error">
            <text:p>#DIV/0!</text:p>
          </table:table-cell>
          <table:table-cell table:style-name="ce30" table:formula="of:=0/[.U144]" office:value-type="string" office:string-value="" calcext:value-type="error">
            <text:p>#DIV/0!</text:p>
          </table:table-cell>
          <table:table-cell table:style-name="ce30" table:formula="of:=0/[.V144]" office:value-type="string" office:string-value="" calcext:value-type="error">
            <text:p>#DIV/0!</text:p>
          </table:table-cell>
          <table:table-cell table:style-name="ce30" table:formula="of:=0/[.W144]" office:value-type="string" office:string-value="" calcext:value-type="error">
            <text:p>#DIV/0!</text:p>
          </table:table-cell>
          <table:table-cell table:style-name="ce30" table:formula="of:=0/[.X144]" office:value-type="string" office:string-value="" calcext:value-type="error">
            <text:p>#DIV/0!</text:p>
          </table:table-cell>
          <table:table-cell table:style-name="ce30" table:formula="of:=0/[.Y144]" office:value-type="string" office:string-value="" calcext:value-type="error">
            <text:p>#DIV/0!</text:p>
          </table:table-cell>
          <table:table-cell table:style-name="ce30" table:formula="of:=0/[.Z144]" office:value-type="string" office:string-value="" calcext:value-type="error">
            <text:p>#DIV/0!</text:p>
          </table:table-cell>
          <table:table-cell table:style-name="ce30"/>
          <table:table-cell table:style-name="ce30" table:formula="of:=[.F23]" office:value-type="float" office:value="0" calcext:value-type="float">
            <text:p>0</text:p>
          </table:table-cell>
          <table:table-cell table:style-name="ce31" table:formula="of:=[.AB23]-[u.D2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[x.D6]*[u.D20]" office:value-type="float" office:value="0" calcext:value-type="float">
            <text:p>0</text:p>
          </table:table-cell>
          <table:table-cell table:style-name="ce31" table:formula="of:=[x.D20]*[u.D6]" office:value-type="float" office:value="-4.13032698349361" calcext:value-type="float">
            <text:p>-4.1303269835</text:p>
          </table:table-cell>
          <table:table-cell table:style-name="ce31" table:formula="of:=[x.D25]*[x.D6]" office:value-type="float" office:value="0" calcext:value-type="float">
            <text:p>0</text:p>
          </table:table-cell>
          <table:table-cell table:style-name="ce31" table:formula="of:=[x.D3]*[u.D25]" office:value-type="float" office:value="-4.10865835290993" calcext:value-type="float">
            <text:p>-4.1086583529</text:p>
          </table:table-cell>
          <table:table-cell table:style-name="ce31" table:formula="of:=([.C24]+[.D24]-[.E24]-[.F24])/[.H12]" office:value-type="float" office:value="-0.00000000168084751830173" calcext:value-type="float">
            <text:p>-1.68084751830173E-009</text:p>
          </table:table-cell>
          <table:table-cell table:style-name="ce31" table:formula="of:=[x.D3]*[.F24]" office:value-type="float" office:value="-5471.48101997269" calcext:value-type="float">
            <text:p>-5471.4810199727</text:p>
          </table:table-cell>
          <table:table-cell table:style-name="ce31" table:formula="of:=[x.D20]^3" office:value-type="float" office:value="51312965696" calcext:value-type="float">
            <text:p>51312965696</text:p>
          </table:table-cell>
          <table:table-cell table:style-name="ce31" table:formula="of:=[.E8]/[x.D8]" office:value-type="float" office:value="0" calcext:value-type="float">
            <text:p>0</text:p>
          </table:table-cell>
          <table:table-cell table:style-name="ce31" table:formula="of:=[.H24]/[.I24]" office:value-type="float" office:value="-0.00000010662960025324" calcext:value-type="float">
            <text:p>-1.0662960025324E-007</text:p>
          </table:table-cell>
          <table:table-cell table:style-name="ce31" table:formula="of:=(2*[.K24]-2*[.J24])*([.C12]-[.D12])" office:value-type="float" office:value="-0" calcext:value-type="float">
            <text:p>0</text:p>
          </table:table-cell>
          <table:table-cell table:style-name="ce31" table:formula="of:=[u.D8]*([.C12]-[.D12])" office:value-type="float" office:value="0" calcext:value-type="float">
            <text:p>0</text:p>
          </table:table-cell>
          <table:table-cell table:style-name="ce31" table:formula="of:=(1-[.F12])^(3/2)" office:value-type="float" office:value="0.813682944807788" calcext:value-type="float">
            <text:p>0.8136829448</text:p>
          </table:table-cell>
          <table:table-cell table:style-name="ce31" table:formula="of:=[x.D8]^2" office:value-type="float" office:value="190678980526336" calcext:value-type="float">
            <text:p>190678980526336</text:p>
          </table:table-cell>
          <table:table-cell table:style-name="ce31" table:formula="of:=[x.D8]*[.N24]" office:value-type="float" office:value="11235867.8779177" calcext:value-type="float">
            <text:p>11235867.8779177</text:p>
          </table:table-cell>
          <table:table-cell table:style-name="ce31" table:formula="of:=[.O24]*[.G12]" office:value-type="float" office:value="178014163963828" calcext:value-type="float">
            <text:p>178014163963828</text:p>
          </table:table-cell>
          <table:table-cell table:style-name="ce31" table:formula="of:=[.L24]/[.P24]" office:value-type="float" office:value="-0" calcext:value-type="float">
            <text:p>0</text:p>
          </table:table-cell>
          <table:table-cell table:style-name="ce31" table:formula="of:=[.M24]/[.Q24]" office:value-type="float" office:value="0" calcext:value-type="float">
            <text:p>0</text:p>
          </table:table-cell>
          <table:table-cell table:style-name="ce31" table:formula="of:=0/[.T145]" office:value-type="string" office:string-value="" calcext:value-type="error">
            <text:p>#DIV/0!</text:p>
          </table:table-cell>
          <table:table-cell table:style-name="ce31" table:formula="of:=0/[.U145]" office:value-type="string" office:string-value="" calcext:value-type="error">
            <text:p>#DIV/0!</text:p>
          </table:table-cell>
          <table:table-cell table:style-name="ce31" table:formula="of:=0/[.V145]" office:value-type="string" office:string-value="" calcext:value-type="error">
            <text:p>#DIV/0!</text:p>
          </table:table-cell>
          <table:table-cell table:style-name="ce31" table:formula="of:=0/[.W145]" office:value-type="string" office:string-value="" calcext:value-type="error">
            <text:p>#DIV/0!</text:p>
          </table:table-cell>
          <table:table-cell table:style-name="ce31" table:formula="of:=0/[.X145]" office:value-type="string" office:string-value="" calcext:value-type="error">
            <text:p>#DIV/0!</text:p>
          </table:table-cell>
          <table:table-cell table:style-name="ce31" table:formula="of:=0/[.Y145]" office:value-type="string" office:string-value="" calcext:value-type="error">
            <text:p>#DIV/0!</text:p>
          </table:table-cell>
          <table:table-cell table:style-name="ce31" table:formula="of:=0/[.Z145]" office:value-type="string" office:string-value="" calcext:value-type="error">
            <text:p>#DIV/0!</text:p>
          </table:table-cell>
          <table:table-cell table:style-name="ce31"/>
          <table:table-cell table:style-name="ce31" table:formula="of:=[.G24]-0.5*[.R24]-[.S24]" office:value-type="float" office:value="-0.00000000168084751830173" calcext:value-type="float">
            <text:p>-1.68084751830173E-009</text:p>
          </table:table-cell>
          <table:table-cell table:style-name="ce31" table:formula="of:=[.AB24]-[u.D2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[x.D8]*[u.D26]" office:value-type="float" office:value="-316630155.619919" calcext:value-type="float">
            <text:p>-316630155.619919</text:p>
          </table:table-cell>
          <table:table-cell table:style-name="ce31" table:formula="of:=[x.D26]^2" office:value-type="float" office:value="0" calcext:value-type="float">
            <text:p>0</text:p>
          </table:table-cell>
          <table:table-cell table:style-name="ce31" table:formula="of:=(2*[.C25]-[.D25])/[x.D9]" office:value-type="float" office:value="-0.0123411364486618" calcext:value-type="float">
            <text:p>-0.0123411364</text:p>
          </table:table-cell>
          <table:table-cell table:style-name="ce31" table:formula="of:=0/[.F146]" office:value-type="string" office:string-value="" calcext:value-type="error">
            <text:p>#DIV/0!</text:p>
          </table:table-cell>
          <table:table-cell table:style-name="ce31" table:formula="of:=0/[.G146]" office:value-type="string" office:string-value="" calcext:value-type="error">
            <text:p>#DIV/0!</text:p>
          </table:table-cell>
          <table:table-cell table:style-name="ce31" table:formula="of:=0/[.H146]" office:value-type="string" office:string-value="" calcext:value-type="error">
            <text:p>#DIV/0!</text:p>
          </table:table-cell>
          <table:table-cell table:style-name="ce31" table:formula="of:=0/[.I146]" office:value-type="string" office:string-value="" calcext:value-type="error">
            <text:p>#DIV/0!</text:p>
          </table:table-cell>
          <table:table-cell table:style-name="ce31" table:formula="of:=0/[.J146]" office:value-type="string" office:string-value="" calcext:value-type="error">
            <text:p>#DIV/0!</text:p>
          </table:table-cell>
          <table:table-cell table:style-name="ce31" table:formula="of:=0/[.K146]" office:value-type="string" office:string-value="" calcext:value-type="error">
            <text:p>#DIV/0!</text:p>
          </table:table-cell>
          <table:table-cell table:style-name="ce31" table:formula="of:=0/[.L146]" office:value-type="string" office:string-value="" calcext:value-type="error">
            <text:p>#DIV/0!</text:p>
          </table:table-cell>
          <table:table-cell table:style-name="ce31" table:formula="of:=0/[.M146]" office:value-type="string" office:string-value="" calcext:value-type="error">
            <text:p>#DIV/0!</text:p>
          </table:table-cell>
          <table:table-cell table:style-name="ce31" table:formula="of:=0/[.N146]" office:value-type="string" office:string-value="" calcext:value-type="error">
            <text:p>#DIV/0!</text:p>
          </table:table-cell>
          <table:table-cell table:style-name="ce31" table:formula="of:=0/[.O146]" office:value-type="string" office:string-value="" calcext:value-type="error">
            <text:p>#DIV/0!</text:p>
          </table:table-cell>
          <table:table-cell table:style-name="ce31" table:formula="of:=0/[.P146]" office:value-type="string" office:string-value="" calcext:value-type="error">
            <text:p>#DIV/0!</text:p>
          </table:table-cell>
          <table:table-cell table:style-name="ce31" table:formula="of:=0/[.Q146]" office:value-type="string" office:string-value="" calcext:value-type="error">
            <text:p>#DIV/0!</text:p>
          </table:table-cell>
          <table:table-cell table:style-name="ce31" table:formula="of:=0/[.R146]" office:value-type="string" office:string-value="" calcext:value-type="error">
            <text:p>#DIV/0!</text:p>
          </table:table-cell>
          <table:table-cell table:style-name="ce31" table:formula="of:=0/[.S146]" office:value-type="string" office:string-value="" calcext:value-type="error">
            <text:p>#DIV/0!</text:p>
          </table:table-cell>
          <table:table-cell table:style-name="ce31" table:formula="of:=0/[.T146]" office:value-type="string" office:string-value="" calcext:value-type="error">
            <text:p>#DIV/0!</text:p>
          </table:table-cell>
          <table:table-cell table:style-name="ce31" table:formula="of:=0/[.U146]" office:value-type="string" office:string-value="" calcext:value-type="error">
            <text:p>#DIV/0!</text:p>
          </table:table-cell>
          <table:table-cell table:style-name="ce31" table:formula="of:=0/[.V146]" office:value-type="string" office:string-value="" calcext:value-type="error">
            <text:p>#DIV/0!</text:p>
          </table:table-cell>
          <table:table-cell table:style-name="ce31" table:formula="of:=0/[.W146]" office:value-type="string" office:string-value="" calcext:value-type="error">
            <text:p>#DIV/0!</text:p>
          </table:table-cell>
          <table:table-cell table:style-name="ce31" table:formula="of:=0/[.X146]" office:value-type="string" office:string-value="" calcext:value-type="error">
            <text:p>#DIV/0!</text:p>
          </table:table-cell>
          <table:table-cell table:style-name="ce31" table:formula="of:=0/[.Y146]" office:value-type="string" office:string-value="" calcext:value-type="error">
            <text:p>#DIV/0!</text:p>
          </table:table-cell>
          <table:table-cell table:style-name="ce31" table:formula="of:=0/[.Z146]" office:value-type="string" office:string-value="" calcext:value-type="error">
            <text:p>#DIV/0!</text:p>
          </table:table-cell>
          <table:table-cell table:style-name="ce31"/>
          <table:table-cell table:style-name="ce31" table:formula="of:=0.25*[.E25]" office:value-type="float" office:value="-0.00308528411216545" calcext:value-type="float">
            <text:p>-0.0030852841</text:p>
          </table:table-cell>
          <table:table-cell table:style-name="ce31" table:formula="of:=[.AB25]-[u.D25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formula="of:=[x.D1]*[u.D4]" office:value-type="float" office:value="-0.717391780066726" calcext:value-type="float">
            <text:p>-0.7173917801</text:p>
          </table:table-cell>
          <table:table-cell table:style-name="ce31" table:formula="of:=[x.D2]*[u.D5]" office:value-type="float" office:value="-9.32781192459165" calcext:value-type="float">
            <text:p>-9.3278119246</text:p>
          </table:table-cell>
          <table:table-cell table:style-name="ce31" table:formula="of:=[x.D3]*[u.D6]" office:value-type="float" office:value="-1.48017681202623" calcext:value-type="float">
            <text:p>-1.480176812</text:p>
          </table:table-cell>
          <table:table-cell table:style-name="ce31" table:formula="of:=0/[.F147]" office:value-type="string" office:string-value="" calcext:value-type="error">
            <text:p>#DIV/0!</text:p>
          </table:table-cell>
          <table:table-cell table:style-name="ce31" table:formula="of:=0/[.G147]" office:value-type="string" office:string-value="" calcext:value-type="error">
            <text:p>#DIV/0!</text:p>
          </table:table-cell>
          <table:table-cell table:style-name="ce31" table:formula="of:=0/[.H147]" office:value-type="string" office:string-value="" calcext:value-type="error">
            <text:p>#DIV/0!</text:p>
          </table:table-cell>
          <table:table-cell table:style-name="ce31" table:formula="of:=0/[.I147]" office:value-type="string" office:string-value="" calcext:value-type="error">
            <text:p>#DIV/0!</text:p>
          </table:table-cell>
          <table:table-cell table:style-name="ce31" table:formula="of:=0/[.J147]" office:value-type="string" office:string-value="" calcext:value-type="error">
            <text:p>#DIV/0!</text:p>
          </table:table-cell>
          <table:table-cell table:style-name="ce31" table:formula="of:=0/[.K147]" office:value-type="string" office:string-value="" calcext:value-type="error">
            <text:p>#DIV/0!</text:p>
          </table:table-cell>
          <table:table-cell table:style-name="ce31" table:formula="of:=0/[.L147]" office:value-type="string" office:string-value="" calcext:value-type="error">
            <text:p>#DIV/0!</text:p>
          </table:table-cell>
          <table:table-cell table:style-name="ce31" table:formula="of:=0/[.M147]" office:value-type="string" office:string-value="" calcext:value-type="error">
            <text:p>#DIV/0!</text:p>
          </table:table-cell>
          <table:table-cell table:style-name="ce31" table:formula="of:=0/[.N147]" office:value-type="string" office:string-value="" calcext:value-type="error">
            <text:p>#DIV/0!</text:p>
          </table:table-cell>
          <table:table-cell table:style-name="ce31" table:formula="of:=0/[.O147]" office:value-type="string" office:string-value="" calcext:value-type="error">
            <text:p>#DIV/0!</text:p>
          </table:table-cell>
          <table:table-cell table:style-name="ce31" table:formula="of:=0/[.P147]" office:value-type="string" office:string-value="" calcext:value-type="error">
            <text:p>#DIV/0!</text:p>
          </table:table-cell>
          <table:table-cell table:style-name="ce31" table:formula="of:=0/[.Q147]" office:value-type="string" office:string-value="" calcext:value-type="error">
            <text:p>#DIV/0!</text:p>
          </table:table-cell>
          <table:table-cell table:style-name="ce31" table:formula="of:=0/[.R147]" office:value-type="string" office:string-value="" calcext:value-type="error">
            <text:p>#DIV/0!</text:p>
          </table:table-cell>
          <table:table-cell table:style-name="ce31" table:formula="of:=0/[.S147]" office:value-type="string" office:string-value="" calcext:value-type="error">
            <text:p>#DIV/0!</text:p>
          </table:table-cell>
          <table:table-cell table:style-name="ce31" table:formula="of:=0/[.T147]" office:value-type="string" office:string-value="" calcext:value-type="error">
            <text:p>#DIV/0!</text:p>
          </table:table-cell>
          <table:table-cell table:style-name="ce31" table:formula="of:=0/[.U147]" office:value-type="string" office:string-value="" calcext:value-type="error">
            <text:p>#DIV/0!</text:p>
          </table:table-cell>
          <table:table-cell table:style-name="ce31" table:formula="of:=0/[.V147]" office:value-type="string" office:string-value="" calcext:value-type="error">
            <text:p>#DIV/0!</text:p>
          </table:table-cell>
          <table:table-cell table:style-name="ce31" table:formula="of:=0/[.W147]" office:value-type="string" office:string-value="" calcext:value-type="error">
            <text:p>#DIV/0!</text:p>
          </table:table-cell>
          <table:table-cell table:style-name="ce31" table:formula="of:=0/[.X147]" office:value-type="string" office:string-value="" calcext:value-type="error">
            <text:p>#DIV/0!</text:p>
          </table:table-cell>
          <table:table-cell table:style-name="ce31" table:formula="of:=0/[.Y147]" office:value-type="string" office:string-value="" calcext:value-type="error">
            <text:p>#DIV/0!</text:p>
          </table:table-cell>
          <table:table-cell table:style-name="ce31" table:formula="of:=0/[.Z147]" office:value-type="string" office:string-value="" calcext:value-type="error">
            <text:p>#DIV/0!</text:p>
          </table:table-cell>
          <table:table-cell table:style-name="ce31"/>
          <table:table-cell table:style-name="ce31" table:formula="of:=2*[x.D21]+2*([.C26]+[.D26]+[.E26])" office:value-type="float" office:value="-22.9298315216136" calcext:value-type="float">
            <text:p>-22.9298315216</text:p>
          </table:table-cell>
          <table:table-cell table:style-name="ce31" table:formula="of:=[.AB26]-[u.D26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[x.D29]*[u.D28]" office:value-type="float" office:value="-0" calcext:value-type="float">
            <text:p>0</text:p>
          </table:table-cell>
          <table:table-cell table:style-name="ce31" table:formula="of:=[x.D28]*[u.D29]" office:value-type="float" office:value="0" calcext:value-type="float">
            <text:p>0</text:p>
          </table:table-cell>
          <table:table-cell table:style-name="ce31" table:formula="of:=[x.D28]*[x.D29]" office:value-type="float" office:value="5.32584485892179E-016" calcext:value-type="float">
            <text:p>5.32584485892179E-016</text:p>
          </table:table-cell>
          <table:table-cell table:style-name="ce31" table:formula="of:=[x.D15]*([.C27]+[.D27])" office:value-type="float" office:value="0" calcext:value-type="float">
            <text:p>0</text:p>
          </table:table-cell>
          <table:table-cell table:style-name="ce31" table:formula="of:=[.E27]*[u.D15]" office:value-type="float" office:value="0" calcext:value-type="float">
            <text:p>0</text:p>
          </table:table-cell>
          <table:table-cell table:style-name="ce31" table:formula="of:=[x.D15]*([.F27]+[.G27])" office:value-type="float" office:value="0" calcext:value-type="float">
            <text:p>0</text:p>
          </table:table-cell>
          <table:table-cell table:style-name="ce31" table:formula="of:=0/[.I148]" office:value-type="string" office:string-value="" calcext:value-type="error">
            <text:p>#DIV/0!</text:p>
          </table:table-cell>
          <table:table-cell table:style-name="ce31" table:formula="of:=0/[.J148]" office:value-type="string" office:string-value="" calcext:value-type="error">
            <text:p>#DIV/0!</text:p>
          </table:table-cell>
          <table:table-cell table:style-name="ce31" table:formula="of:=0/[.K148]" office:value-type="string" office:string-value="" calcext:value-type="error">
            <text:p>#DIV/0!</text:p>
          </table:table-cell>
          <table:table-cell table:style-name="ce31" table:formula="of:=0/[.L148]" office:value-type="string" office:string-value="" calcext:value-type="error">
            <text:p>#DIV/0!</text:p>
          </table:table-cell>
          <table:table-cell table:style-name="ce31" table:formula="of:=0/[.M148]" office:value-type="string" office:string-value="" calcext:value-type="error">
            <text:p>#DIV/0!</text:p>
          </table:table-cell>
          <table:table-cell table:style-name="ce31" table:formula="of:=0/[.N148]" office:value-type="string" office:string-value="" calcext:value-type="error">
            <text:p>#DIV/0!</text:p>
          </table:table-cell>
          <table:table-cell table:style-name="ce31" table:formula="of:=0/[.O148]" office:value-type="string" office:string-value="" calcext:value-type="error">
            <text:p>#DIV/0!</text:p>
          </table:table-cell>
          <table:table-cell table:style-name="ce31" table:formula="of:=0/[.P148]" office:value-type="string" office:string-value="" calcext:value-type="error">
            <text:p>#DIV/0!</text:p>
          </table:table-cell>
          <table:table-cell table:style-name="ce31" table:formula="of:=0/[.Q148]" office:value-type="string" office:string-value="" calcext:value-type="error">
            <text:p>#DIV/0!</text:p>
          </table:table-cell>
          <table:table-cell table:style-name="ce31" table:formula="of:=0/[.R148]" office:value-type="string" office:string-value="" calcext:value-type="error">
            <text:p>#DIV/0!</text:p>
          </table:table-cell>
          <table:table-cell table:style-name="ce31" table:formula="of:=0/[.S148]" office:value-type="string" office:string-value="" calcext:value-type="error">
            <text:p>#DIV/0!</text:p>
          </table:table-cell>
          <table:table-cell table:style-name="ce31" table:formula="of:=0/[.T148]" office:value-type="string" office:string-value="" calcext:value-type="error">
            <text:p>#DIV/0!</text:p>
          </table:table-cell>
          <table:table-cell table:style-name="ce31" table:formula="of:=0/[.U148]" office:value-type="string" office:string-value="" calcext:value-type="error">
            <text:p>#DIV/0!</text:p>
          </table:table-cell>
          <table:table-cell table:style-name="ce31" table:formula="of:=0/[.V148]" office:value-type="string" office:string-value="" calcext:value-type="error">
            <text:p>#DIV/0!</text:p>
          </table:table-cell>
          <table:table-cell table:style-name="ce31" table:formula="of:=0/[.W148]" office:value-type="string" office:string-value="" calcext:value-type="error">
            <text:p>#DIV/0!</text:p>
          </table:table-cell>
          <table:table-cell table:style-name="ce31" table:formula="of:=0/[.X148]" office:value-type="string" office:string-value="" calcext:value-type="error">
            <text:p>#DIV/0!</text:p>
          </table:table-cell>
          <table:table-cell table:style-name="ce31" table:formula="of:=0/[.Y148]" office:value-type="string" office:string-value="" calcext:value-type="error">
            <text:p>#DIV/0!</text:p>
          </table:table-cell>
          <table:table-cell table:style-name="ce31" table:formula="of:=0/[.Z148]" office:value-type="string" office:string-value="" calcext:value-type="error">
            <text:p>#DIV/0!</text:p>
          </table:table-cell>
          <table:table-cell table:style-name="ce31"/>
          <table:table-cell table:style-name="ce31" table:formula="of:=0.5*0.091*[.H27]" office:value-type="float" office:value="0" calcext:value-type="float">
            <text:p>0</text:p>
          </table:table-cell>
          <table:table-cell table:style-name="ce31" table:formula="of:=[.AB27]-[u.D2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8" calcext:value-type="float">
            <text:p>28</text:p>
          </table:table-cell>
          <table:table-cell table:style-name="ce30" table:formula="of:=[u.D30]*[x.D28]" office:value-type="float" office:value="-0" calcext:value-type="float">
            <text:p>0</text:p>
          </table:table-cell>
          <table:table-cell table:style-name="ce30" table:formula="of:=0/[.D139]" office:value-type="string" office:string-value="" calcext:value-type="error">
            <text:p>#DIV/0!</text:p>
          </table:table-cell>
          <table:table-cell table:style-name="ce30" table:formula="of:=0/[.E139]" office:value-type="string" office:string-value="" calcext:value-type="error">
            <text:p>#DIV/0!</text:p>
          </table:table-cell>
          <table:table-cell table:style-name="ce30" table:formula="of:=0/[.F149]" office:value-type="string" office:string-value="" calcext:value-type="error">
            <text:p>#DIV/0!</text:p>
          </table:table-cell>
          <table:table-cell table:style-name="ce30" table:formula="of:=0/[.G149]" office:value-type="string" office:string-value="" calcext:value-type="error">
            <text:p>#DIV/0!</text:p>
          </table:table-cell>
          <table:table-cell table:style-name="ce30" table:formula="of:=0/[.H149]" office:value-type="string" office:string-value="" calcext:value-type="error">
            <text:p>#DIV/0!</text:p>
          </table:table-cell>
          <table:table-cell table:style-name="ce30" table:formula="of:=0/[.I149]" office:value-type="string" office:string-value="" calcext:value-type="error">
            <text:p>#DIV/0!</text:p>
          </table:table-cell>
          <table:table-cell table:style-name="ce30" table:formula="of:=0/[.J149]" office:value-type="string" office:string-value="" calcext:value-type="error">
            <text:p>#DIV/0!</text:p>
          </table:table-cell>
          <table:table-cell table:style-name="ce30" table:formula="of:=0/[.K149]" office:value-type="string" office:string-value="" calcext:value-type="error">
            <text:p>#DIV/0!</text:p>
          </table:table-cell>
          <table:table-cell table:style-name="ce30" table:formula="of:=0/[.L149]" office:value-type="string" office:string-value="" calcext:value-type="error">
            <text:p>#DIV/0!</text:p>
          </table:table-cell>
          <table:table-cell table:style-name="ce30" table:formula="of:=0/[.M149]" office:value-type="string" office:string-value="" calcext:value-type="error">
            <text:p>#DIV/0!</text:p>
          </table:table-cell>
          <table:table-cell table:style-name="ce30" table:formula="of:=0/[.N149]" office:value-type="string" office:string-value="" calcext:value-type="error">
            <text:p>#DIV/0!</text:p>
          </table:table-cell>
          <table:table-cell table:style-name="ce30" table:formula="of:=0/[.O149]" office:value-type="string" office:string-value="" calcext:value-type="error">
            <text:p>#DIV/0!</text:p>
          </table:table-cell>
          <table:table-cell table:style-name="ce30" table:formula="of:=0/[.P149]" office:value-type="string" office:string-value="" calcext:value-type="error">
            <text:p>#DIV/0!</text:p>
          </table:table-cell>
          <table:table-cell table:style-name="ce30" table:formula="of:=0/[.Q149]" office:value-type="string" office:string-value="" calcext:value-type="error">
            <text:p>#DIV/0!</text:p>
          </table:table-cell>
          <table:table-cell table:style-name="ce30" table:formula="of:=0/[.R149]" office:value-type="string" office:string-value="" calcext:value-type="error">
            <text:p>#DIV/0!</text:p>
          </table:table-cell>
          <table:table-cell table:style-name="ce30" table:formula="of:=0/[.S149]" office:value-type="string" office:string-value="" calcext:value-type="error">
            <text:p>#DIV/0!</text:p>
          </table:table-cell>
          <table:table-cell table:style-name="ce30" table:formula="of:=0/[.T149]" office:value-type="string" office:string-value="" calcext:value-type="error">
            <text:p>#DIV/0!</text:p>
          </table:table-cell>
          <table:table-cell table:style-name="ce30" table:formula="of:=0/[.U149]" office:value-type="string" office:string-value="" calcext:value-type="error">
            <text:p>#DIV/0!</text:p>
          </table:table-cell>
          <table:table-cell table:style-name="ce30" table:formula="of:=0/[.V149]" office:value-type="string" office:string-value="" calcext:value-type="error">
            <text:p>#DIV/0!</text:p>
          </table:table-cell>
          <table:table-cell table:style-name="ce30" table:formula="of:=0/[.W149]" office:value-type="string" office:string-value="" calcext:value-type="error">
            <text:p>#DIV/0!</text:p>
          </table:table-cell>
          <table:table-cell table:style-name="ce30" table:formula="of:=0/[.X149]" office:value-type="string" office:string-value="" calcext:value-type="error">
            <text:p>#DIV/0!</text:p>
          </table:table-cell>
          <table:table-cell table:style-name="ce30" table:formula="of:=0/[.Y149]" office:value-type="string" office:string-value="" calcext:value-type="error">
            <text:p>#DIV/0!</text:p>
          </table:table-cell>
          <table:table-cell table:style-name="ce30" table:formula="of:=0/[.Z149]" office:value-type="string" office:string-value="" calcext:value-type="error">
            <text:p>#DIV/0!</text:p>
          </table:table-cell>
          <table:table-cell table:style-name="ce30"/>
          <table:table-cell table:style-name="ce30" table:formula="of:=[.C28]" office:value-type="float" office:value="-0" calcext:value-type="float">
            <text:p>0</text:p>
          </table:table-cell>
          <table:table-cell table:style-name="ce31" table:formula="of:=[.AB28]-[u.D28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50]" office:value-type="string" office:string-value="" calcext:value-type="error">
            <text:p>#DIV/0!</text:p>
          </table:table-cell>
          <table:table-cell table:style-name="ce30" table:formula="of:=0/[.H150]" office:value-type="string" office:string-value="" calcext:value-type="error">
            <text:p>#DIV/0!</text:p>
          </table:table-cell>
          <table:table-cell table:style-name="ce30" table:formula="of:=0/[.I150]" office:value-type="string" office:string-value="" calcext:value-type="error">
            <text:p>#DIV/0!</text:p>
          </table:table-cell>
          <table:table-cell table:style-name="ce30" table:formula="of:=0/[.J150]" office:value-type="string" office:string-value="" calcext:value-type="error">
            <text:p>#DIV/0!</text:p>
          </table:table-cell>
          <table:table-cell table:style-name="ce30" table:formula="of:=0/[.K150]" office:value-type="string" office:string-value="" calcext:value-type="error">
            <text:p>#DIV/0!</text:p>
          </table:table-cell>
          <table:table-cell table:style-name="ce30" table:formula="of:=0/[.L150]" office:value-type="string" office:string-value="" calcext:value-type="error">
            <text:p>#DIV/0!</text:p>
          </table:table-cell>
          <table:table-cell table:style-name="ce30" table:formula="of:=0/[.M150]" office:value-type="string" office:string-value="" calcext:value-type="error">
            <text:p>#DIV/0!</text:p>
          </table:table-cell>
          <table:table-cell table:style-name="ce30" table:formula="of:=0/[.N150]" office:value-type="string" office:string-value="" calcext:value-type="error">
            <text:p>#DIV/0!</text:p>
          </table:table-cell>
          <table:table-cell table:style-name="ce30" table:formula="of:=0/[.O150]" office:value-type="string" office:string-value="" calcext:value-type="error">
            <text:p>#DIV/0!</text:p>
          </table:table-cell>
          <table:table-cell table:style-name="ce30" table:formula="of:=0/[.P150]" office:value-type="string" office:string-value="" calcext:value-type="error">
            <text:p>#DIV/0!</text:p>
          </table:table-cell>
          <table:table-cell table:style-name="ce30" table:formula="of:=0/[.Q150]" office:value-type="string" office:string-value="" calcext:value-type="error">
            <text:p>#DIV/0!</text:p>
          </table:table-cell>
          <table:table-cell table:style-name="ce30" table:formula="of:=0/[.R150]" office:value-type="string" office:string-value="" calcext:value-type="error">
            <text:p>#DIV/0!</text:p>
          </table:table-cell>
          <table:table-cell table:style-name="ce30" table:formula="of:=0/[.S150]" office:value-type="string" office:string-value="" calcext:value-type="error">
            <text:p>#DIV/0!</text:p>
          </table:table-cell>
          <table:table-cell table:style-name="ce30" table:formula="of:=0/[.T150]" office:value-type="string" office:string-value="" calcext:value-type="error">
            <text:p>#DIV/0!</text:p>
          </table:table-cell>
          <table:table-cell table:style-name="ce30" table:formula="of:=0/[.U150]" office:value-type="string" office:string-value="" calcext:value-type="error">
            <text:p>#DIV/0!</text:p>
          </table:table-cell>
          <table:table-cell table:style-name="ce30" table:formula="of:=0/[.V150]" office:value-type="string" office:string-value="" calcext:value-type="error">
            <text:p>#DIV/0!</text:p>
          </table:table-cell>
          <table:table-cell table:style-name="ce30" table:formula="of:=0/[.W150]" office:value-type="string" office:string-value="" calcext:value-type="error">
            <text:p>#DIV/0!</text:p>
          </table:table-cell>
          <table:table-cell table:style-name="ce30" table:formula="of:=0/[.X150]" office:value-type="string" office:string-value="" calcext:value-type="error">
            <text:p>#DIV/0!</text:p>
          </table:table-cell>
          <table:table-cell table:style-name="ce30" table:formula="of:=0/[.Y150]" office:value-type="string" office:string-value="" calcext:value-type="error">
            <text:p>#DIV/0!</text:p>
          </table:table-cell>
          <table:table-cell table:style-name="ce30" table:formula="of:=0/[.Z150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29]-[u.D2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formula="of:=[x.D31]^9" office:value-type="float" office:value="3.5184372088832E+022" calcext:value-type="float">
            <text:p>35184372088832000000000</text:p>
          </table:table-cell>
          <table:table-cell table:style-name="ce31" table:formula="of:=[x.D31]^8" office:value-type="float" office:value="1.099511627776E+020" calcext:value-type="float">
            <text:p>109951162777600000000</text:p>
          </table:table-cell>
          <table:table-cell table:style-name="ce31" table:formula="of:=[x.D31]^7" office:value-type="float" office:value="3.4359738368E+017" calcext:value-type="float">
            <text:p>343597383680000000</text:p>
          </table:table-cell>
          <table:table-cell table:style-name="ce34" table:formula="of:=[x.D31]^6" office:value-type="float" office:value="1.073741824E+015" calcext:value-type="float">
            <text:p>1073741824000000</text:p>
          </table:table-cell>
          <table:table-cell table:style-name="ce31" table:formula="of:=[x.D31]^5" office:value-type="float" office:value="3355443200000" calcext:value-type="float">
            <text:p>3355443200000</text:p>
          </table:table-cell>
          <table:table-cell table:style-name="ce34" table:formula="of:=[x.D31]^4" office:value-type="float" office:value="10485760000" calcext:value-type="float">
            <text:p>10485760000</text:p>
          </table:table-cell>
          <table:table-cell table:style-name="ce34" table:formula="of:=[x.D31]^3" office:value-type="float" office:value="32768000" calcext:value-type="float">
            <text:p>32768000</text:p>
          </table:table-cell>
          <table:table-cell table:style-name="ce34" table:formula="of:=[x.D31]^2" office:value-type="float" office:value="102400" calcext:value-type="float">
            <text:p>102400</text:p>
          </table:table-cell>
          <table:table-cell table:style-name="ce31" table:formula="of:=[u.D30]" office:value-type="float" office:value="-0" calcext:value-type="float">
            <text:p>0</text:p>
          </table:table-cell>
          <table:table-cell table:style-name="ce31" table:formula="of:=0/[.L151]" office:value-type="string" office:string-value="" calcext:value-type="error">
            <text:p>#DIV/0!</text:p>
          </table:table-cell>
          <table:table-cell table:style-name="ce31" table:formula="of:=0/[.M151]" office:value-type="string" office:string-value="" calcext:value-type="error">
            <text:p>#DIV/0!</text:p>
          </table:table-cell>
          <table:table-cell table:style-name="ce31" table:formula="of:=0/[.N151]" office:value-type="string" office:string-value="" calcext:value-type="error">
            <text:p>#DIV/0!</text:p>
          </table:table-cell>
          <table:table-cell table:style-name="ce31" table:formula="of:=0/[.O151]" office:value-type="string" office:string-value="" calcext:value-type="error">
            <text:p>#DIV/0!</text:p>
          </table:table-cell>
          <table:table-cell table:style-name="ce31" table:formula="of:=0/[.P151]" office:value-type="string" office:string-value="" calcext:value-type="error">
            <text:p>#DIV/0!</text:p>
          </table:table-cell>
          <table:table-cell table:style-name="ce31" table:formula="of:=0/[.Q151]" office:value-type="string" office:string-value="" calcext:value-type="error">
            <text:p>#DIV/0!</text:p>
          </table:table-cell>
          <table:table-cell table:style-name="ce31" table:formula="of:=0/[.R151]" office:value-type="string" office:string-value="" calcext:value-type="error">
            <text:p>#DIV/0!</text:p>
          </table:table-cell>
          <table:table-cell table:style-name="ce31" table:formula="of:=0/[.S151]" office:value-type="string" office:string-value="" calcext:value-type="error">
            <text:p>#DIV/0!</text:p>
          </table:table-cell>
          <table:table-cell table:style-name="ce31" table:formula="of:=0/[.T151]" office:value-type="string" office:string-value="" calcext:value-type="error">
            <text:p>#DIV/0!</text:p>
          </table:table-cell>
          <table:table-cell table:style-name="ce31" table:formula="of:=0/[.U151]" office:value-type="string" office:string-value="" calcext:value-type="error">
            <text:p>#DIV/0!</text:p>
          </table:table-cell>
          <table:table-cell table:style-name="ce31" table:formula="of:=0/[.V151]" office:value-type="string" office:string-value="" calcext:value-type="error">
            <text:p>#DIV/0!</text:p>
          </table:table-cell>
          <table:table-cell table:style-name="ce31" table:formula="of:=0/[.W151]" office:value-type="string" office:string-value="" calcext:value-type="error">
            <text:p>#DIV/0!</text:p>
          </table:table-cell>
          <table:table-cell table:style-name="ce31" table:formula="of:=0/[.X151]" office:value-type="string" office:string-value="" calcext:value-type="error">
            <text:p>#DIV/0!</text:p>
          </table:table-cell>
          <table:table-cell table:style-name="ce31" table:formula="of:=0/[.Y151]" office:value-type="string" office:string-value="" calcext:value-type="error">
            <text:p>#DIV/0!</text:p>
          </table:table-cell>
          <table:table-cell table:style-name="ce31" table:formula="of:=0/[.Z151]" office:value-type="string" office:string-value="" calcext:value-type="error">
            <text:p>#DIV/0!</text:p>
          </table:table-cell>
          <table:table-cell table:style-name="ce31"/>
          <table:table-cell table:style-name="ce31" table:formula="of:=[.K30]" office:value-type="float" office:value="-0" calcext:value-type="float">
            <text:p>0</text:p>
          </table:table-cell>
          <table:table-cell table:style-name="ce31" table:formula="of:=[.AB30]-[u.D30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1" calcext:value-type="float">
            <text:p>31</text:p>
          </table:table-cell>
          <table:table-cell table:style-name="ce30" table:formula="of:=0/[.C152]" office:value-type="string" office:string-value="" calcext:value-type="error">
            <text:p>#DIV/0!</text:p>
          </table:table-cell>
          <table:table-cell table:style-name="ce30" table:formula="of:=0/[.D152]" office:value-type="string" office:string-value="" calcext:value-type="error">
            <text:p>#DIV/0!</text:p>
          </table:table-cell>
          <table:table-cell table:style-name="ce30" table:formula="of:=0/[.E152]" office:value-type="string" office:string-value="" calcext:value-type="error">
            <text:p>#DIV/0!</text:p>
          </table:table-cell>
          <table:table-cell table:style-name="ce30" table:formula="of:=0/[.F152]" office:value-type="string" office:string-value="" calcext:value-type="error">
            <text:p>#DIV/0!</text:p>
          </table:table-cell>
          <table:table-cell table:style-name="ce30" table:formula="of:=0/[.G152]" office:value-type="string" office:string-value="" calcext:value-type="error">
            <text:p>#DIV/0!</text:p>
          </table:table-cell>
          <table:table-cell table:style-name="ce30" table:formula="of:=0/[.H152]" office:value-type="string" office:string-value="" calcext:value-type="error">
            <text:p>#DIV/0!</text:p>
          </table:table-cell>
          <table:table-cell table:style-name="ce30" table:formula="of:=0/[.I152]" office:value-type="string" office:string-value="" calcext:value-type="error">
            <text:p>#DIV/0!</text:p>
          </table:table-cell>
          <table:table-cell table:style-name="ce30" table:formula="of:=0/[.J152]" office:value-type="string" office:string-value="" calcext:value-type="error">
            <text:p>#DIV/0!</text:p>
          </table:table-cell>
          <table:table-cell table:style-name="ce30" table:formula="of:=0/[.K152]" office:value-type="string" office:string-value="" calcext:value-type="error">
            <text:p>#DIV/0!</text:p>
          </table:table-cell>
          <table:table-cell table:style-name="ce30" table:formula="of:=0/[.L152]" office:value-type="string" office:string-value="" calcext:value-type="error">
            <text:p>#DIV/0!</text:p>
          </table:table-cell>
          <table:table-cell table:style-name="ce30" table:formula="of:=0/[.M152]" office:value-type="string" office:string-value="" calcext:value-type="error">
            <text:p>#DIV/0!</text:p>
          </table:table-cell>
          <table:table-cell table:style-name="ce30" table:formula="of:=0/[.N152]" office:value-type="string" office:string-value="" calcext:value-type="error">
            <text:p>#DIV/0!</text:p>
          </table:table-cell>
          <table:table-cell table:style-name="ce30" table:formula="of:=0/[.O152]" office:value-type="string" office:string-value="" calcext:value-type="error">
            <text:p>#DIV/0!</text:p>
          </table:table-cell>
          <table:table-cell table:style-name="ce30" table:formula="of:=0/[.P152]" office:value-type="string" office:string-value="" calcext:value-type="error">
            <text:p>#DIV/0!</text:p>
          </table:table-cell>
          <table:table-cell table:style-name="ce30" table:formula="of:=0/[.Q152]" office:value-type="string" office:string-value="" calcext:value-type="error">
            <text:p>#DIV/0!</text:p>
          </table:table-cell>
          <table:table-cell table:style-name="ce30" table:formula="of:=0/[.R152]" office:value-type="string" office:string-value="" calcext:value-type="error">
            <text:p>#DIV/0!</text:p>
          </table:table-cell>
          <table:table-cell table:style-name="ce30" table:formula="of:=0/[.S152]" office:value-type="string" office:string-value="" calcext:value-type="error">
            <text:p>#DIV/0!</text:p>
          </table:table-cell>
          <table:table-cell table:style-name="ce30" table:formula="of:=0/[.T152]" office:value-type="string" office:string-value="" calcext:value-type="error">
            <text:p>#DIV/0!</text:p>
          </table:table-cell>
          <table:table-cell table:style-name="ce30" table:formula="of:=0/[.U152]" office:value-type="string" office:string-value="" calcext:value-type="error">
            <text:p>#DIV/0!</text:p>
          </table:table-cell>
          <table:table-cell table:style-name="ce30" table:formula="of:=0/[.V152]" office:value-type="string" office:string-value="" calcext:value-type="error">
            <text:p>#DIV/0!</text:p>
          </table:table-cell>
          <table:table-cell table:style-name="ce30" table:formula="of:=0/[.W152]" office:value-type="string" office:string-value="" calcext:value-type="error">
            <text:p>#DIV/0!</text:p>
          </table:table-cell>
          <table:table-cell table:style-name="ce30" table:formula="of:=0/[.X152]" office:value-type="string" office:string-value="" calcext:value-type="error">
            <text:p>#DIV/0!</text:p>
          </table:table-cell>
          <table:table-cell table:style-name="ce30" table:formula="of:=0/[.Y152]" office:value-type="string" office:string-value="" calcext:value-type="error">
            <text:p>#DIV/0!</text:p>
          </table:table-cell>
          <table:table-cell table:style-name="ce30" table:formula="of:=0/[.Z152]" office:value-type="string" office:string-value="" calcext:value-type="error">
            <text:p>#DIV/0!</text:p>
          </table:table-cell>
          <table:table-cell table:style-name="ce30"/>
          <table:table-cell table:style-name="ce30" table:formula="of:=[u.D20]" office:value-type="float" office:value="0" calcext:value-type="float">
            <text:p>0</text:p>
          </table:table-cell>
          <table:table-cell table:style-name="ce31" table:formula="of:=[.AB31]-[u.D3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[x.D33]*[u.D15]" office:value-type="float" office:value="0" calcext:value-type="float">
            <text:p>0</text:p>
          </table:table-cell>
          <table:table-cell table:style-name="ce31" table:formula="of:=[x.D15]*[u.D33]" office:value-type="float" office:value="0" calcext:value-type="float">
            <text:p>0</text:p>
          </table:table-cell>
          <table:table-cell table:style-name="ce31" table:formula="of:=[x.D33]^2" office:value-type="float" office:value="0.353518015607983" calcext:value-type="float">
            <text:p>0.3535180156</text:p>
          </table:table-cell>
          <table:table-cell table:style-name="ce31" table:formula="of:=([.C32]-[.D32])/[.E32]" office:value-type="float" office:value="0" calcext:value-type="float">
            <text:p>0</text:p>
          </table:table-cell>
          <table:table-cell table:style-name="ce31" table:formula="of:=0/[.G153]" office:value-type="float" office:value="0" calcext:value-type="float">
            <text:p>0</text:p>
          </table:table-cell>
          <table:table-cell table:style-name="ce31" table:formula="of:=0/[.H153]" office:value-type="string" office:string-value="" calcext:value-type="error">
            <text:p>#DIV/0!</text:p>
          </table:table-cell>
          <table:table-cell table:style-name="ce31" table:formula="of:=0/[.I153]" office:value-type="float" office:value="0" calcext:value-type="float">
            <text:p>0</text:p>
          </table:table-cell>
          <table:table-cell table:style-name="ce31" table:formula="of:=0/[.J153]" office:value-type="string" office:string-value="" calcext:value-type="error">
            <text:p>#DIV/0!</text:p>
          </table:table-cell>
          <table:table-cell table:style-name="ce31" table:formula="of:=0/[.K153]" office:value-type="string" office:string-value="" calcext:value-type="error">
            <text:p>#DIV/0!</text:p>
          </table:table-cell>
          <table:table-cell table:style-name="ce31" table:formula="of:=0/[.L153]" office:value-type="string" office:string-value="" calcext:value-type="error">
            <text:p>#DIV/0!</text:p>
          </table:table-cell>
          <table:table-cell table:style-name="ce31" table:formula="of:=0/[.M153]" office:value-type="string" office:string-value="" calcext:value-type="error">
            <text:p>#DIV/0!</text:p>
          </table:table-cell>
          <table:table-cell table:style-name="ce31" table:formula="of:=0/[.N153]" office:value-type="string" office:string-value="" calcext:value-type="error">
            <text:p>#DIV/0!</text:p>
          </table:table-cell>
          <table:table-cell table:style-name="ce31" table:formula="of:=0/[.O153]" office:value-type="string" office:string-value="" calcext:value-type="error">
            <text:p>#DIV/0!</text:p>
          </table:table-cell>
          <table:table-cell table:style-name="ce31" table:formula="of:=0/[.P153]" office:value-type="string" office:string-value="" calcext:value-type="error">
            <text:p>#DIV/0!</text:p>
          </table:table-cell>
          <table:table-cell table:style-name="ce31" table:formula="of:=0/[.Q153]" office:value-type="string" office:string-value="" calcext:value-type="error">
            <text:p>#DIV/0!</text:p>
          </table:table-cell>
          <table:table-cell table:style-name="ce31" table:formula="of:=0/[.R153]" office:value-type="string" office:string-value="" calcext:value-type="error">
            <text:p>#DIV/0!</text:p>
          </table:table-cell>
          <table:table-cell table:style-name="ce31" table:formula="of:=0/[.S153]" office:value-type="string" office:string-value="" calcext:value-type="error">
            <text:p>#DIV/0!</text:p>
          </table:table-cell>
          <table:table-cell table:style-name="ce31" table:formula="of:=0/[.T153]" office:value-type="string" office:string-value="" calcext:value-type="error">
            <text:p>#DIV/0!</text:p>
          </table:table-cell>
          <table:table-cell table:style-name="ce31" table:formula="of:=0/[.U153]" office:value-type="string" office:string-value="" calcext:value-type="error">
            <text:p>#DIV/0!</text:p>
          </table:table-cell>
          <table:table-cell table:style-name="ce31" table:formula="of:=0/[.V153]" office:value-type="string" office:string-value="" calcext:value-type="error">
            <text:p>#DIV/0!</text:p>
          </table:table-cell>
          <table:table-cell table:style-name="ce31" table:formula="of:=0/[.W153]" office:value-type="string" office:string-value="" calcext:value-type="error">
            <text:p>#DIV/0!</text:p>
          </table:table-cell>
          <table:table-cell table:style-name="ce31" table:formula="of:=0/[.X153]" office:value-type="string" office:string-value="" calcext:value-type="error">
            <text:p>#DIV/0!</text:p>
          </table:table-cell>
          <table:table-cell table:style-name="ce31" table:formula="of:=0/[.Y153]" office:value-type="string" office:string-value="" calcext:value-type="error">
            <text:p>#DIV/0!</text:p>
          </table:table-cell>
          <table:table-cell table:style-name="ce31" table:formula="of:=0/[.Z153]" office:value-type="string" office:string-value="" calcext:value-type="error">
            <text:p>#DIV/0!</text:p>
          </table:table-cell>
          <table:table-cell table:style-name="ce31"/>
          <table:table-cell table:style-name="ce31" table:formula="of:=[.F32]" office:value-type="float" office:value="0" calcext:value-type="float">
            <text:p>0</text:p>
          </table:table-cell>
          <table:table-cell table:style-name="ce31" table:formula="of:=[.AB32]-[u.D3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formula="of:=[u.D34]/[x.D33]" office:value-type="float" office:value="0" calcext:value-type="float">
            <text:p>0</text:p>
          </table:table-cell>
          <table:table-cell table:style-name="ce30" table:formula="of:=0/[.D154]" office:value-type="string" office:string-value="" calcext:value-type="error">
            <text:p>#DIV/0!</text:p>
          </table:table-cell>
          <table:table-cell table:style-name="ce30" table:formula="of:=0/[.E154]" office:value-type="string" office:string-value="" calcext:value-type="error">
            <text:p>#DIV/0!</text:p>
          </table:table-cell>
          <table:table-cell table:style-name="ce30" table:formula="of:=0/[.F154]" office:value-type="string" office:string-value="" calcext:value-type="error">
            <text:p>#DIV/0!</text:p>
          </table:table-cell>
          <table:table-cell table:style-name="ce30" table:formula="of:=0/[.G154]" office:value-type="string" office:string-value="" calcext:value-type="error">
            <text:p>#DIV/0!</text:p>
          </table:table-cell>
          <table:table-cell table:style-name="ce30" table:formula="of:=0/[.H154]" office:value-type="string" office:string-value="" calcext:value-type="error">
            <text:p>#DIV/0!</text:p>
          </table:table-cell>
          <table:table-cell table:style-name="ce30" table:formula="of:=0/[.I154]" office:value-type="string" office:string-value="" calcext:value-type="error">
            <text:p>#DIV/0!</text:p>
          </table:table-cell>
          <table:table-cell table:style-name="ce30" table:formula="of:=0/[.J154]" office:value-type="string" office:string-value="" calcext:value-type="error">
            <text:p>#DIV/0!</text:p>
          </table:table-cell>
          <table:table-cell table:style-name="ce30" table:formula="of:=0/[.K154]" office:value-type="string" office:string-value="" calcext:value-type="error">
            <text:p>#DIV/0!</text:p>
          </table:table-cell>
          <table:table-cell table:style-name="ce30" table:formula="of:=0/[.L154]" office:value-type="string" office:string-value="" calcext:value-type="error">
            <text:p>#DIV/0!</text:p>
          </table:table-cell>
          <table:table-cell table:style-name="ce30" table:formula="of:=0/[.M154]" office:value-type="string" office:string-value="" calcext:value-type="error">
            <text:p>#DIV/0!</text:p>
          </table:table-cell>
          <table:table-cell table:style-name="ce30" table:formula="of:=0/[.N154]" office:value-type="string" office:string-value="" calcext:value-type="error">
            <text:p>#DIV/0!</text:p>
          </table:table-cell>
          <table:table-cell table:style-name="ce30" table:formula="of:=0/[.O154]" office:value-type="string" office:string-value="" calcext:value-type="error">
            <text:p>#DIV/0!</text:p>
          </table:table-cell>
          <table:table-cell table:style-name="ce30" table:formula="of:=0/[.P154]" office:value-type="string" office:string-value="" calcext:value-type="error">
            <text:p>#DIV/0!</text:p>
          </table:table-cell>
          <table:table-cell table:style-name="ce30" table:formula="of:=0/[.Q154]" office:value-type="string" office:string-value="" calcext:value-type="error">
            <text:p>#DIV/0!</text:p>
          </table:table-cell>
          <table:table-cell table:style-name="ce30" table:formula="of:=0/[.R154]" office:value-type="string" office:string-value="" calcext:value-type="error">
            <text:p>#DIV/0!</text:p>
          </table:table-cell>
          <table:table-cell table:style-name="ce30" table:formula="of:=0/[.S154]" office:value-type="string" office:string-value="" calcext:value-type="error">
            <text:p>#DIV/0!</text:p>
          </table:table-cell>
          <table:table-cell table:style-name="ce30" table:formula="of:=0/[.T154]" office:value-type="string" office:string-value="" calcext:value-type="error">
            <text:p>#DIV/0!</text:p>
          </table:table-cell>
          <table:table-cell table:style-name="ce30" table:formula="of:=0/[.U154]" office:value-type="string" office:string-value="" calcext:value-type="error">
            <text:p>#DIV/0!</text:p>
          </table:table-cell>
          <table:table-cell table:style-name="ce30" table:formula="of:=0/[.V154]" office:value-type="string" office:string-value="" calcext:value-type="error">
            <text:p>#DIV/0!</text:p>
          </table:table-cell>
          <table:table-cell table:style-name="ce30" table:formula="of:=0/[.W154]" office:value-type="string" office:string-value="" calcext:value-type="error">
            <text:p>#DIV/0!</text:p>
          </table:table-cell>
          <table:table-cell table:style-name="ce30" table:formula="of:=0/[.X154]" office:value-type="string" office:string-value="" calcext:value-type="error">
            <text:p>#DIV/0!</text:p>
          </table:table-cell>
          <table:table-cell table:style-name="ce30" table:formula="of:=0/[.Y154]" office:value-type="string" office:string-value="" calcext:value-type="error">
            <text:p>#DIV/0!</text:p>
          </table:table-cell>
          <table:table-cell table:style-name="ce30" table:formula="of:=0/[.Z154]" office:value-type="string" office:string-value="" calcext:value-type="error">
            <text:p>#DIV/0!</text:p>
          </table:table-cell>
          <table:table-cell table:style-name="ce30"/>
          <table:table-cell table:style-name="ce30" table:formula="of:=((1.35*(8.3144598/0.004334))/2)*[.C33]" office:value-type="float" office:value="0" calcext:value-type="float">
            <text:p>0</text:p>
          </table:table-cell>
          <table:table-cell table:style-name="ce31" table:formula="of:=[.AB33]-[u.D3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0/[.G155]" office:value-type="string" office:string-value="" calcext:value-type="error">
            <text:p>#DIV/0!</text:p>
          </table:table-cell>
          <table:table-cell table:style-name="ce30" table:formula="of:=0/[.H155]" office:value-type="string" office:string-value="" calcext:value-type="error">
            <text:p>#DIV/0!</text:p>
          </table:table-cell>
          <table:table-cell table:style-name="ce30" table:formula="of:=0/[.I155]" office:value-type="string" office:string-value="" calcext:value-type="error">
            <text:p>#DIV/0!</text:p>
          </table:table-cell>
          <table:table-cell table:style-name="ce30" table:formula="of:=0/[.J155]" office:value-type="string" office:string-value="" calcext:value-type="error">
            <text:p>#DIV/0!</text:p>
          </table:table-cell>
          <table:table-cell table:style-name="ce30" table:formula="of:=0/[.K155]" office:value-type="string" office:string-value="" calcext:value-type="error">
            <text:p>#DIV/0!</text:p>
          </table:table-cell>
          <table:table-cell table:style-name="ce30" table:formula="of:=0/[.L155]" office:value-type="string" office:string-value="" calcext:value-type="error">
            <text:p>#DIV/0!</text:p>
          </table:table-cell>
          <table:table-cell table:style-name="ce30" table:formula="of:=0/[.M155]" office:value-type="string" office:string-value="" calcext:value-type="error">
            <text:p>#DIV/0!</text:p>
          </table:table-cell>
          <table:table-cell table:style-name="ce30" table:formula="of:=0/[.N155]" office:value-type="string" office:string-value="" calcext:value-type="error">
            <text:p>#DIV/0!</text:p>
          </table:table-cell>
          <table:table-cell table:style-name="ce30" table:formula="of:=0/[.O155]" office:value-type="string" office:string-value="" calcext:value-type="error">
            <text:p>#DIV/0!</text:p>
          </table:table-cell>
          <table:table-cell table:style-name="ce30" table:formula="of:=0/[.P155]" office:value-type="string" office:string-value="" calcext:value-type="error">
            <text:p>#DIV/0!</text:p>
          </table:table-cell>
          <table:table-cell table:style-name="ce30" table:formula="of:=0/[.Q155]" office:value-type="string" office:string-value="" calcext:value-type="error">
            <text:p>#DIV/0!</text:p>
          </table:table-cell>
          <table:table-cell table:style-name="ce30" table:formula="of:=0/[.R155]" office:value-type="string" office:string-value="" calcext:value-type="error">
            <text:p>#DIV/0!</text:p>
          </table:table-cell>
          <table:table-cell table:style-name="ce30" table:formula="of:=0/[.S155]" office:value-type="string" office:string-value="" calcext:value-type="error">
            <text:p>#DIV/0!</text:p>
          </table:table-cell>
          <table:table-cell table:style-name="ce30" table:formula="of:=0/[.T155]" office:value-type="string" office:string-value="" calcext:value-type="error">
            <text:p>#DIV/0!</text:p>
          </table:table-cell>
          <table:table-cell table:style-name="ce30" table:formula="of:=0/[.U155]" office:value-type="string" office:string-value="" calcext:value-type="error">
            <text:p>#DIV/0!</text:p>
          </table:table-cell>
          <table:table-cell table:style-name="ce30" table:formula="of:=0/[.V155]" office:value-type="string" office:string-value="" calcext:value-type="error">
            <text:p>#DIV/0!</text:p>
          </table:table-cell>
          <table:table-cell table:style-name="ce30" table:formula="of:=0/[.W155]" office:value-type="string" office:string-value="" calcext:value-type="error">
            <text:p>#DIV/0!</text:p>
          </table:table-cell>
          <table:table-cell table:style-name="ce30" table:formula="of:=0/[.X155]" office:value-type="string" office:string-value="" calcext:value-type="error">
            <text:p>#DIV/0!</text:p>
          </table:table-cell>
          <table:table-cell table:style-name="ce30" table:formula="of:=0/[.Y155]" office:value-type="string" office:string-value="" calcext:value-type="error">
            <text:p>#DIV/0!</text:p>
          </table:table-cell>
          <table:table-cell table:style-name="ce30" table:formula="of:=0/[.Z155]" office:value-type="string" office:string-value="" calcext:value-type="error">
            <text:p>#DIV/0!</text:p>
          </table:table-cell>
          <table:table-cell table:style-name="ce30"/>
          <table:table-cell table:style-name="ce30" table:formula="of:=[u.D34]" office:value-type="float" office:value="0" calcext:value-type="float">
            <text:p>0</text:p>
          </table:table-cell>
          <table:table-cell table:style-name="ce31" table:formula="of:=[.AB34]-[u.D34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5" calcext:value-type="float">
            <text:p>35</text:p>
          </table:table-cell>
          <table:table-cell table:style-name="ce30" table:formula="of:=[.H4]*[x.D25]" office:value-type="float" office:value="0" calcext:value-type="float">
            <text:p>0</text:p>
          </table:table-cell>
          <table:table-cell table:style-name="ce30" table:formula="of:=[x.D24]*[.F4]" office:value-type="float" office:value="0" calcext:value-type="float">
            <text:p>0</text:p>
          </table:table-cell>
          <table:table-cell table:style-name="ce30" table:formula="of:=[.D35]*[x.D20]" office:value-type="float" office:value="0" calcext:value-type="float">
            <text:p>0</text:p>
          </table:table-cell>
          <table:table-cell table:style-name="ce30" table:formula="of:=0/[.F156]" office:value-type="float" office:value="-0" calcext:value-type="float">
            <text:p>0</text:p>
          </table:table-cell>
          <table:table-cell table:style-name="ce30" table:formula="of:=0/[.G156]" office:value-type="float" office:value="0" calcext:value-type="float">
            <text:p>0</text:p>
          </table:table-cell>
          <table:table-cell table:style-name="ce30" table:formula="of:=0/[.H156]" office:value-type="string" office:string-value="" calcext:value-type="error">
            <text:p>#DIV/0!</text:p>
          </table:table-cell>
          <table:table-cell table:style-name="ce30" table:formula="of:=0/[.I156]" office:value-type="string" office:string-value="" calcext:value-type="error">
            <text:p>#DIV/0!</text:p>
          </table:table-cell>
          <table:table-cell table:style-name="ce30" table:formula="of:=0/[.J156]" office:value-type="string" office:string-value="" calcext:value-type="error">
            <text:p>#DIV/0!</text:p>
          </table:table-cell>
          <table:table-cell table:style-name="ce30" table:formula="of:=0/[.K156]" office:value-type="string" office:string-value="" calcext:value-type="error">
            <text:p>#DIV/0!</text:p>
          </table:table-cell>
          <table:table-cell table:style-name="ce30" table:formula="of:=0/[.L156]" office:value-type="string" office:string-value="" calcext:value-type="error">
            <text:p>#DIV/0!</text:p>
          </table:table-cell>
          <table:table-cell table:style-name="ce30" table:formula="of:=0/[.M156]" office:value-type="string" office:string-value="" calcext:value-type="error">
            <text:p>#DIV/0!</text:p>
          </table:table-cell>
          <table:table-cell table:style-name="ce30" table:formula="of:=0/[.N156]" office:value-type="string" office:string-value="" calcext:value-type="error">
            <text:p>#DIV/0!</text:p>
          </table:table-cell>
          <table:table-cell table:style-name="ce30" table:formula="of:=0/[.O156]" office:value-type="string" office:string-value="" calcext:value-type="error">
            <text:p>#DIV/0!</text:p>
          </table:table-cell>
          <table:table-cell table:style-name="ce30" table:formula="of:=0/[.P156]" office:value-type="string" office:string-value="" calcext:value-type="error">
            <text:p>#DIV/0!</text:p>
          </table:table-cell>
          <table:table-cell table:style-name="ce30" table:formula="of:=0/[.Q156]" office:value-type="string" office:string-value="" calcext:value-type="error">
            <text:p>#DIV/0!</text:p>
          </table:table-cell>
          <table:table-cell table:style-name="ce30" table:formula="of:=0/[.R156]" office:value-type="string" office:string-value="" calcext:value-type="error">
            <text:p>#DIV/0!</text:p>
          </table:table-cell>
          <table:table-cell table:style-name="ce30" table:formula="of:=0/[.S156]" office:value-type="string" office:string-value="" calcext:value-type="error">
            <text:p>#DIV/0!</text:p>
          </table:table-cell>
          <table:table-cell table:style-name="ce30" table:formula="of:=0/[.T156]" office:value-type="string" office:string-value="" calcext:value-type="error">
            <text:p>#DIV/0!</text:p>
          </table:table-cell>
          <table:table-cell table:style-name="ce30" table:formula="of:=0/[.U156]" office:value-type="string" office:string-value="" calcext:value-type="error">
            <text:p>#DIV/0!</text:p>
          </table:table-cell>
          <table:table-cell table:style-name="ce30" table:formula="of:=0/[.V156]" office:value-type="string" office:string-value="" calcext:value-type="error">
            <text:p>#DIV/0!</text:p>
          </table:table-cell>
          <table:table-cell table:style-name="ce30" table:formula="of:=0/[.W156]" office:value-type="string" office:string-value="" calcext:value-type="error">
            <text:p>#DIV/0!</text:p>
          </table:table-cell>
          <table:table-cell table:style-name="ce30" table:formula="of:=0/[.X156]" office:value-type="string" office:string-value="" calcext:value-type="error">
            <text:p>#DIV/0!</text:p>
          </table:table-cell>
          <table:table-cell table:style-name="ce30" table:formula="of:=0/[.Y156]" office:value-type="string" office:string-value="" calcext:value-type="error">
            <text:p>#DIV/0!</text:p>
          </table:table-cell>
          <table:table-cell table:style-name="ce30" table:formula="of:=0/[.Z156]" office:value-type="string" office:string-value="" calcext:value-type="error">
            <text:p>#DIV/0!</text:p>
          </table:table-cell>
          <table:table-cell table:style-name="ce30"/>
          <table:table-cell table:style-name="ce30" table:formula="of:=0.00007088*([.C35]-[.D35])" office:value-type="float" office:value="0" calcext:value-type="float">
            <text:p>0</text:p>
          </table:table-cell>
          <table:table-cell table:style-name="ce31" table:formula="of:=[.AB35]-[u.D3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formula="of:=[u.D21]/[x.D36]" office:value-type="float" office:value="0" calcext:value-type="float">
            <text:p>0</text:p>
          </table:table-cell>
          <table:table-cell table:style-name="ce30" table:formula="of:=0/[.D157]" office:value-type="string" office:string-value="" calcext:value-type="error">
            <text:p>#DIV/0!</text:p>
          </table:table-cell>
          <table:table-cell table:style-name="ce30" table:formula="of:=0/[.E157]" office:value-type="string" office:string-value="" calcext:value-type="error">
            <text:p>#DIV/0!</text:p>
          </table:table-cell>
          <table:table-cell table:style-name="ce30" table:formula="of:=0/[.F157]" office:value-type="string" office:string-value="" calcext:value-type="error">
            <text:p>#DIV/0!</text:p>
          </table:table-cell>
          <table:table-cell table:style-name="ce30" table:formula="of:=0/[.G157]" office:value-type="string" office:string-value="" calcext:value-type="error">
            <text:p>#DIV/0!</text:p>
          </table:table-cell>
          <table:table-cell table:style-name="ce30" table:formula="of:=0/[.H157]" office:value-type="string" office:string-value="" calcext:value-type="error">
            <text:p>#DIV/0!</text:p>
          </table:table-cell>
          <table:table-cell table:style-name="ce30" table:formula="of:=0/[.I157]" office:value-type="string" office:string-value="" calcext:value-type="error">
            <text:p>#DIV/0!</text:p>
          </table:table-cell>
          <table:table-cell table:style-name="ce30" table:formula="of:=0/[.J157]" office:value-type="string" office:string-value="" calcext:value-type="error">
            <text:p>#DIV/0!</text:p>
          </table:table-cell>
          <table:table-cell table:style-name="ce30" table:formula="of:=0/[.K157]" office:value-type="string" office:string-value="" calcext:value-type="error">
            <text:p>#DIV/0!</text:p>
          </table:table-cell>
          <table:table-cell table:style-name="ce30" table:formula="of:=0/[.L157]" office:value-type="string" office:string-value="" calcext:value-type="error">
            <text:p>#DIV/0!</text:p>
          </table:table-cell>
          <table:table-cell table:style-name="ce30" table:formula="of:=0/[.M157]" office:value-type="string" office:string-value="" calcext:value-type="error">
            <text:p>#DIV/0!</text:p>
          </table:table-cell>
          <table:table-cell table:style-name="ce30" table:formula="of:=0/[.N157]" office:value-type="string" office:string-value="" calcext:value-type="error">
            <text:p>#DIV/0!</text:p>
          </table:table-cell>
          <table:table-cell table:style-name="ce30" table:formula="of:=0/[.O157]" office:value-type="string" office:string-value="" calcext:value-type="error">
            <text:p>#DIV/0!</text:p>
          </table:table-cell>
          <table:table-cell table:style-name="ce30" table:formula="of:=0/[.P157]" office:value-type="string" office:string-value="" calcext:value-type="error">
            <text:p>#DIV/0!</text:p>
          </table:table-cell>
          <table:table-cell table:style-name="ce30" table:formula="of:=0/[.Q157]" office:value-type="string" office:string-value="" calcext:value-type="error">
            <text:p>#DIV/0!</text:p>
          </table:table-cell>
          <table:table-cell table:style-name="ce30" table:formula="of:=0/[.R157]" office:value-type="string" office:string-value="" calcext:value-type="error">
            <text:p>#DIV/0!</text:p>
          </table:table-cell>
          <table:table-cell table:style-name="ce30" table:formula="of:=0/[.S157]" office:value-type="string" office:string-value="" calcext:value-type="error">
            <text:p>#DIV/0!</text:p>
          </table:table-cell>
          <table:table-cell table:style-name="ce30" table:formula="of:=0/[.T157]" office:value-type="string" office:string-value="" calcext:value-type="error">
            <text:p>#DIV/0!</text:p>
          </table:table-cell>
          <table:table-cell table:style-name="ce30" table:formula="of:=0/[.U157]" office:value-type="string" office:string-value="" calcext:value-type="error">
            <text:p>#DIV/0!</text:p>
          </table:table-cell>
          <table:table-cell table:style-name="ce30" table:formula="of:=0/[.V157]" office:value-type="string" office:string-value="" calcext:value-type="error">
            <text:p>#DIV/0!</text:p>
          </table:table-cell>
          <table:table-cell table:style-name="ce30" table:formula="of:=0/[.W157]" office:value-type="string" office:string-value="" calcext:value-type="error">
            <text:p>#DIV/0!</text:p>
          </table:table-cell>
          <table:table-cell table:style-name="ce30" table:formula="of:=0/[.X157]" office:value-type="string" office:string-value="" calcext:value-type="error">
            <text:p>#DIV/0!</text:p>
          </table:table-cell>
          <table:table-cell table:style-name="ce30" table:formula="of:=0/[.Y157]" office:value-type="string" office:string-value="" calcext:value-type="error">
            <text:p>#DIV/0!</text:p>
          </table:table-cell>
          <table:table-cell table:style-name="ce30" table:formula="of:=0/[.Z157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36]" office:value-type="float" office:value="0" calcext:value-type="float">
            <text:p>0</text:p>
          </table:table-cell>
          <table:table-cell table:style-name="ce31" table:formula="of:=[.AB36]-[u.D3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formula="of:=[x.D36]*[u.D25]" office:value-type="float" office:value="-0.000758658476633237" calcext:value-type="float">
            <text:p>-0.0007586585</text:p>
          </table:table-cell>
          <table:table-cell table:style-name="ce31" table:formula="of:=[x.D25]*[u.D36]" office:value-type="float" office:value="0" calcext:value-type="float">
            <text:p>0</text:p>
          </table:table-cell>
          <table:table-cell table:style-name="ce31" table:formula="of:=[x.D36]^2" office:value-type="float" office:value="0.0604647558777949" calcext:value-type="float">
            <text:p>0.0604647559</text:p>
          </table:table-cell>
          <table:table-cell table:style-name="ce31" table:formula="of:=([.C37]-[.D37])/[.E37]" office:value-type="float" office:value="-0.0125471188235103" calcext:value-type="float">
            <text:p>-0.0125471188</text:p>
          </table:table-cell>
          <table:table-cell table:style-name="ce31" table:formula="of:=0/[.G158]" office:value-type="string" office:string-value="" calcext:value-type="error">
            <text:p>#DIV/0!</text:p>
          </table:table-cell>
          <table:table-cell table:style-name="ce31" table:formula="of:=0/[.H158]" office:value-type="string" office:string-value="" calcext:value-type="error">
            <text:p>#DIV/0!</text:p>
          </table:table-cell>
          <table:table-cell table:style-name="ce31" table:formula="of:=0/[.I158]" office:value-type="string" office:string-value="" calcext:value-type="error">
            <text:p>#DIV/0!</text:p>
          </table:table-cell>
          <table:table-cell table:style-name="ce31" table:formula="of:=0/[.J158]" office:value-type="string" office:string-value="" calcext:value-type="error">
            <text:p>#DIV/0!</text:p>
          </table:table-cell>
          <table:table-cell table:style-name="ce31" table:formula="of:=0/[.K158]" office:value-type="string" office:string-value="" calcext:value-type="error">
            <text:p>#DIV/0!</text:p>
          </table:table-cell>
          <table:table-cell table:style-name="ce31" table:formula="of:=0/[.L158]" office:value-type="string" office:string-value="" calcext:value-type="error">
            <text:p>#DIV/0!</text:p>
          </table:table-cell>
          <table:table-cell table:style-name="ce31" table:formula="of:=0/[.M158]" office:value-type="string" office:string-value="" calcext:value-type="error">
            <text:p>#DIV/0!</text:p>
          </table:table-cell>
          <table:table-cell table:style-name="ce31" table:formula="of:=0/[.N158]" office:value-type="string" office:string-value="" calcext:value-type="error">
            <text:p>#DIV/0!</text:p>
          </table:table-cell>
          <table:table-cell table:style-name="ce31" table:formula="of:=0/[.O158]" office:value-type="string" office:string-value="" calcext:value-type="error">
            <text:p>#DIV/0!</text:p>
          </table:table-cell>
          <table:table-cell table:style-name="ce31" table:formula="of:=0/[.P158]" office:value-type="string" office:string-value="" calcext:value-type="error">
            <text:p>#DIV/0!</text:p>
          </table:table-cell>
          <table:table-cell table:style-name="ce31" table:formula="of:=0/[.Q158]" office:value-type="string" office:string-value="" calcext:value-type="error">
            <text:p>#DIV/0!</text:p>
          </table:table-cell>
          <table:table-cell table:style-name="ce31" table:formula="of:=0/[.R158]" office:value-type="string" office:string-value="" calcext:value-type="error">
            <text:p>#DIV/0!</text:p>
          </table:table-cell>
          <table:table-cell table:style-name="ce31" table:formula="of:=0/[.S158]" office:value-type="string" office:string-value="" calcext:value-type="error">
            <text:p>#DIV/0!</text:p>
          </table:table-cell>
          <table:table-cell table:style-name="ce31" table:formula="of:=0/[.T158]" office:value-type="string" office:string-value="" calcext:value-type="error">
            <text:p>#DIV/0!</text:p>
          </table:table-cell>
          <table:table-cell table:style-name="ce31" table:formula="of:=0/[.U158]" office:value-type="string" office:string-value="" calcext:value-type="error">
            <text:p>#DIV/0!</text:p>
          </table:table-cell>
          <table:table-cell table:style-name="ce31" table:formula="of:=0/[.V158]" office:value-type="string" office:string-value="" calcext:value-type="error">
            <text:p>#DIV/0!</text:p>
          </table:table-cell>
          <table:table-cell table:style-name="ce31" table:formula="of:=0/[.W158]" office:value-type="string" office:string-value="" calcext:value-type="error">
            <text:p>#DIV/0!</text:p>
          </table:table-cell>
          <table:table-cell table:style-name="ce31" table:formula="of:=0/[.X158]" office:value-type="string" office:string-value="" calcext:value-type="error">
            <text:p>#DIV/0!</text:p>
          </table:table-cell>
          <table:table-cell table:style-name="ce31" table:formula="of:=0/[.Y158]" office:value-type="string" office:string-value="" calcext:value-type="error">
            <text:p>#DIV/0!</text:p>
          </table:table-cell>
          <table:table-cell table:style-name="ce31" table:formula="of:=0/[.Z158]" office:value-type="string" office:string-value="" calcext:value-type="error">
            <text:p>#DIV/0!</text:p>
          </table:table-cell>
          <table:table-cell table:style-name="ce31"/>
          <table:table-cell table:style-name="ce31" table:formula="of:=[.F37]" office:value-type="float" office:value="-0.0125471188235103" calcext:value-type="float">
            <text:p>-0.0125471188</text:p>
          </table:table-cell>
          <table:table-cell table:style-name="ce31" table:formula="of:=[.AB37]-[u.D3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formula="of:=[x.D37]^2" office:value-type="float" office:value="0" calcext:value-type="float">
            <text:p>0</text:p>
          </table:table-cell>
          <table:table-cell table:style-name="ce31" table:formula="of:=SQRT(1-[.C38])" office:value-type="float" office:value="1" calcext:value-type="float">
            <text:p>1</text:p>
          </table:table-cell>
          <table:table-cell table:style-name="ce31" table:formula="of:=[u.D37]/[.D38]" office:value-type="float" office:value="-0.0125471188235103" calcext:value-type="float">
            <text:p>-0.0125471188</text:p>
          </table:table-cell>
          <table:table-cell table:style-name="ce31" table:formula="of:=0/[.F159]" office:value-type="string" office:string-value="" calcext:value-type="error">
            <text:p>#DIV/0!</text:p>
          </table:table-cell>
          <table:table-cell table:style-name="ce31" table:formula="of:=0/[.G159]" office:value-type="string" office:string-value="" calcext:value-type="error">
            <text:p>#DIV/0!</text:p>
          </table:table-cell>
          <table:table-cell table:style-name="ce31" table:formula="of:=0/[.H159]" office:value-type="string" office:string-value="" calcext:value-type="error">
            <text:p>#DIV/0!</text:p>
          </table:table-cell>
          <table:table-cell table:style-name="ce31" table:formula="of:=0/[.I159]" office:value-type="string" office:string-value="" calcext:value-type="error">
            <text:p>#DIV/0!</text:p>
          </table:table-cell>
          <table:table-cell table:style-name="ce31" table:formula="of:=0/[.J159]" office:value-type="string" office:string-value="" calcext:value-type="error">
            <text:p>#DIV/0!</text:p>
          </table:table-cell>
          <table:table-cell table:style-name="ce31" table:formula="of:=0/[.K159]" office:value-type="string" office:string-value="" calcext:value-type="error">
            <text:p>#DIV/0!</text:p>
          </table:table-cell>
          <table:table-cell table:style-name="ce31" table:formula="of:=0/[.L159]" office:value-type="string" office:string-value="" calcext:value-type="error">
            <text:p>#DIV/0!</text:p>
          </table:table-cell>
          <table:table-cell table:style-name="ce31" table:formula="of:=0/[.M159]" office:value-type="string" office:string-value="" calcext:value-type="error">
            <text:p>#DIV/0!</text:p>
          </table:table-cell>
          <table:table-cell table:style-name="ce31" table:formula="of:=0/[.N159]" office:value-type="string" office:string-value="" calcext:value-type="error">
            <text:p>#DIV/0!</text:p>
          </table:table-cell>
          <table:table-cell table:style-name="ce31" table:formula="of:=0/[.O159]" office:value-type="string" office:string-value="" calcext:value-type="error">
            <text:p>#DIV/0!</text:p>
          </table:table-cell>
          <table:table-cell table:style-name="ce31" table:formula="of:=0/[.P159]" office:value-type="string" office:string-value="" calcext:value-type="error">
            <text:p>#DIV/0!</text:p>
          </table:table-cell>
          <table:table-cell table:style-name="ce31" table:formula="of:=0/[.Q159]" office:value-type="string" office:string-value="" calcext:value-type="error">
            <text:p>#DIV/0!</text:p>
          </table:table-cell>
          <table:table-cell table:style-name="ce31" table:formula="of:=0/[.R159]" office:value-type="string" office:string-value="" calcext:value-type="error">
            <text:p>#DIV/0!</text:p>
          </table:table-cell>
          <table:table-cell table:style-name="ce31" table:formula="of:=0/[.S159]" office:value-type="string" office:string-value="" calcext:value-type="error">
            <text:p>#DIV/0!</text:p>
          </table:table-cell>
          <table:table-cell table:style-name="ce31" table:formula="of:=0/[.T159]" office:value-type="string" office:string-value="" calcext:value-type="error">
            <text:p>#DIV/0!</text:p>
          </table:table-cell>
          <table:table-cell table:style-name="ce31" table:formula="of:=0/[.U159]" office:value-type="string" office:string-value="" calcext:value-type="error">
            <text:p>#DIV/0!</text:p>
          </table:table-cell>
          <table:table-cell table:style-name="ce31" table:formula="of:=0/[.V159]" office:value-type="string" office:string-value="" calcext:value-type="error">
            <text:p>#DIV/0!</text:p>
          </table:table-cell>
          <table:table-cell table:style-name="ce31" table:formula="of:=0/[.W159]" office:value-type="string" office:string-value="" calcext:value-type="error">
            <text:p>#DIV/0!</text:p>
          </table:table-cell>
          <table:table-cell table:style-name="ce31" table:formula="of:=0/[.X159]" office:value-type="string" office:string-value="" calcext:value-type="error">
            <text:p>#DIV/0!</text:p>
          </table:table-cell>
          <table:table-cell table:style-name="ce31" table:formula="of:=0/[.Y159]" office:value-type="string" office:string-value="" calcext:value-type="error">
            <text:p>#DIV/0!</text:p>
          </table:table-cell>
          <table:table-cell table:style-name="ce31" table:formula="of:=0/[.Z159]" office:value-type="string" office:string-value="" calcext:value-type="error">
            <text:p>#DIV/0!</text:p>
          </table:table-cell>
          <table:table-cell table:style-name="ce31"/>
          <table:table-cell table:style-name="ce31" table:formula="of:=[.E38]" office:value-type="float" office:value="-0.0125471188235103" calcext:value-type="float">
            <text:p>-0.0125471188</text:p>
          </table:table-cell>
          <table:table-cell table:style-name="ce31" table:formula="of:=[.AB38]-[u.D3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53587253577146" calcext:value-type="float">
            <text:p>-1.53587253577146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604647558777949" calcext:value-type="float">
            <text:p>0.0604647559</text:p>
          </table:table-cell>
          <table:table-cell table:style-name="ce2" table:formula="of:=([.C39]-[.D39])/[.E39]" office:value-type="float" office:value="-0.0000254011202637715" calcext:value-type="float">
            <text:p>-2.54011202637715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15" calcext:value-type="float">
            <text:p>-2.54011202637715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0" calcext:value-type="float">
            <text:p>40</text:p>
          </table:table-cell>
          <table:table-cell table:style-name="ce31" table:formula="of:=[x.D24]*[u.D47]" office:value-type="float" office:value="0" calcext:value-type="float">
            <text:p>0</text:p>
          </table:table-cell>
          <table:table-cell table:style-name="ce31" table:formula="of:=[x.D47]*[u.D24]" office:value-type="float" office:value="-0.000000000000111225345592754" calcext:value-type="float">
            <text:p>-1.11225345592754E-013</text:p>
          </table:table-cell>
          <table:table-cell table:style-name="ce31" table:formula="of:=[x.D47]*[x.D47]" office:value-type="float" office:value="0.00000000437875748934545" calcext:value-type="float">
            <text:p>4.37875748934545E-009</text:p>
          </table:table-cell>
          <table:table-cell table:style-name="ce31" table:formula="of:=([.C40]-[.D40])/([.E40]+[.F13])" office:value-type="float" office:value="0.0000254011202637715" calcext:value-type="float">
            <text:p>2.54011202637715E-005</text:p>
          </table:table-cell>
          <table:table-cell table:style-name="ce31" table:formula="of:=0/[.G161]" office:value-type="string" office:string-value="" calcext:value-type="error">
            <text:p>#DIV/0!</text:p>
          </table:table-cell>
          <table:table-cell table:style-name="ce31" table:formula="of:=0/[.H161]" office:value-type="string" office:string-value="" calcext:value-type="error">
            <text:p>#DIV/0!</text:p>
          </table:table-cell>
          <table:table-cell table:style-name="ce31" table:formula="of:=0/[.I161]" office:value-type="string" office:string-value="" calcext:value-type="error">
            <text:p>#DIV/0!</text:p>
          </table:table-cell>
          <table:table-cell table:style-name="ce31" table:formula="of:=0/[.J161]" office:value-type="string" office:string-value="" calcext:value-type="error">
            <text:p>#DIV/0!</text:p>
          </table:table-cell>
          <table:table-cell table:style-name="ce31" table:formula="of:=0/[.K161]" office:value-type="string" office:string-value="" calcext:value-type="error">
            <text:p>#DIV/0!</text:p>
          </table:table-cell>
          <table:table-cell table:style-name="ce31" table:formula="of:=0/[.L161]" office:value-type="string" office:string-value="" calcext:value-type="error">
            <text:p>#DIV/0!</text:p>
          </table:table-cell>
          <table:table-cell table:style-name="ce31" table:formula="of:=0/[.M161]" office:value-type="string" office:string-value="" calcext:value-type="error">
            <text:p>#DIV/0!</text:p>
          </table:table-cell>
          <table:table-cell table:style-name="ce31" table:formula="of:=0/[.N161]" office:value-type="string" office:string-value="" calcext:value-type="error">
            <text:p>#DIV/0!</text:p>
          </table:table-cell>
          <table:table-cell table:style-name="ce31" table:formula="of:=0/[.O161]" office:value-type="string" office:string-value="" calcext:value-type="error">
            <text:p>#DIV/0!</text:p>
          </table:table-cell>
          <table:table-cell table:style-name="ce31" table:formula="of:=0/[.P161]" office:value-type="string" office:string-value="" calcext:value-type="error">
            <text:p>#DIV/0!</text:p>
          </table:table-cell>
          <table:table-cell table:style-name="ce31" table:formula="of:=0/[.Q161]" office:value-type="string" office:string-value="" calcext:value-type="error">
            <text:p>#DIV/0!</text:p>
          </table:table-cell>
          <table:table-cell table:style-name="ce31" table:formula="of:=0/[.R161]" office:value-type="string" office:string-value="" calcext:value-type="error">
            <text:p>#DIV/0!</text:p>
          </table:table-cell>
          <table:table-cell table:style-name="ce31" table:formula="of:=0/[.S161]" office:value-type="string" office:string-value="" calcext:value-type="error">
            <text:p>#DIV/0!</text:p>
          </table:table-cell>
          <table:table-cell table:style-name="ce31" table:formula="of:=0/[.T161]" office:value-type="string" office:string-value="" calcext:value-type="error">
            <text:p>#DIV/0!</text:p>
          </table:table-cell>
          <table:table-cell table:style-name="ce31" table:formula="of:=0/[.U161]" office:value-type="string" office:string-value="" calcext:value-type="error">
            <text:p>#DIV/0!</text:p>
          </table:table-cell>
          <table:table-cell table:style-name="ce31" table:formula="of:=0/[.V161]" office:value-type="string" office:string-value="" calcext:value-type="error">
            <text:p>#DIV/0!</text:p>
          </table:table-cell>
          <table:table-cell table:style-name="ce31" table:formula="of:=0/[.W161]" office:value-type="string" office:string-value="" calcext:value-type="error">
            <text:p>#DIV/0!</text:p>
          </table:table-cell>
          <table:table-cell table:style-name="ce31" table:formula="of:=0/[.X161]" office:value-type="string" office:string-value="" calcext:value-type="error">
            <text:p>#DIV/0!</text:p>
          </table:table-cell>
          <table:table-cell table:style-name="ce31" table:formula="of:=0/[.Y161]" office:value-type="string" office:string-value="" calcext:value-type="error">
            <text:p>#DIV/0!</text:p>
          </table:table-cell>
          <table:table-cell table:style-name="ce31" table:formula="of:=0/[.Z161]" office:value-type="string" office:string-value="" calcext:value-type="error">
            <text:p>#DIV/0!</text:p>
          </table:table-cell>
          <table:table-cell table:style-name="ce31"/>
          <table:table-cell table:style-name="ce31" table:formula="of:=-[.E40]" office:value-type="float" office:value="-0.00000000437875748934545" calcext:value-type="float">
            <text:p>-4.37875748934545E-009</text:p>
          </table:table-cell>
          <table:table-cell table:style-name="ce31" table:formula="of:=[.AB40]-[u.D40]" office:value-type="float" office:value="-0.0000254054990212609" calcext:value-type="float">
            <text:p>-2.54054990212609E-005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41" calcext:value-type="float">
            <text:p>41</text:p>
          </table:table-cell>
          <table:table-cell table:style-name="ce30" table:formula="of:=[x.D36]*[u.D35]" office:value-type="float" office:value="0" calcext:value-type="float">
            <text:p>0</text:p>
          </table:table-cell>
          <table:table-cell table:style-name="ce30" table:formula="of:=[x.D35]*[u.D36]" office:value-type="float" office:value="0" calcext:value-type="float">
            <text:p>0</text:p>
          </table:table-cell>
          <table:table-cell table:style-name="ce30" table:formula="of:=0/[.E162]" office:value-type="string" office:string-value="" calcext:value-type="error">
            <text:p>#DIV/0!</text:p>
          </table:table-cell>
          <table:table-cell table:style-name="ce30" table:formula="of:=0/[.F162]" office:value-type="string" office:string-value="" calcext:value-type="error">
            <text:p>#DIV/0!</text:p>
          </table:table-cell>
          <table:table-cell table:style-name="ce30" table:formula="of:=0/[.G162]" office:value-type="string" office:string-value="" calcext:value-type="error">
            <text:p>#DIV/0!</text:p>
          </table:table-cell>
          <table:table-cell table:style-name="ce30" table:formula="of:=0/[.H162]" office:value-type="string" office:string-value="" calcext:value-type="error">
            <text:p>#DIV/0!</text:p>
          </table:table-cell>
          <table:table-cell table:style-name="ce30" table:formula="of:=0/[.I162]" office:value-type="string" office:string-value="" calcext:value-type="error">
            <text:p>#DIV/0!</text:p>
          </table:table-cell>
          <table:table-cell table:style-name="ce30" table:formula="of:=0/[.J162]" office:value-type="string" office:string-value="" calcext:value-type="error">
            <text:p>#DIV/0!</text:p>
          </table:table-cell>
          <table:table-cell table:style-name="ce30" table:formula="of:=0/[.K162]" office:value-type="string" office:string-value="" calcext:value-type="error">
            <text:p>#DIV/0!</text:p>
          </table:table-cell>
          <table:table-cell table:style-name="ce30" table:formula="of:=0/[.L162]" office:value-type="string" office:string-value="" calcext:value-type="error">
            <text:p>#DIV/0!</text:p>
          </table:table-cell>
          <table:table-cell table:style-name="ce30" table:formula="of:=0/[.M162]" office:value-type="string" office:string-value="" calcext:value-type="error">
            <text:p>#DIV/0!</text:p>
          </table:table-cell>
          <table:table-cell table:style-name="ce30" table:formula="of:=0/[.N162]" office:value-type="string" office:string-value="" calcext:value-type="error">
            <text:p>#DIV/0!</text:p>
          </table:table-cell>
          <table:table-cell table:style-name="ce30" table:formula="of:=0/[.O162]" office:value-type="string" office:string-value="" calcext:value-type="error">
            <text:p>#DIV/0!</text:p>
          </table:table-cell>
          <table:table-cell table:style-name="ce30" table:formula="of:=0/[.P162]" office:value-type="string" office:string-value="" calcext:value-type="error">
            <text:p>#DIV/0!</text:p>
          </table:table-cell>
          <table:table-cell table:style-name="ce30" table:formula="of:=0/[.Q162]" office:value-type="string" office:string-value="" calcext:value-type="error">
            <text:p>#DIV/0!</text:p>
          </table:table-cell>
          <table:table-cell table:style-name="ce30" table:formula="of:=0/[.R162]" office:value-type="string" office:string-value="" calcext:value-type="error">
            <text:p>#DIV/0!</text:p>
          </table:table-cell>
          <table:table-cell table:style-name="ce30" table:formula="of:=0/[.S162]" office:value-type="string" office:string-value="" calcext:value-type="error">
            <text:p>#DIV/0!</text:p>
          </table:table-cell>
          <table:table-cell table:style-name="ce30" table:formula="of:=0/[.T162]" office:value-type="string" office:string-value="" calcext:value-type="error">
            <text:p>#DIV/0!</text:p>
          </table:table-cell>
          <table:table-cell table:style-name="ce30" table:formula="of:=0/[.U162]" office:value-type="string" office:string-value="" calcext:value-type="error">
            <text:p>#DIV/0!</text:p>
          </table:table-cell>
          <table:table-cell table:style-name="ce30" table:formula="of:=0/[.V162]" office:value-type="string" office:string-value="" calcext:value-type="error">
            <text:p>#DIV/0!</text:p>
          </table:table-cell>
          <table:table-cell table:style-name="ce30" table:formula="of:=0/[.W162]" office:value-type="string" office:string-value="" calcext:value-type="error">
            <text:p>#DIV/0!</text:p>
          </table:table-cell>
          <table:table-cell table:style-name="ce30" table:formula="of:=0/[.X162]" office:value-type="string" office:string-value="" calcext:value-type="error">
            <text:p>#DIV/0!</text:p>
          </table:table-cell>
          <table:table-cell table:style-name="ce30" table:formula="of:=0/[.Y162]" office:value-type="string" office:string-value="" calcext:value-type="error">
            <text:p>#DIV/0!</text:p>
          </table:table-cell>
          <table:table-cell table:style-name="ce30" table:formula="of:=0/[.Z162]" office:value-type="string" office:string-value="" calcext:value-type="error">
            <text:p>#DIV/0!</text:p>
          </table:table-cell>
          <table:table-cell table:style-name="ce30"/>
          <table:table-cell table:style-name="ce30" table:formula="of:=[.C41]+[.D41]" office:value-type="float" office:value="0" calcext:value-type="float">
            <text:p>0</text:p>
          </table:table-cell>
          <table:table-cell table:style-name="ce31" table:formula="of:=[.AB41]-[u.D4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formula="of:=COS([x.D38])" office:value-type="float" office:value="1" calcext:value-type="float">
            <text:p>1</text:p>
          </table:table-cell>
          <table:table-cell table:style-name="ce31" table:formula="of:=COS([x.D40])" office:value-type="float" office:value="6.12323399573677E-017" calcext:value-type="float">
            <text:p>6.12323399573677E-017</text:p>
          </table:table-cell>
          <table:table-cell table:style-name="ce31" table:formula="of:=SIN([x.D38])" office:value-type="float" office:value="0" calcext:value-type="float">
            <text:p>0</text:p>
          </table:table-cell>
          <table:table-cell table:style-name="ce31" table:formula="of:=SIN([x.D40])" office:value-type="float" office:value="1" calcext:value-type="float">
            <text:p>1</text:p>
          </table:table-cell>
          <table:table-cell table:style-name="ce31" table:formula="of:=[.D42]*[u.D40]" office:value-type="float" office:value="1.55537003128924E-021" calcext:value-type="float">
            <text:p>1.55537003128924E-021</text:p>
          </table:table-cell>
          <table:table-cell table:style-name="ce31" table:formula="of:=[u.D38]*[.E42]" office:value-type="float" office:value="-0" calcext:value-type="float">
            <text:p>0</text:p>
          </table:table-cell>
          <table:table-cell table:style-name="ce31" table:formula="of:=[.C42]*[.G42]" office:value-type="float" office:value="1.55537003128924E-021" calcext:value-type="float">
            <text:p>1.55537003128924E-021</text:p>
          </table:table-cell>
          <table:table-cell table:style-name="ce31" table:formula="of:=[.F42]*[.H42]" office:value-type="float" office:value="-0" calcext:value-type="float">
            <text:p>0</text:p>
          </table:table-cell>
          <table:table-cell table:style-name="ce31" table:formula="of:=0/[.K163]" office:value-type="string" office:string-value="" calcext:value-type="error">
            <text:p>#DIV/0!</text:p>
          </table:table-cell>
          <table:table-cell table:style-name="ce31" table:formula="of:=0/[.L163]" office:value-type="string" office:string-value="" calcext:value-type="error">
            <text:p>#DIV/0!</text:p>
          </table:table-cell>
          <table:table-cell table:style-name="ce31" table:formula="of:=0/[.M163]" office:value-type="string" office:string-value="" calcext:value-type="error">
            <text:p>#DIV/0!</text:p>
          </table:table-cell>
          <table:table-cell table:style-name="ce31" table:formula="of:=0/[.N163]" office:value-type="string" office:string-value="" calcext:value-type="error">
            <text:p>#DIV/0!</text:p>
          </table:table-cell>
          <table:table-cell table:style-name="ce31" table:formula="of:=0/[.O163]" office:value-type="string" office:string-value="" calcext:value-type="error">
            <text:p>#DIV/0!</text:p>
          </table:table-cell>
          <table:table-cell table:style-name="ce31" table:formula="of:=0/[.P163]" office:value-type="string" office:string-value="" calcext:value-type="error">
            <text:p>#DIV/0!</text:p>
          </table:table-cell>
          <table:table-cell table:style-name="ce31" table:formula="of:=0/[.Q163]" office:value-type="string" office:string-value="" calcext:value-type="error">
            <text:p>#DIV/0!</text:p>
          </table:table-cell>
          <table:table-cell table:style-name="ce31" table:formula="of:=0/[.R163]" office:value-type="string" office:string-value="" calcext:value-type="error">
            <text:p>#DIV/0!</text:p>
          </table:table-cell>
          <table:table-cell table:style-name="ce31" table:formula="of:=0/[.S163]" office:value-type="string" office:string-value="" calcext:value-type="error">
            <text:p>#DIV/0!</text:p>
          </table:table-cell>
          <table:table-cell table:style-name="ce31" table:formula="of:=0/[.T163]" office:value-type="string" office:string-value="" calcext:value-type="error">
            <text:p>#DIV/0!</text:p>
          </table:table-cell>
          <table:table-cell table:style-name="ce31" table:formula="of:=0/[.U163]" office:value-type="string" office:string-value="" calcext:value-type="error">
            <text:p>#DIV/0!</text:p>
          </table:table-cell>
          <table:table-cell table:style-name="ce31" table:formula="of:=0/[.V163]" office:value-type="string" office:string-value="" calcext:value-type="error">
            <text:p>#DIV/0!</text:p>
          </table:table-cell>
          <table:table-cell table:style-name="ce31" table:formula="of:=0/[.W163]" office:value-type="string" office:string-value="" calcext:value-type="error">
            <text:p>#DIV/0!</text:p>
          </table:table-cell>
          <table:table-cell table:style-name="ce31" table:formula="of:=0/[.X163]" office:value-type="string" office:string-value="" calcext:value-type="error">
            <text:p>#DIV/0!</text:p>
          </table:table-cell>
          <table:table-cell table:style-name="ce31" table:formula="of:=0/[.Y163]" office:value-type="string" office:string-value="" calcext:value-type="error">
            <text:p>#DIV/0!</text:p>
          </table:table-cell>
          <table:table-cell table:style-name="ce31" table:formula="of:=0/[.Z163]" office:value-type="string" office:string-value="" calcext:value-type="error">
            <text:p>#DIV/0!</text:p>
          </table:table-cell>
          <table:table-cell table:style-name="ce31"/>
          <table:table-cell table:style-name="ce31" table:formula="of:=[.I42]-[.J42]" office:value-type="float" office:value="1.55537003128924E-021" calcext:value-type="float">
            <text:p>1.55537003128924E-021</text:p>
          </table:table-cell>
          <table:table-cell table:style-name="ce31" table:formula="of:=[.AB42]-[u.D4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[x.D41]*[u.D42]" office:value-type="float" office:value="9.40450692415421E-023" calcext:value-type="float">
            <text:p>9.40450692415421E-023</text:p>
          </table:table-cell>
          <table:table-cell table:style-name="ce31" table:formula="of:=[x.D42]*[u.D41]" office:value-type="float" office:value="0" calcext:value-type="float">
            <text:p>0</text:p>
          </table:table-cell>
          <table:table-cell table:style-name="ce31" table:formula="of:=0/[.E164]" office:value-type="string" office:string-value="" calcext:value-type="error">
            <text:p>#DIV/0!</text:p>
          </table:table-cell>
          <table:table-cell table:style-name="ce31" table:formula="of:=0/[.F164]" office:value-type="string" office:string-value="" calcext:value-type="error">
            <text:p>#DIV/0!</text:p>
          </table:table-cell>
          <table:table-cell table:style-name="ce31" table:formula="of:=0/[.G164]" office:value-type="string" office:string-value="" calcext:value-type="error">
            <text:p>#DIV/0!</text:p>
          </table:table-cell>
          <table:table-cell table:style-name="ce31" table:formula="of:=0/[.H164]" office:value-type="string" office:string-value="" calcext:value-type="error">
            <text:p>#DIV/0!</text:p>
          </table:table-cell>
          <table:table-cell table:style-name="ce31" table:formula="of:=0/[.I164]" office:value-type="string" office:string-value="" calcext:value-type="error">
            <text:p>#DIV/0!</text:p>
          </table:table-cell>
          <table:table-cell table:style-name="ce31" table:formula="of:=0/[.J164]" office:value-type="string" office:string-value="" calcext:value-type="error">
            <text:p>#DIV/0!</text:p>
          </table:table-cell>
          <table:table-cell table:style-name="ce31" table:formula="of:=0/[.K164]" office:value-type="string" office:string-value="" calcext:value-type="error">
            <text:p>#DIV/0!</text:p>
          </table:table-cell>
          <table:table-cell table:style-name="ce31" table:formula="of:=0/[.L164]" office:value-type="string" office:string-value="" calcext:value-type="error">
            <text:p>#DIV/0!</text:p>
          </table:table-cell>
          <table:table-cell table:style-name="ce31" table:formula="of:=0/[.M164]" office:value-type="string" office:string-value="" calcext:value-type="error">
            <text:p>#DIV/0!</text:p>
          </table:table-cell>
          <table:table-cell table:style-name="ce31" table:formula="of:=0/[.N164]" office:value-type="string" office:string-value="" calcext:value-type="error">
            <text:p>#DIV/0!</text:p>
          </table:table-cell>
          <table:table-cell table:style-name="ce31" table:formula="of:=0/[.O164]" office:value-type="string" office:string-value="" calcext:value-type="error">
            <text:p>#DIV/0!</text:p>
          </table:table-cell>
          <table:table-cell table:style-name="ce31" table:formula="of:=0/[.P164]" office:value-type="string" office:string-value="" calcext:value-type="error">
            <text:p>#DIV/0!</text:p>
          </table:table-cell>
          <table:table-cell table:style-name="ce31" table:formula="of:=0/[.Q164]" office:value-type="string" office:string-value="" calcext:value-type="error">
            <text:p>#DIV/0!</text:p>
          </table:table-cell>
          <table:table-cell table:style-name="ce31" table:formula="of:=0/[.R164]" office:value-type="string" office:string-value="" calcext:value-type="error">
            <text:p>#DIV/0!</text:p>
          </table:table-cell>
          <table:table-cell table:style-name="ce31" table:formula="of:=0/[.S164]" office:value-type="string" office:string-value="" calcext:value-type="error">
            <text:p>#DIV/0!</text:p>
          </table:table-cell>
          <table:table-cell table:style-name="ce31" table:formula="of:=0/[.T164]" office:value-type="string" office:string-value="" calcext:value-type="error">
            <text:p>#DIV/0!</text:p>
          </table:table-cell>
          <table:table-cell table:style-name="ce31" table:formula="of:=0/[.U164]" office:value-type="string" office:string-value="" calcext:value-type="error">
            <text:p>#DIV/0!</text:p>
          </table:table-cell>
          <table:table-cell table:style-name="ce31" table:formula="of:=0/[.V164]" office:value-type="string" office:string-value="" calcext:value-type="error">
            <text:p>#DIV/0!</text:p>
          </table:table-cell>
          <table:table-cell table:style-name="ce31" table:formula="of:=0/[.W164]" office:value-type="string" office:string-value="" calcext:value-type="error">
            <text:p>#DIV/0!</text:p>
          </table:table-cell>
          <table:table-cell table:style-name="ce31" table:formula="of:=0/[.X164]" office:value-type="string" office:string-value="" calcext:value-type="error">
            <text:p>#DIV/0!</text:p>
          </table:table-cell>
          <table:table-cell table:style-name="ce31" table:formula="of:=0/[.Y164]" office:value-type="string" office:string-value="" calcext:value-type="error">
            <text:p>#DIV/0!</text:p>
          </table:table-cell>
          <table:table-cell table:style-name="ce31" table:formula="of:=0/[.Z164]" office:value-type="string" office:string-value="" calcext:value-type="error">
            <text:p>#DIV/0!</text:p>
          </table:table-cell>
          <table:table-cell table:style-name="ce31"/>
          <table:table-cell table:style-name="ce31" table:formula="of:=[.C43]+[.D43]" office:value-type="float" office:value="9.40450692415421E-023" calcext:value-type="float">
            <text:p>9.40450692415421E-023</text:p>
          </table:table-cell>
          <table:table-cell table:style-name="ce31" table:formula="of:=[.AB43]-[u.D43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08528411216545" calcext:value-type="float">
            <text:p>-0.0030852841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5" calcext:value-type="float">
            <text:p>45</text:p>
          </table:table-cell>
          <table:table-cell table:style-name="ce31" table:formula="of:=[x.D1]*[u.D5]" office:value-type="float" office:value="-2.58683118906326" calcext:value-type="float">
            <text:p>-2.5868311891</text:p>
          </table:table-cell>
          <table:table-cell table:style-name="ce31" table:formula="of:=[x.D2]*[u.D4]" office:value-type="float" office:value="-2.58683118906326" calcext:value-type="float">
            <text:p>-2.5868311891</text:p>
          </table:table-cell>
          <table:table-cell table:style-name="ce31" table:formula="of:=[x.D1]*[x.D5]" office:value-type="float" office:value="60.9222932732294" calcext:value-type="float">
            <text:p>60.9222932732</text:p>
          </table:table-cell>
          <table:table-cell table:style-name="ce31" table:formula="of:=[x.D2]*[x.D4]" office:value-type="float" office:value="-792.135774980086" calcext:value-type="float">
            <text:p>-792.1357749801</text:p>
          </table:table-cell>
          <table:table-cell table:style-name="ce31" table:formula="of:=[x.D19]*[x.D19]" office:value-type="float" office:value="144847089151584" calcext:value-type="float">
            <text:p>144847089151584</text:p>
          </table:table-cell>
          <table:table-cell table:style-name="ce31" table:formula="of:=[x.D19]*([.C45]-[.D45])" office:value-type="float" office:value="0" calcext:value-type="float">
            <text:p>0</text:p>
          </table:table-cell>
          <table:table-cell table:style-name="ce31" table:formula="of:=[u.D19]*([.E45]-[.F45])" office:value-type="float" office:value="0" calcext:value-type="float">
            <text:p>0</text:p>
          </table:table-cell>
          <table:table-cell table:style-name="ce31" table:formula="of:=([.H45]-[.I45])/[.G45]" office:value-type="float" office:value="0" calcext:value-type="float">
            <text:p>0</text:p>
          </table:table-cell>
          <table:table-cell table:style-name="ce31" table:number-columns-repeated="20"/>
          <table:table-cell table:style-name="ce41"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28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formula="of:=[u.D45]*[.H4]" office:value-type="float" office:value="0" calcext:value-type="float">
            <text:p>0</text:p>
          </table:table-cell>
          <table:table-cell table:style-name="ce31" table:formula="of:=[u.D12]*[.F4]" office:value-type="float" office:value="0" calcext:value-type="float">
            <text:p>0</text:p>
          </table:table-cell>
          <table:table-cell table:style-name="ce31" table:formula="of:=[x.D45]*[.D47]" office:value-type="float" office:value="0" calcext:value-type="float">
            <text:p>0</text:p>
          </table:table-cell>
          <table:table-cell table:style-name="ce31" table:number-columns-repeated="25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8" calcext:value-type="float">
            <text:p>48</text:p>
          </table:table-cell>
          <table:table-cell table:style-name="ce31" table:formula="of:=[u.D46]*[.H4]" office:value-type="float" office:value="0" calcext:value-type="float">
            <text:p>0</text:p>
          </table:table-cell>
          <table:table-cell table:style-name="ce31" table:formula="of:=[x.D46]*[.D47]" office:value-type="float" office:value="0" calcext:value-type="float">
            <text:p>0</text:p>
          </table:table-cell>
          <table:table-cell table:style-name="ce31" table:number-columns-repeated="26"/>
          <table:table-cell table:style-name="ce41" table:number-columns-repeated="994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 table:style-name="Default"/>
          <table:table-cell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36"/>
          <table:table-cell/>
          <table:table-cell table:style-name="ce15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table:formula="of:=[.C4]/[.C115]" office:value-type="float" office:value="0.834892342889837" calcext:value-type="float">
            <text:p>0.8348923429</text:p>
          </table:table-cell>
          <table:table-cell table:style-name="ce30" table:formula="of:=[.D4]/[.D115]" office:value-type="float" office:value="0" calcext:value-type="float">
            <text:p>0</text:p>
          </table:table-cell>
          <table:table-cell table:style-name="ce30" table:formula="of:=[.E4]/[.E115]" office:value-type="float" office:value="0.999999999999984" calcext:value-type="float">
            <text:p>1</text:p>
          </table:table-cell>
          <table:table-cell table:style-name="ce30" table:formula="of:=[.F4]/[.F115]" office:value-type="float" office:value="1" calcext:value-type="float">
            <text:p>1</text:p>
          </table:table-cell>
          <table:table-cell table:style-name="ce30" table:formula="of:=[.G4]/[.G115]" office:value-type="float" office:value="1" calcext:value-type="float">
            <text:p>1</text:p>
          </table:table-cell>
          <table:table-cell table:style-name="ce30" table:formula="of:=[.H4]/[.H115]" office:value-type="float" office:value="1" calcext:value-type="float">
            <text:p>1</text:p>
          </table:table-cell>
          <table:table-cell table:style-name="ce30" table:formula="of:=[.I4]/[.I115]" office:value-type="float" office:value="1" calcext:value-type="float">
            <text:p>1</text:p>
          </table:table-cell>
          <table:table-cell table:style-name="ce30" table:formula="of:=[.J4]/[.J115]" office:value-type="float" office:value="1" calcext:value-type="float">
            <text:p>1</text:p>
          </table:table-cell>
          <table:table-cell table:style-name="ce30" table:formula="of:=[.K4]/[.K115]" office:value-type="string" office:string-value="" calcext:value-type="error">
            <text:p>#DIV/0!</text:p>
          </table:table-cell>
          <table:table-cell table:style-name="ce30" table:formula="of:=[.L4]/[.L115]" office:value-type="float" office:value="1" calcext:value-type="float">
            <text:p>1</text:p>
          </table:table-cell>
          <table:table-cell table:style-name="ce30" table:formula="of:=[.M4]/[.M115]" office:value-type="float" office:value="1" calcext:value-type="float">
            <text:p>1</text:p>
          </table:table-cell>
          <table:table-cell table:style-name="ce30" table:formula="of:=[.N4]/[.N115]" office:value-type="string" office:string-value="" calcext:value-type="error">
            <text:p>#DIV/0!</text:p>
          </table:table-cell>
          <table:table-cell table:style-name="ce30" table:formula="of:=[.O4]/[.O115]" office:value-type="string" office:string-value="" calcext:value-type="error">
            <text:p>#DIV/0!</text:p>
          </table:table-cell>
          <table:table-cell table:style-name="ce30" table:formula="of:=[.P4]/[.P115]" office:value-type="float" office:value="1" calcext:value-type="float">
            <text:p>1</text:p>
          </table:table-cell>
          <table:table-cell table:style-name="ce30" table:formula="of:=[.Q4]/[.Q115]" office:value-type="float" office:value="0" calcext:value-type="float">
            <text:p>0</text:p>
          </table:table-cell>
          <table:table-cell table:style-name="ce30" table:formula="of:=[.R4]/[.R115]" office:value-type="string" office:string-value="" calcext:value-type="error">
            <text:p>#DIV/0!</text:p>
          </table:table-cell>
          <table:table-cell table:style-name="ce30" table:formula="of:=[.S4]/[.S115]" office:value-type="float" office:value="0" calcext:value-type="float">
            <text:p>0</text:p>
          </table:table-cell>
          <table:table-cell table:style-name="ce30" table:formula="of:=[.T4]/[.T115]" office:value-type="string" office:string-value="" calcext:value-type="error">
            <text:p>#DIV/0!</text:p>
          </table:table-cell>
          <table:table-cell table:style-name="ce30" table:formula="of:=[.U4]/[.U115]" office:value-type="string" office:string-value="" calcext:value-type="error">
            <text:p>#DIV/0!</text:p>
          </table:table-cell>
          <table:table-cell table:style-name="ce30" table:formula="of:=[.V4]/[.V115]" office:value-type="float" office:value="1" calcext:value-type="float">
            <text:p>1</text:p>
          </table:table-cell>
          <table:table-cell table:style-name="ce30" table:formula="of:=[.W4]/[.W115]" office:value-type="string" office:string-value="" calcext:value-type="error">
            <text:p>#DIV/0!</text:p>
          </table:table-cell>
          <table:table-cell table:style-name="ce30" table:formula="of:=[.X4]/[.X115]" office:value-type="float" office:value="0.999999999999983" calcext:value-type="float">
            <text:p>1</text:p>
          </table:table-cell>
          <table:table-cell table:style-name="ce30" table:formula="of:=[.Y4]/[.Y115]" office:value-type="float" office:value="0.999999999999983" calcext:value-type="float">
            <text:p>1</text:p>
          </table:table-cell>
          <table:table-cell table:style-name="ce30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357302362548997" calcext:value-type="float">
            <text:p>-3.57302362548997E-009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-4.32986979603811E-015" calcext:value-type="float">
            <text:p>-4.32986979603811E-015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-5.7165314052821E-017" calcext:value-type="float">
            <text:p>-5.7165314052821E-017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-2.19437081163826E-017" calcext:value-type="float">
            <text:p>-2.19437081163826E-017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-4.27435864480685E-015" calcext:value-type="float">
            <text:p>-4.27435864480685E-015</text:p>
          </table:table-cell>
          <table:table-cell table:style-name="ce3" table:formula="of:=[.Y4]-[.Y115]" office:value-type="float" office:value="1.62370117351429E-015" calcext:value-type="float">
            <text:p>1.62370117351429E-015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table:formula="of:=[.C5]/[.C116]" office:value-type="float" office:value="0.834892342889852" calcext:value-type="float">
            <text:p>0.8348923429</text:p>
          </table:table-cell>
          <table:table-cell table:style-name="ce30" table:formula="of:=[.D5]/[.D116]" office:value-type="float" office:value="1" calcext:value-type="float">
            <text:p>1</text:p>
          </table:table-cell>
          <table:table-cell table:style-name="ce30" table:formula="of:=[.E5]/[.E116]" office:value-type="string" office:string-value="" calcext:value-type="error">
            <text:p>#DIV/0!</text:p>
          </table:table-cell>
          <table:table-cell table:style-name="ce30" table:formula="of:=[.F5]/[.F116]" office:value-type="string" office:string-value="" calcext:value-type="error">
            <text:p>#DIV/0!</text:p>
          </table:table-cell>
          <table:table-cell table:style-name="ce30" table:formula="of:=[.G5]/[.G116]" office:value-type="float" office:value="0.999999999999984" calcext:value-type="float">
            <text:p>1</text:p>
          </table:table-cell>
          <table:table-cell table:style-name="ce30" table:formula="of:=[.H5]/[.H116]" office:value-type="float" office:value="1" calcext:value-type="float">
            <text:p>1</text:p>
          </table:table-cell>
          <table:table-cell table:style-name="ce30" table:formula="of:=[.I5]/[.I116]" office:value-type="string" office:string-value="" calcext:value-type="error">
            <text:p>#DIV/0!</text:p>
          </table:table-cell>
          <table:table-cell table:style-name="ce30" table:formula="of:=[.J5]/[.J116]" office:value-type="float" office:value="0" calcext:value-type="float">
            <text:p>0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-0.0000000128839069675661" calcext:value-type="float">
            <text:p>-1.28839069675661E-008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-4.32986979603811E-015" calcext:value-type="float">
            <text:p>-4.32986979603811E-015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table:formula="of:=[.C6]/[.C117]" office:value-type="float" office:value="0.834892342889851" calcext:value-type="float">
            <text:p>0.8348923429</text:p>
          </table:table-cell>
          <table:table-cell table:style-name="ce30" table:formula="of:=[.D6]/[.D117]" office:value-type="float" office:value="0" calcext:value-type="float">
            <text:p>0</text:p>
          </table:table-cell>
          <table:table-cell table:style-name="ce30" table:formula="of:=[.E6]/[.E117]" office:value-type="string" office:string-value="" calcext:value-type="error">
            <text:p>#DIV/0!</text:p>
          </table:table-cell>
          <table:table-cell table:style-name="ce30" table:formula="of:=[.F6]/[.F117]" office:value-type="float" office:value="1" calcext:value-type="float">
            <text:p>1</text:p>
          </table:table-cell>
          <table:table-cell table:style-name="ce30" table:formula="of:=[.G6]/[.G117]" office:value-type="float" office:value="0" calcext:value-type="float">
            <text:p>0</text:p>
          </table:table-cell>
          <table:table-cell table:style-name="ce30" table:formula="of:=[.H6]/[.H117]" office:value-type="float" office:value="0" calcext:value-type="float">
            <text:p>0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-0.00000000513232899512792" calcext:value-type="float">
            <text:p>-5.13232899512792E-009</text:p>
          </table:table-cell>
          <table:table-cell table:style-name="ce3" table:formula="of:=[.D6]-[.D117]" office:value-type="float" office:value="-5.7165314052821E-017" calcext:value-type="float">
            <text:p>-5.7165314052821E-017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-2.19437081163826E-017" calcext:value-type="float">
            <text:p>-2.19437081163826E-017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table:formula="of:=[.C8]/[.C119]" office:value-type="float" office:value="1.19775921831867" calcext:value-type="float">
            <text:p>1.1977592183</text:p>
          </table:table-cell>
          <table:table-cell table:style-name="ce30" table:formula="of:=[.D8]/[.D119]" office:value-type="float" office:value="1.19775921831867" calcext:value-type="float">
            <text:p>1.1977592183</text:p>
          </table:table-cell>
          <table:table-cell table:style-name="ce30" table:formula="of:=[.E8]/[.E119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-36.2706342571303" calcext:value-type="float">
            <text:p>-36.2706342571</text:p>
          </table:table-cell>
          <table:table-cell table:style-name="ce3" table:formula="of:=[.D8]-[.D119]" office:value-type="float" office:value="36.2706342571303" calcext:value-type="float">
            <text:p>36.2706342571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table:formula="of:=[.C11]/[.C122]" office:value-type="string" office:string-value="" calcext:value-type="error">
            <text:p>#DIV/0!</text:p>
          </table:table-cell>
          <table:table-cell table:style-name="ce30" table:formula="of:=[.D11]/[.D122]" office:value-type="string" office:string-value="" calcext:value-type="error">
            <text:p>#DIV/0!</text:p>
          </table:table-cell>
          <table:table-cell table:style-name="ce30" table:formula="of:=[.E11]/[.E122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table:formula="of:=[.C12]/[.C123]" office:value-type="string" office:string-value="" calcext:value-type="error">
            <text:p>#DIV/0!</text:p>
          </table:table-cell>
          <table:table-cell table:style-name="ce30" table:formula="of:=[.D12]/[.D123]" office:value-type="string" office:string-value="" calcext:value-type="error">
            <text:p>#DIV/0!</text:p>
          </table:table-cell>
          <table:table-cell table:style-name="ce30" table:formula="of:=[.E12]/[.E123]" office:value-type="float" office:value="1" calcext:value-type="float">
            <text:p>1</text:p>
          </table:table-cell>
          <table:table-cell table:style-name="ce30" table:formula="of:=[.F12]/[.F123]" office:value-type="float" office:value="0.999999999999998" calcext:value-type="float">
            <text:p>1</text:p>
          </table:table-cell>
          <table:table-cell table:style-name="ce30" table:formula="of:=[.G12]/[.G123]" office:value-type="float" office:value="1" calcext:value-type="float">
            <text:p>1</text:p>
          </table:table-cell>
          <table:table-cell table:style-name="ce30" table:formula="of:=[.H12]/[.H123]" office:value-type="float" office:value="1.19775921831869" calcext:value-type="float">
            <text:p>1.1977592183</text:p>
          </table:table-cell>
          <table:table-cell table:style-name="ce30" table:formula="of:=[.I12]/[.I123]" office:value-type="string" office:string-value="" calcext:value-type="error">
            <text:p>#DIV/0!</text:p>
          </table:table-cell>
          <table:table-cell table:style-name="ce30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2128483.86870454" calcext:value-type="float">
            <text:p>2128483.86870454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table:formula="of:=[.C13]/[.C124]" office:value-type="string" office:string-value="" calcext:value-type="error">
            <text:p>#DIV/0!</text:p>
          </table:table-cell>
          <table:table-cell table:style-name="ce30" table:formula="of:=[.D13]/[.D124]" office:value-type="string" office:string-value="" calcext:value-type="error">
            <text:p>#DIV/0!</text:p>
          </table:table-cell>
          <table:table-cell table:style-name="ce30" table:formula="of:=[.E13]/[.E12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table:formula="of:=[.C14]/[.C125]" office:value-type="float" office:value="1" calcext:value-type="float">
            <text:p>1</text:p>
          </table:table-cell>
          <table:table-cell table:style-name="ce30" table:formula="of:=[.D14]/[.D125]" office:value-type="string" office:string-value="" calcext:value-type="error">
            <text:p>#DIV/0!</text:p>
          </table:table-cell>
          <table:table-cell table:style-name="ce30" table:formula="of:=[.E14]/[.E125]" office:value-type="string" office:string-value="" calcext:value-type="error">
            <text:p>#DIV/0!</text:p>
          </table:table-cell>
          <table:table-cell table:style-name="ce30" table:formula="of:=[.F14]/[.F125]" office:value-type="string" office:string-value="" calcext:value-type="error">
            <text:p>#DIV/0!</text:p>
          </table:table-cell>
          <table:table-cell table:style-name="ce30" table:formula="of:=[.G14]/[.G125]" office:value-type="string" office:string-value="" calcext:value-type="error">
            <text:p>#DIV/0!</text:p>
          </table:table-cell>
          <table:table-cell table:style-name="ce30" table:formula="of:=[.H14]/[.H125]" office:value-type="string" office:string-value="" calcext:value-type="error">
            <text:p>#DIV/0!</text:p>
          </table:table-cell>
          <table:table-cell table:style-name="ce30" table:formula="of:=[.I14]/[.I125]" office:value-type="string" office:string-value="" calcext:value-type="error">
            <text:p>#DIV/0!</text:p>
          </table:table-cell>
          <table:table-cell table:style-name="ce30" table:formula="of:=[.J14]/[.J125]" office:value-type="string" office:string-value="" calcext:value-type="error">
            <text:p>#DIV/0!</text:p>
          </table:table-cell>
          <table:table-cell table:style-name="ce30" table:formula="of:=[.K14]/[.K125]" office:value-type="string" office:string-value="" calcext:value-type="error">
            <text:p>#DIV/0!</text:p>
          </table:table-cell>
          <table:table-cell table:style-name="ce30" table:formula="of:=[.L14]/[.L125]" office:value-type="string" office:string-value="" calcext:value-type="error">
            <text:p>#DIV/0!</text:p>
          </table:table-cell>
          <table:table-cell table:style-name="ce30" table:formula="of:=[.M14]/[.M125]" office:value-type="string" office:string-value="" calcext:value-type="error">
            <text:p>#DIV/0!</text:p>
          </table:table-cell>
          <table:table-cell table:style-name="ce30" table:formula="of:=[.N14]/[.N125]" office:value-type="string" office:string-value="" calcext:value-type="error">
            <text:p>#DIV/0!</text:p>
          </table:table-cell>
          <table:table-cell table:style-name="ce30" table:formula="of:=[.O14]/[.O125]" office:value-type="string" office:string-value="" calcext:value-type="error">
            <text:p>#DIV/0!</text:p>
          </table:table-cell>
          <table:table-cell table:style-name="ce30" table:formula="of:=[.P14]/[.P125]" office:value-type="string" office:string-value="" calcext:value-type="error">
            <text:p>#DIV/0!</text:p>
          </table:table-cell>
          <table:table-cell table:style-name="ce30" table:formula="of:=[.Q14]/[.Q125]" office:value-type="string" office:string-value="" calcext:value-type="error">
            <text:p>#DIV/0!</text:p>
          </table:table-cell>
          <table:table-cell table:style-name="ce30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624602937800924" calcext:value-type="float">
            <text:p>-0.000006246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table:formula="of:=[.C21]/[.C132]" office:value-type="float" office:value="-0.000145406366572213" calcext:value-type="float">
            <text:p>-0.0001454064</text:p>
          </table:table-cell>
          <table:table-cell table:style-name="ce30" table:formula="of:=[.D21]/[.D132]" office:value-type="float" office:value="-0.000145406366572213" calcext:value-type="float">
            <text:p>-0.0001454064</text:p>
          </table:table-cell>
          <table:table-cell table:style-name="ce30" table:formula="of:=[.E21]/[.E132]" office:value-type="string" office:string-value="" calcext:value-type="error">
            <text:p>#DIV/0!</text:p>
          </table:table-cell>
          <table:table-cell table:style-name="ce30" table:formula="of:=[.F21]/[.F132]" office:value-type="string" office:string-value="" calcext:value-type="error">
            <text:p>#DIV/0!</text:p>
          </table:table-cell>
          <table:table-cell table:style-name="ce30" table:formula="of:=[.G21]/[.G132]" office:value-type="string" office:string-value="" calcext:value-type="error">
            <text:p>#DIV/0!</text:p>
          </table:table-cell>
          <table:table-cell table:style-name="ce30" table:formula="of:=[.H21]/[.H132]" office:value-type="string" office:string-value="" calcext:value-type="error">
            <text:p>#DIV/0!</text:p>
          </table:table-cell>
          <table:table-cell table:style-name="ce30" table:formula="of:=[.I21]/[.I132]" office:value-type="string" office:string-value="" calcext:value-type="error">
            <text:p>#DIV/0!</text:p>
          </table:table-cell>
          <table:table-cell table:style-name="ce30" table:formula="of:=[.J21]/[.J132]" office:value-type="string" office:string-value="" calcext:value-type="error">
            <text:p>#DIV/0!</text:p>
          </table:table-cell>
          <table:table-cell table:style-name="ce30" table:formula="of:=[.K21]/[.K132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6386736848" calcext:value-type="float">
            <text:p>1.2611638674</text:p>
          </table:table-cell>
          <table:table-cell table:style-name="ce3" table:formula="of:=[.D21]-[.D132]" office:value-type="float" office:value="-1.26116386736848" calcext:value-type="float">
            <text:p>-1.2611638674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table:formula="of:=[.C24]/[.C135]" office:value-type="string" office:string-value="" calcext:value-type="error">
            <text:p>#DIV/0!</text:p>
          </table:table-cell>
          <table:table-cell table:style-name="ce30" table:formula="of:=[.D24]/[.D135]" office:value-type="float" office:value="0.0000558039853014289" calcext:value-type="float">
            <text:p>0.000055804</text:p>
          </table:table-cell>
          <table:table-cell table:style-name="ce30" table:formula="of:=[.E24]/[.E135]" office:value-type="string" office:string-value="" calcext:value-type="error">
            <text:p>#DIV/0!</text:p>
          </table:table-cell>
          <table:table-cell table:style-name="ce30" table:formula="of:=[.F24]/[.F135]" office:value-type="float" office:value="-0.00026938788310036" calcext:value-type="float">
            <text:p>-0.0002693879</text:p>
          </table:table-cell>
          <table:table-cell table:style-name="ce30" table:formula="of:=[.G24]/[.G135]" office:value-type="float" office:value="0.000000202661971473174" calcext:value-type="float">
            <text:p>2.02661971473174E-007</text:p>
          </table:table-cell>
          <table:table-cell table:style-name="ce30" table:formula="of:=[.H24]/[.H135]" office:value-type="float" office:value="-0.000294823989397696" calcext:value-type="float">
            <text:p>-0.000294824</text:p>
          </table:table-cell>
          <table:table-cell table:style-name="ce30" table:formula="of:=[.I24]/[.I135]" office:value-type="float" office:value="1.31085387738476" calcext:value-type="float">
            <text:p>1.3108538774</text:p>
          </table:table-cell>
          <table:table-cell table:style-name="ce30" table:formula="of:=[.J24]/[.J135]" office:value-type="string" office:string-value="" calcext:value-type="error">
            <text:p>#DIV/0!</text:p>
          </table:table-cell>
          <table:table-cell table:style-name="ce30" table:formula="of:=[.K24]/[.K135]" office:value-type="float" office:value="-0.000224909880867797" calcext:value-type="float">
            <text:p>-0.0002249099</text:p>
          </table:table-cell>
          <table:table-cell table:style-name="ce30" table:formula="of:=[.L24]/[.L135]" office:value-type="string" office:string-value="" calcext:value-type="error">
            <text:p>#DIV/0!</text:p>
          </table:table-cell>
          <table:table-cell table:style-name="ce30" table:formula="of:=[.M24]/[.M135]" office:value-type="string" office:string-value="" calcext:value-type="error">
            <text:p>#DIV/0!</text:p>
          </table:table-cell>
          <table:table-cell table:style-name="ce30" table:formula="of:=[.N24]/[.N135]" office:value-type="float" office:value="1" calcext:value-type="float">
            <text:p>1</text:p>
          </table:table-cell>
          <table:table-cell table:style-name="ce30" table:formula="of:=[.O24]/[.O135]" office:value-type="float" office:value="1.43462714506738" calcext:value-type="float">
            <text:p>1.4346271451</text:p>
          </table:table-cell>
          <table:table-cell table:style-name="ce30" table:formula="of:=[.P24]/[.P135]" office:value-type="float" office:value="1.19775921831868" calcext:value-type="float">
            <text:p>1.1977592183</text:p>
          </table:table-cell>
          <table:table-cell table:style-name="ce30" table:formula="of:=[.Q24]/[.Q135]" office:value-type="float" office:value="1.43462714506738" calcext:value-type="float">
            <text:p>1.4346271451</text:p>
          </table:table-cell>
          <table:table-cell table:style-name="ce30" table:formula="of:=[.R24]/[.R135]" office:value-type="string" office:string-value="" calcext:value-type="error">
            <text:p>#DIV/0!</text:p>
          </table:table-cell>
          <table:table-cell table:style-name="ce30" table:formula="of:=[.S24]/[.S135]" office:value-type="string" office:string-value="" calcext:value-type="error">
            <text:p>#DIV/0!</text:p>
          </table:table-cell>
          <table:table-cell table:style-name="ce30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7802781172" calcext:value-type="float">
            <text:p>74010.7802781172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5.9392367136" calcext:value-type="float">
            <text:p>-15255.9392367136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37.6056747" calcext:value-type="float">
            <text:p>-18563937.6056747</text:p>
          </table:table-cell>
          <table:table-cell table:style-name="ce3" table:formula="of:=[.I24]-[.I135]" office:value-type="float" office:value="12168277961.336" calcext:value-type="float">
            <text:p>12168277961.336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05854773545" calcext:value-type="float">
            <text:p>-0.0004742059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57767107792058" calcext:value-type="float">
            <text:p>57767107792058</text:p>
          </table:table-cell>
          <table:table-cell table:style-name="ce3" table:formula="of:=[.P24]-[.P135]" office:value-type="float" office:value="1855127.82092218" calcext:value-type="float">
            <text:p>1855127.82092218</text:p>
          </table:table-cell>
          <table:table-cell table:style-name="ce3" table:formula="of:=[.Q24]-[.Q135]" office:value-type="float" office:value="53930241130019.4" calcext:value-type="float">
            <text:p>53930241130019.4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table:formula="of:=[.C25]/[.C136]" office:value-type="float" office:value="-0.000322661820286811" calcext:value-type="float">
            <text:p>-0.0003226618</text:p>
          </table:table-cell>
          <table:table-cell table:style-name="ce30" table:formula="of:=[.D25]/[.D136]" office:value-type="string" office:string-value="" calcext:value-type="error">
            <text:p>#DIV/0!</text:p>
          </table:table-cell>
          <table:table-cell table:style-name="ce30" table:formula="of:=[.E25]/[.E136]" office:value-type="float" office:value="-0.000246146291248375" calcext:value-type="float">
            <text:p>-0.0002461463</text:p>
          </table:table-cell>
          <table:table-cell table:style-name="ce30" table:formula="of:=[.F25]/[.F136]" office:value-type="string" office:string-value="" calcext:value-type="error">
            <text:p>#DIV/0!</text:p>
          </table:table-cell>
          <table:table-cell table:style-name="ce30" table:formula="of:=[.G25]/[.G136]" office:value-type="string" office:string-value="" calcext:value-type="error">
            <text:p>#DIV/0!</text:p>
          </table:table-cell>
          <table:table-cell table:style-name="ce30" table:formula="of:=[.H25]/[.H136]" office:value-type="string" office:string-value="" calcext:value-type="error">
            <text:p>#DIV/0!</text:p>
          </table:table-cell>
          <table:table-cell table:style-name="ce30" table:formula="of:=[.I25]/[.I136]" office:value-type="string" office:string-value="" calcext:value-type="error">
            <text:p>#DIV/0!</text:p>
          </table:table-cell>
          <table:table-cell table:style-name="ce30" table:formula="of:=[.J25]/[.J136]" office:value-type="string" office:string-value="" calcext:value-type="error">
            <text:p>#DIV/0!</text:p>
          </table:table-cell>
          <table:table-cell table:style-name="ce30" table:formula="of:=[.K25]/[.K136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623173763.628" calcext:value-type="float">
            <text:p>-981623173763.628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497467665376" calcext:value-type="float">
            <text:p>-50.1497467665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table:formula="of:=[.C26]/[.C137]" office:value-type="float" office:value="-0.000145406366572211" calcext:value-type="float">
            <text:p>-0.0001454064</text:p>
          </table:table-cell>
          <table:table-cell table:style-name="ce30" table:formula="of:=[.D26]/[.D137]" office:value-type="float" office:value="-0.000145406366572215" calcext:value-type="float">
            <text:p>-0.0001454064</text:p>
          </table:table-cell>
          <table:table-cell table:style-name="ce30" table:formula="of:=[.E26]/[.E137]" office:value-type="float" office:value="0.0000558039853014289" calcext:value-type="float">
            <text:p>0.000055804</text:p>
          </table:table-cell>
          <table:table-cell table:style-name="ce30" table:formula="of:=[.F26]/[.F137]" office:value-type="string" office:string-value="" calcext:value-type="error">
            <text:p>#DIV/0!</text:p>
          </table:table-cell>
          <table:table-cell table:style-name="ce30" table:formula="of:=[.G26]/[.G137]" office:value-type="string" office:string-value="" calcext:value-type="error">
            <text:p>#DIV/0!</text:p>
          </table:table-cell>
          <table:table-cell table:style-name="ce30" table:formula="of:=[.H26]/[.H137]" office:value-type="string" office:string-value="" calcext:value-type="error">
            <text:p>#DIV/0!</text:p>
          </table:table-cell>
          <table:table-cell table:style-name="ce30" table:formula="of:=[.I26]/[.I137]" office:value-type="string" office:string-value="" calcext:value-type="error">
            <text:p>#DIV/0!</text:p>
          </table:table-cell>
          <table:table-cell table:style-name="ce30" table:formula="of:=[.J26]/[.J137]" office:value-type="string" office:string-value="" calcext:value-type="error">
            <text:p>#DIV/0!</text:p>
          </table:table-cell>
          <table:table-cell table:style-name="ce30" table:formula="of:=[.K26]/[.K137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200691691" calcext:value-type="float">
            <text:p>-4934.4200691691</text:p>
          </table:table-cell>
          <table:table-cell table:style-name="ce3" table:formula="of:=[.D26]-[.D137]" office:value-type="float" office:value="-64159.2831714035" calcext:value-type="float">
            <text:p>-64159.2831714035</text:p>
          </table:table-cell>
          <table:table-cell table:style-name="ce3" table:formula="of:=[.E26]-[.E137]" office:value-type="float" office:value="26523.0915725166" calcext:value-type="float">
            <text:p>26523.0915725166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table:formula="of:=[.C27]/[.C138]" office:value-type="string" office:string-value="" calcext:value-type="error">
            <text:p>#DIV/0!</text:p>
          </table:table-cell>
          <table:table-cell table:style-name="ce30" table:formula="of:=[.D27]/[.D138]" office:value-type="string" office:string-value="" calcext:value-type="error">
            <text:p>#DIV/0!</text:p>
          </table:table-cell>
          <table:table-cell table:style-name="ce30" table:formula="of:=[.E27]/[.E138]" office:value-type="float" office:value="0.000000000000162906121949415" calcext:value-type="float">
            <text:p>1.62906121949415E-013</text:p>
          </table:table-cell>
          <table:table-cell table:style-name="ce30" table:formula="of:=[.F27]/[.F138]" office:value-type="string" office:string-value="" calcext:value-type="error">
            <text:p>#DIV/0!</text:p>
          </table:table-cell>
          <table:table-cell table:style-name="ce30" table:formula="of:=[.G27]/[.G138]" office:value-type="string" office:string-value="" calcext:value-type="error">
            <text:p>#DIV/0!</text:p>
          </table:table-cell>
          <table:table-cell table:style-name="ce30" table:formula="of:=[.H27]/[.H138]" office:value-type="string" office:string-value="" calcext:value-type="error">
            <text:p>#DIV/0!</text:p>
          </table:table-cell>
          <table:table-cell table:style-name="ce30" table:formula="of:=[.I27]/[.I138]" office:value-type="string" office:string-value="" calcext:value-type="error">
            <text:p>#DIV/0!</text:p>
          </table:table-cell>
          <table:table-cell table:style-name="ce30" table:formula="of:=[.J27]/[.J138]" office:value-type="string" office:string-value="" calcext:value-type="error">
            <text:p>#DIV/0!</text:p>
          </table:table-cell>
          <table:table-cell table:style-name="ce30" table:formula="of:=[.K27]/[.K138]" office:value-type="string" office:string-value="" calcext:value-type="error">
            <text:p>#DIV/0!</text:p>
          </table:table-cell>
          <table:table-cell table:style-name="ce30" table:number-columns-repeated="6"/>
          <table:table-cell/>
          <table:table-cell table:style-name="ce30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326927238534025" calcext:value-type="float">
            <text:p>-0.0032692724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table:formula="of:=[.C30]/[.C141]" office:value-type="float" office:value="-3.49131111802537E+024" calcext:value-type="float">
            <text:p>-3491311118025370000000000</text:p>
          </table:table-cell>
          <table:table-cell table:style-name="ce30" table:formula="of:=[.D30]/[.D141]" office:value-type="float" office:value="6.54620834629663E+021" calcext:value-type="float">
            <text:p>6546208346296630000000</text:p>
          </table:table-cell>
          <table:table-cell table:style-name="ce30" table:formula="of:=[.E30]/[.E141]" office:value-type="float" office:value="-1.22741406493043E+019" calcext:value-type="float">
            <text:p>-12274140649304300000</text:p>
          </table:table-cell>
          <table:table-cell table:style-name="ce30" table:formula="of:=[.F30]/[.F141]" office:value-type="float" office:value="2.3014013717442E+016" calcext:value-type="float">
            <text:p>23014013717442000</text:p>
          </table:table-cell>
          <table:table-cell table:style-name="ce30" table:formula="of:=[.G30]/[.G141]" office:value-type="float" office:value="-43151275720197.3" calcext:value-type="float">
            <text:p>-43151275720197.3</text:p>
          </table:table-cell>
          <table:table-cell table:style-name="ce30" table:formula="of:=[.H30]/[.H141]" office:value-type="float" office:value="80908641975.358" calcext:value-type="float">
            <text:p>80908641975.358</text:p>
          </table:table-cell>
          <table:table-cell table:style-name="ce30" table:formula="of:=[.I30]/[.I141]" office:value-type="float" office:value="-151703703.703773" calcext:value-type="float">
            <text:p>-151703703.703773</text:p>
          </table:table-cell>
          <table:table-cell table:style-name="ce30" table:formula="of:=[.J30]/[.J141]" office:value-type="float" office:value="284444.444444531" calcext:value-type="float">
            <text:p>284444.444444531</text:p>
          </table:table-cell>
          <table:table-cell table:style-name="ce30" table:formula="of:=[.K30]/[.K141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3.5184372088832E+022" calcext:value-type="float">
            <text:p>35184372088832000000000</text:p>
          </table:table-cell>
          <table:table-cell table:style-name="ce3" table:formula="of:=[.D30]-[.D141]" office:value-type="float" office:value="1.099511627776E+020" calcext:value-type="float">
            <text:p>109951162777600000000</text:p>
          </table:table-cell>
          <table:table-cell table:style-name="ce3" table:formula="of:=[.E30]-[.E141]" office:value-type="float" office:value="3.4359738368E+017" calcext:value-type="float">
            <text:p>343597383680000000</text:p>
          </table:table-cell>
          <table:table-cell table:style-name="ce3" table:formula="of:=[.F30]-[.F141]" office:value-type="float" office:value="1.073741824E+015" calcext:value-type="float">
            <text:p>1073741824000000</text:p>
          </table:table-cell>
          <table:table-cell table:style-name="ce3" table:formula="of:=[.G30]-[.G141]" office:value-type="float" office:value="3355443200000.08" calcext:value-type="float">
            <text:p>3355443200000.08</text:p>
          </table:table-cell>
          <table:table-cell table:style-name="ce3" table:formula="of:=[.H30]-[.H141]" office:value-type="float" office:value="10485759999.8704" calcext:value-type="float">
            <text:p>10485759999.8704</text:p>
          </table:table-cell>
          <table:table-cell table:style-name="ce3" table:formula="of:=[.I30]-[.I141]" office:value-type="float" office:value="32768000.216" calcext:value-type="float">
            <text:p>32768000.216</text:p>
          </table:table-cell>
          <table:table-cell table:style-name="ce3" table:formula="of:=[.J30]-[.J141]" office:value-type="float" office:value="102399.64" calcext:value-type="float">
            <text:p>102399.64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table:formula="of:=[.C32]/[.C143]" office:value-type="string" office:string-value="" calcext:value-type="error">
            <text:p>#DIV/0!</text:p>
          </table:table-cell>
          <table:table-cell table:style-name="ce30" table:formula="of:=[.D32]/[.D143]" office:value-type="string" office:string-value="" calcext:value-type="error">
            <text:p>#DIV/0!</text:p>
          </table:table-cell>
          <table:table-cell table:style-name="ce30" table:formula="of:=[.E32]/[.E143]" office:value-type="float" office:value="0.710508234608256" calcext:value-type="float">
            <text:p>0.7105082346</text:p>
          </table:table-cell>
          <table:table-cell table:style-name="ce30" table:formula="of:=[.F32]/[.F143]" office:value-type="string" office:string-value="" calcext:value-type="error">
            <text:p>#DIV/0!</text:p>
          </table:table-cell>
          <table:table-cell table:style-name="ce30" table:formula="of:=[.G32]/[.G143]" office:value-type="string" office:string-value="" calcext:value-type="error">
            <text:p>#DIV/0!</text:p>
          </table:table-cell>
          <table:table-cell table:style-name="ce30" table:formula="of:=[.H32]/[.H143]" office:value-type="string" office:string-value="" calcext:value-type="error">
            <text:p>#DIV/0!</text:p>
          </table:table-cell>
          <table:table-cell table:style-name="ce30" table:formula="of:=[.I32]/[.I143]" office:value-type="string" office:string-value="" calcext:value-type="error">
            <text:p>#DIV/0!</text:p>
          </table:table-cell>
          <table:table-cell table:style-name="ce30" table:formula="of:=[.J32]/[.J143]" office:value-type="string" office:string-value="" calcext:value-type="error">
            <text:p>#DIV/0!</text:p>
          </table:table-cell>
          <table:table-cell table:style-name="ce30" table:formula="of:=[.K32]/[.K143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-0.14403851982457" calcext:value-type="float">
            <text:p>-0.1440385198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 table:formula="of:=[.C37]/[.C148]" office:value-type="float" office:value="-0.00026938788310036" calcext:value-type="float">
            <text:p>-0.0002693879</text:p>
          </table:table-cell>
          <table:table-cell table:style-name="ce30" table:formula="of:=[.D37]/[.D148]" office:value-type="string" office:string-value="" calcext:value-type="error">
            <text:p>#DIV/0!</text:p>
          </table:table-cell>
          <table:table-cell table:style-name="ce30" table:formula="of:=[.E37]/[.E148]" office:value-type="float" office:value="1.19775921831868" calcext:value-type="float">
            <text:p>1.1977592183</text:p>
          </table:table-cell>
          <table:table-cell table:style-name="ce30" table:formula="of:=[.F37]/[.F148]" office:value-type="float" office:value="-0.000224909880867797" calcext:value-type="float">
            <text:p>-0.0002249099</text:p>
          </table:table-cell>
          <table:table-cell table:style-name="ce30" table:formula="of:=[.G37]/[.G148]" office:value-type="string" office:string-value="" calcext:value-type="error">
            <text:p>#DIV/0!</text:p>
          </table:table-cell>
          <table:table-cell table:style-name="ce30" table:formula="of:=[.H37]/[.H148]" office:value-type="string" office:string-value="" calcext:value-type="error">
            <text:p>#DIV/0!</text:p>
          </table:table-cell>
          <table:table-cell table:style-name="ce30" table:formula="of:=[.I37]/[.I148]" office:value-type="string" office:string-value="" calcext:value-type="error">
            <text:p>#DIV/0!</text:p>
          </table:table-cell>
          <table:table-cell table:style-name="ce30" table:formula="of:=[.J37]/[.J148]" office:value-type="string" office:string-value="" calcext:value-type="error">
            <text:p>#DIV/0!</text:p>
          </table:table-cell>
          <table:table-cell table:style-name="ce30" table:formula="of:=[.K37]/[.K148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698954422363" calcext:value-type="float">
            <text:p>-2.8169895442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.00998319418071984" calcext:value-type="float">
            <text:p>0.0099831942</text:p>
          </table:table-cell>
          <table:table-cell table:style-name="ce3" table:formula="of:=[.F37]-[.F148]" office:value-type="float" office:value="-55.7998641326348" calcext:value-type="float">
            <text:p>-55.7998641326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table:formula="of:=[.C38]/[.C149]" office:value-type="string" office:string-value="" calcext:value-type="error">
            <text:p>#DIV/0!</text:p>
          </table:table-cell>
          <table:table-cell table:style-name="ce30" table:formula="of:=[.D38]/[.D149]" office:value-type="float" office:value="1" calcext:value-type="float">
            <text:p>1</text:p>
          </table:table-cell>
          <table:table-cell table:style-name="ce30" table:formula="of:=[.E38]/[.E149]" office:value-type="float" office:value="-0.000224909880867797" calcext:value-type="float">
            <text:p>-0.0002249099</text:p>
          </table:table-cell>
          <table:table-cell table:style-name="ce30" table:formula="of:=[.F38]/[.F149]" office:value-type="string" office:string-value="" calcext:value-type="error">
            <text:p>#DIV/0!</text:p>
          </table:table-cell>
          <table:table-cell table:style-name="ce30" table:formula="of:=[.G38]/[.G149]" office:value-type="string" office:string-value="" calcext:value-type="error">
            <text:p>#DIV/0!</text:p>
          </table:table-cell>
          <table:table-cell table:style-name="ce30" table:formula="of:=[.H38]/[.H149]" office:value-type="string" office:string-value="" calcext:value-type="error">
            <text:p>#DIV/0!</text:p>
          </table:table-cell>
          <table:table-cell table:style-name="ce30" table:formula="of:=[.I38]/[.I149]" office:value-type="string" office:string-value="" calcext:value-type="error">
            <text:p>#DIV/0!</text:p>
          </table:table-cell>
          <table:table-cell table:style-name="ce30" table:formula="of:=[.J38]/[.J149]" office:value-type="string" office:string-value="" calcext:value-type="error">
            <text:p>#DIV/0!</text:p>
          </table:table-cell>
          <table:table-cell table:style-name="ce30" table:formula="of:=[.K38]/[.K149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7998641326348" calcext:value-type="float">
            <text:p>-55.7998641326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53587253577146" calcext:value-type="float">
            <text:p>-1.53587253577146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604647558777949" calcext:value-type="float">
            <text:p>0.0604647559</text:p>
          </table:table-cell>
          <table:table-cell table:style-name="ce2" table:formula="of:=[.F39]-[.F150]" office:value-type="float" office:value="-0.0000254011202637715" calcext:value-type="float">
            <text:p>-2.54011202637715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table:formula="of:=[.C40]/[.C151]" office:value-type="string" office:string-value="" calcext:value-type="error">
            <text:p>#DIV/0!</text:p>
          </table:table-cell>
          <table:table-cell table:style-name="ce30" table:formula="of:=[.D40]/[.D151]" office:value-type="float" office:value="0.000000202661971473174" calcext:value-type="float">
            <text:p>2.02661971473174E-007</text:p>
          </table:table-cell>
          <table:table-cell table:style-name="ce30" table:formula="of:=[.E40]/[.E151]" office:value-type="float" office:value="0.999999999999999" calcext:value-type="float">
            <text:p>1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table:formula="of:=[.C42]/[.C153]" office:value-type="float" office:value="1" calcext:value-type="float">
            <text:p>1</text:p>
          </table:table-cell>
          <table:table-cell table:style-name="ce30" table:formula="of:=[.D42]/[.D153]" office:value-type="float" office:value="0.999999999999999" calcext:value-type="float">
            <text:p>1</text:p>
          </table:table-cell>
          <table:table-cell table:style-name="ce30" table:formula="of:=[.E42]/[.E153]" office:value-type="string" office:string-value="" calcext:value-type="error">
            <text:p>#DIV/0!</text:p>
          </table:table-cell>
          <table:table-cell table:style-name="ce30" table:formula="of:=[.F42]/[.F153]" office:value-type="float" office:value="1" calcext:value-type="float">
            <text:p>1</text:p>
          </table:table-cell>
          <table:table-cell table:style-name="ce30" table:formula="of:=[.G42]/[.G153]" office:value-type="float" office:value="0.000000202661971473174" calcext:value-type="float">
            <text:p>2.02661971473174E-007</text:p>
          </table:table-cell>
          <table:table-cell table:style-name="ce30" table:formula="of:=[.H42]/[.H153]" office:value-type="string" office:string-value="" calcext:value-type="error">
            <text:p>#DIV/0!</text:p>
          </table:table-cell>
          <table:table-cell table:style-name="ce30" table:formula="of:=[.I42]/[.I153]" office:value-type="float" office:value="0.000000202661971473174" calcext:value-type="float">
            <text:p>2.02661971473174E-007</text:p>
          </table:table-cell>
          <table:table-cell table:style-name="ce30" table:formula="of:=[.J42]/[.J153]" office:value-type="string" office:string-value="" calcext:value-type="error">
            <text:p>#DIV/0!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table:formula="of:=[.C43]/[.C154]" office:value-type="float" office:value="0.000000242740244534632" calcext:value-type="float">
            <text:p>2.42740244534632E-007</text:p>
          </table:table-cell>
          <table:table-cell table:style-name="ce30" table:formula="of:=[.D43]/[.D154]" office:value-type="string" office:string-value="" calcext:value-type="error">
            <text:p>#DIV/0!</text:p>
          </table:table-cell>
          <table:table-cell table:style-name="ce30" table:formula="of:=[.E43]/[.E15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0797037043E-016" calcext:value-type="float">
            <text:p>-3.87430797037043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08528411216545" calcext:value-type="float">
            <text:p>-0.0030852841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>
          <table:table-cell table:style-name="ce27"/>
          <table:table-cell table:style-name="ce27" office:value-type="float" office:value="45" calcext:value-type="float">
            <text:p>45</text:p>
          </table:table-cell>
          <table:table-cell table:style-name="ce27" table:formula="of:=[.C45]/[.C156]" office:value-type="float" office:value="-0.000145406366572213" calcext:value-type="float">
            <text:p>-0.0001454064</text:p>
          </table:table-cell>
          <table:table-cell table:style-name="ce27" table:formula="of:=[.D45]/[.D156]" office:value-type="float" office:value="-0.000145406366572213" calcext:value-type="float">
            <text:p>-0.0001454064</text:p>
          </table:table-cell>
          <table:table-cell table:style-name="ce27" table:formula="of:=[.E45]/[.E156]" office:value-type="float" office:value="1.19775921831864" calcext:value-type="float">
            <text:p>1.1977592183</text:p>
          </table:table-cell>
          <table:table-cell table:style-name="ce27" table:formula="of:=[.F45]/[.F156]" office:value-type="float" office:value="1.19775921831868" calcext:value-type="float">
            <text:p>1.1977592183</text:p>
          </table:table-cell>
          <table:table-cell table:style-name="ce27" table:formula="of:=[.G45]/[.G156]" office:value-type="float" office:value="1.43462714506738" calcext:value-type="float">
            <text:p>1.4346271451</text:p>
          </table:table-cell>
          <table:table-cell table:style-name="ce27" table:formula="of:=[.H45]/[.H156]" office:value-type="string" office:string-value="" calcext:value-type="error">
            <text:p>#DIV/0!</text:p>
          </table:table-cell>
          <table:table-cell table:style-name="ce27" table:formula="of:=[.I45]/[.I156]" office:value-type="string" office:string-value="" calcext:value-type="error">
            <text:p>#DIV/0!</text:p>
          </table:table-cell>
          <table:table-cell table:style-name="ce27" table:formula="of:=[.J45]/[.J156]" office:value-type="string" office:string-value="" calcext:value-type="error">
            <text:p>#DIV/0!</text:p>
          </table:table-cell>
          <table:table-cell table:style-name="ce27" table:formula="of:=[.K45]/[.K156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2.9439527156" calcext:value-type="float">
            <text:p>-17792.9439527156</text:p>
          </table:table-cell>
          <table:table-cell table:style-name="ce3" table:formula="of:=[.D45]-[.D156]" office:value-type="float" office:value="-17792.9439527156" calcext:value-type="float">
            <text:p>-17792.9439527156</text:p>
          </table:table-cell>
          <table:table-cell table:style-name="ce3" table:formula="of:=[.E45]-[.E156]" office:value-type="float" office:value="10.0587371081186" calcext:value-type="float">
            <text:p>10.0587371081</text:p>
          </table:table-cell>
          <table:table-cell table:style-name="ce3" table:formula="of:=[.F45]-[.F156]" office:value-type="float" office:value="-130.787681920095" calcext:value-type="float">
            <text:p>-130.7876819201</text:p>
          </table:table-cell>
          <table:table-cell table:style-name="ce3" table:formula="of:=[.G45]-[.G156]" office:value-type="float" office:value="43882117416868.4" calcext:value-type="float">
            <text:p>43882117416868.4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7" calcext:value-type="float">
            <text:p>47</text:p>
          </table:table-cell>
          <table:table-cell table:style-name="ce27" table:formula="of:=[.C47]/[.C158]" office:value-type="string" office:string-value="" calcext:value-type="error">
            <text:p>#DIV/0!</text:p>
          </table:table-cell>
          <table:table-cell table:style-name="ce27" table:formula="of:=[.D47]/[.D158]" office:value-type="string" office:string-value="" calcext:value-type="error">
            <text:p>#DIV/0!</text:p>
          </table:table-cell>
          <table:table-cell table:style-name="ce27" table:formula="of:=[.E47]/[.E158]" office:value-type="string" office:string-value="" calcext:value-type="error">
            <text:p>#DIV/0!</text:p>
          </table:table-cell>
          <table:table-cell table:style-name="ce27" table:formula="of:=[.F47]/[.F158]" office:value-type="string" office:string-value="" calcext:value-type="error">
            <text:p>#DIV/0!</text:p>
          </table:table-cell>
          <table:table-cell table:style-name="ce27" table:formula="of:=[.G47]/[.G158]" office:value-type="string" office:string-value="" calcext:value-type="error">
            <text:p>#DIV/0!</text:p>
          </table:table-cell>
          <table:table-cell table:style-name="ce27" table:formula="of:=[.H47]/[.H158]" office:value-type="string" office:string-value="" calcext:value-type="error">
            <text:p>#DIV/0!</text:p>
          </table:table-cell>
          <table:table-cell table:style-name="ce27" table:formula="of:=[.I47]/[.I158]" office:value-type="string" office:string-value="" calcext:value-type="error">
            <text:p>#DIV/0!</text:p>
          </table:table-cell>
          <table:table-cell table:style-name="ce27" table:formula="of:=[.J47]/[.J158]" office:value-type="string" office:string-value="" calcext:value-type="error">
            <text:p>#DIV/0!</text:p>
          </table:table-cell>
          <table:table-cell table:style-name="ce27" table:formula="of:=[.K47]/[.K158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8" calcext:value-type="float">
            <text:p>48</text:p>
          </table:table-cell>
          <table:table-cell table:style-name="ce27" table:formula="of:=[.C48]/[.C159]" office:value-type="string" office:string-value="" calcext:value-type="error">
            <text:p>#DIV/0!</text:p>
          </table:table-cell>
          <table:table-cell table:style-name="ce27" table:formula="of:=[.D48]/[.D159]" office:value-type="string" office:string-value="" calcext:value-type="error">
            <text:p>#DIV/0!</text:p>
          </table:table-cell>
          <table:table-cell table:style-name="ce27" table:formula="of:=[.E48]/[.E159]" office:value-type="string" office:string-value="" calcext:value-type="error">
            <text:p>#DIV/0!</text:p>
          </table:table-cell>
          <table:table-cell table:style-name="ce27" table:formula="of:=[.F48]/[.F159]" office:value-type="string" office:string-value="" calcext:value-type="error">
            <text:p>#DIV/0!</text:p>
          </table:table-cell>
          <table:table-cell table:style-name="ce27" table:formula="of:=[.G48]/[.G159]" office:value-type="string" office:string-value="" calcext:value-type="error">
            <text:p>#DIV/0!</text:p>
          </table:table-cell>
          <table:table-cell table:style-name="ce27" table:formula="of:=[.H48]/[.H159]" office:value-type="string" office:string-value="" calcext:value-type="error">
            <text:p>#DIV/0!</text:p>
          </table:table-cell>
          <table:table-cell table:style-name="ce27" table:formula="of:=[.I48]/[.I159]" office:value-type="string" office:string-value="" calcext:value-type="error">
            <text:p>#DIV/0!</text:p>
          </table:table-cell>
          <table:table-cell table:style-name="ce27" table:formula="of:=[.J48]/[.J159]" office:value-type="string" office:string-value="" calcext:value-type="error">
            <text:p>#DIV/0!</text:p>
          </table:table-cell>
          <table:table-cell table:style-name="ce27" table:formula="of:=[.K48]/[.K159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number-rows-repeated="2">
          <table:table-cell table:style-name="ce27" table:number-columns-repeated="26"/>
          <table:table-cell table:style-name="ce29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0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0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0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0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0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0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0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0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0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0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0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0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37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0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0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0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0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0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0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0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0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0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0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0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0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0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0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0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0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0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0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0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0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0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0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0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0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0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0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0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0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0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0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0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0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0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0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0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0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5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0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310847424338652" calcext:value-type="float">
            <text:p>3.11E-008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0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0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0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0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0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-0.000000548821985615968" calcext:value-type="float">
            <text:p>-5.49E-007</text:p>
          </table:table-cell>
          <table:table-cell table:style-name="ce20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.00E+000</text:p>
          </table:table-cell>
          <table:table-cell table:style-name="ce20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0" office:value-type="float" office:value="3.87430891082112E-016" calcext:value-type="float">
            <text:p>3.87E-016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0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773802501157198" calcext:value-type="float">
            <text:p>-0.0007738025</text:p>
          </table:table-cell>
          <table:table-cell table:style-name="ce19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773802.501157198" calcext:value-type="float">
            <text:p>-773802.501157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279024167796071" calcext:value-type="float">
            <text:p>-0.0027902417</text:p>
          </table:table-cell>
          <table:table-cell table:style-name="ce19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2790241.67796071" calcext:value-type="float">
            <text:p>-2790241.67796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11149811181206" calcext:value-type="float">
            <text:p>-0.0011114981</text:p>
          </table:table-cell>
          <table:table-cell table:style-name="ce19" table:formula="of:=-[u.E61]*([x.D3]/[x.D9])+[x.D49]*(COS([x.D12])*COS([x.D13])*COS([x.D14])-COS([x.D12])*SIN([x.D14]))-[u.Q20]*SIN([x.D12])*SIN([x.D13])+[u.Q21]*(COS([x.D12])*COS([x.D13])*SIN([x.D14])-SIN([x.D12])*COS([x.D14]))" office:value-type="float" office:value="-1111498.11181206" calcext:value-type="float">
            <text:p>-1111498.1118120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5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19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5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9" calcext:value-type="float">
            <text:p>0.8996265295</text:p>
          </table:table-cell>
          <table:table-cell/>
          <table:table-cell table:style-name="ce15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5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5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0:39:14.91306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6T13:53:59.933241663</dc:date>
    <dc:creator>Stacha Petrovic</dc:creator>
    <meta:editing-duration>P14DT15H18M17S</meta:editing-duration>
    <meta:editing-cycles>215</meta:editing-cycles>
    <meta:document-statistic meta:table-count="5" meta:cell-count="5553" meta:object-count="0"/>
    <meta:user-defined meta:name="qrichtext">1</meta:user-defined>
  </office:meta>
</office:document-meta>
</file>